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137.65pt"/>
    </style:style>
    <style:style style:name="co27" style:family="table-column">
      <style:table-column-properties fo:break-before="auto" style:column-width="81.04pt"/>
    </style:style>
    <style:style style:name="co28" style:family="table-column">
      <style:table-column-properties fo:break-before="auto" style:column-width="29.54pt"/>
    </style:style>
    <style:style style:name="co29" style:family="table-column">
      <style:table-column-properties fo:break-before="auto" style:column-width="57.34pt"/>
    </style:style>
    <style:style style:name="co30" style:family="table-column">
      <style:table-column-properties fo:break-before="auto" style:column-width="40.51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116.79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8.55pt"/>
    </style:style>
    <style:style style:name="co35" style:family="table-column">
      <style:table-column-properties fo:break-before="auto" style:column-width="54.65pt"/>
    </style:style>
    <style:style style:name="co36" style:family="table-column">
      <style:table-column-properties fo:break-before="auto" style:column-width="45.64pt"/>
    </style:style>
    <style:style style:name="co37" style:family="table-column">
      <style:table-column-properties fo:break-before="auto" style:column-width="47.59pt"/>
    </style:style>
    <style:style style:name="co38" style:family="table-column">
      <style:table-column-properties fo:break-before="auto" style:column-width="75.91pt"/>
    </style:style>
    <style:style style:name="co39" style:family="table-column">
      <style:table-column-properties fo:break-before="auto" style:column-width="133.74pt"/>
    </style:style>
    <style:style style:name="co40" style:family="table-column">
      <style:table-column-properties fo:break-before="auto" style:column-width="63.6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63.01pt"/>
    </style:style>
    <style:style style:name="co43" style:family="table-column">
      <style:table-column-properties fo:break-before="auto" style:column-width="138.3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99.04pt"/>
    </style:style>
    <style:style style:name="co46" style:family="table-column">
      <style:table-column-properties fo:break-before="auto" style:column-width="97.51pt"/>
    </style:style>
    <style:style style:name="co47" style:family="table-column">
      <style:table-column-properties fo:break-before="auto" style:column-width="42.46pt"/>
    </style:style>
    <style:style style:name="co48" style:family="table-column">
      <style:table-column-properties fo:break-before="auto" style:column-width="64.09pt"/>
    </style:style>
    <style:style style:name="co49" style:family="table-column">
      <style:table-column-properties fo:break-before="auto" style:column-width="77.81pt"/>
    </style:style>
    <style:style style:name="co50" style:family="table-column">
      <style:table-column-properties fo:break-before="auto" style:column-width="143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28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3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00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ackground-color="transparent"/>
      <style:text-properties fo:font-style="italic" style:font-style-asian="italic" style:font-style-complex="italic"/>
    </style:style>
    <style:style style:name="ce35" style:family="table-cell" style:parent-style-name="Default" style:data-style-name="N123"/>
    <style:style style:name="ce45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9" style:family="table-cell" style:parent-style-name="Default" style:data-style-name="N123">
      <style:text-properties fo:font-style="italic" style:font-style-asian="italic" style:font-style-complex="italic"/>
    </style:style>
    <style:style style:name="ce47" style:family="table-cell" style:parent-style-name="Default" style:data-style-name="N4"/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9" style:family="table-cell" style:parent-style-name="Default" style:data-style-name="N124"/>
    <style:style style:name="ce50" style:family="table-cell" style:parent-style-name="Default" style:data-style-name="N124">
      <style:text-properties fo:font-style="italic" style:font-style-asian="italic" style:font-style-complex="italic"/>
    </style:style>
    <style:style style:name="ce51" style:family="table-cell" style:parent-style-name="Default" style:data-style-name="N123">
      <style:text-properties fo:font-style="normal" style:font-style-asian="normal" style:font-style-complex="normal"/>
    </style:style>
    <style:style style:name="ce52" style:family="table-cell" style:parent-style-name="Default" style:data-style-name="N123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00">
      <style:table-cell-properties fo:background-color="transparent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ffff66"/>
    </style:style>
    <style:style style:name="ce65" style:family="table-cell" style:parent-style-name="Default" style:data-style-name="N100">
      <style:table-cell-properties fo:background-color="#ffff66"/>
    </style:style>
    <style:style style:name="ce66" style:family="table-cell" style:parent-style-name="Default">
      <style:table-cell-properties fo:background-color="#ff99ff"/>
      <style:text-properties fo:font-style="normal" style:font-style-asian="normal" style:font-style-complex="normal"/>
    </style:style>
    <style:style style:name="ce67" style:family="table-cell" style:parent-style-name="Default" style:data-style-name="N123">
      <style:table-cell-properties fo:wrap-option="wrap"/>
    </style:style>
    <style:style style:name="ce68" style:family="table-cell" style:parent-style-name="Default" style:data-style-name="N123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ff" fo:wrap-option="wrap"/>
    </style:style>
    <style:style style:name="ce77" style:family="table-cell" style:parent-style-name="Default" style:data-style-name="N123">
      <style:table-cell-properties fo:background-color="transparent" fo:wrap-option="wrap"/>
      <style:text-properties fo:font-weight="normal" style:font-weight-asian="normal" style:font-weight-complex="normal"/>
    </style:style>
    <style:style style:name="ce78" style:family="table-cell" style:parent-style-name="Default" style:data-style-name="N123">
      <style:table-cell-properties fo:background-color="transparent"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h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]+[.AD2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3]+[.AD3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4]+[.AD4])/2" office:value-type="float" office:value="0.652326755279197" calcext:value-type="float">
            <text:p>0.6523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5]+[.AD5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6]+[.AD6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8]+[.AD8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9]+[.AD9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0]+[.AD10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1]+[.AD11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401588828791346" calcext:value-type="float">
            <text:p>0.401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style-name="ce3" office:value-type="string" calcext:value-type="string">
            <text:p>7a1dd26d0e9a4ea69d70bd1759e9f332</text:p>
          </table:table-cell>
          <table:table-cell table:style-name="ce3" office:value-type="string" calcext:value-type="string">
            <text:p>NoHateCoarse_config08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run_nohate_experiments.py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float" office:value="47.3243697478992" calcext:value-type="float">
            <text:p>47.3243697478992</text:p>
          </table:table-cell>
          <table:table-cell table:style-name="ce3" office:value-type="float" office:value="0.000840336134453782" calcext:value-type="float">
            <text:p>0.000840336134454</text:p>
          </table:table-cell>
          <table:table-cell table:style-name="ce3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TextClassificationHead</text:p>
          </table:table-cell>
          <table:table-cell table:style-name="ce3" office:value-type="string" calcext:value-type="string">
            <text:p>NoHateCoarseProcessor</text:p>
          </table:table-cell>
          <table:table-cell table:style-name="ce3" office:value-type="string" calcext:value-type="string">
            <text:p>BertTokenizer</text:p>
          </table:table-cell>
          <table:table-cell table:style-name="ce3" office:value-type="float" office:value="0.1" calcext:value-type="float">
            <text:p>0.1</text:p>
          </table:table-cell>
          <table:table-cell table:style-name="ce28" office:value-type="float" office:value="0.659371571401467" calcext:value-type="float">
            <text:p>0.6594</text:p>
          </table:table-cell>
          <table:table-cell table:style-name="ce28" office:value-type="float" office:value="1.16891729831696" calcext:value-type="float">
            <text:p>1.1689</text:p>
          </table:table-cell>
          <table:table-cell table:style-name="ce28" office:value-type="float" office:value="0.0222354978322983" calcext:value-type="float">
            <text:p>0.0222</text:p>
          </table:table-cell>
          <table:table-cell table:style-name="ce30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41" table:formula="of:=([.AA17]+[.AD1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23" table:formula="of:=([.AA19]+[.AD19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1]+[.AD21])/2" office:value-type="float" office:value="0.632497389069415" calcext:value-type="float">
            <text:p>0.6325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3]+[.AD23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8588330861058" calcext:value-type="float">
            <text:p>0.6286</text:p>
          </table:table-cell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5]+[.AD25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6]+[.AD26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7]+[.AD27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267764901623169" calcext:value-type="float">
            <text:p>0.2678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germeval" table:style-name="ta1"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35"/>
        <table:table-column table:style-name="co29" table:default-cell-style-name="Default"/>
        <table:table-column table:style-name="co30" table:default-cell-style-name="ce35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35"/>
        <table:table-column table:style-name="co41" table:visibility="collapse" table:default-cell-style-name="ce35"/>
        <table:table-column table:style-name="co42" table:default-cell-style-name="ce35"/>
        <table:table-column table:style-name="co43" table:visibility="collapse" table:default-cell-style-name="ce35"/>
        <table:table-column table:style-name="co44" table:visibility="collapse" table:default-cell-style-name="ce35"/>
        <table:table-column table:style-name="co45" table:visibility="collapse" table:default-cell-style-name="ce35"/>
        <table:table-column table:style-name="co44" table:visibility="collapse" table:default-cell-style-name="ce35"/>
        <table:table-column table:style-name="co46" table:visibility="collapse" table:default-cell-style-name="ce35"/>
        <table:table-column table:style-name="co24" table:default-cell-style-name="Default"/>
        <table:table-column table:style-name="co24" table:default-cell-style-name="ce39"/>
        <table:table-row table:style-name="ro3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table:style-name="Default"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  <table:table-cell table:style-name="Default" office:value-type="string" calcext:value-type="string">
            <text:p>t_featurize_samples</text:p>
          </table:table-cell>
          <table:table-cell table:style-name="Default" office:value-type="string" calcext:value-type="string">
            <text:p>t_from_file</text:p>
          </table:table-cell>
          <table:table-cell table:style-name="Default"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9548e0ec94444dd581c1182f5bc1758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table:style-name="ce8"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-base-german-cased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803741232877933" calcext:value-type="float">
            <text:p>0.804</text:p>
          </table:table-cell>
          <table:table-cell office:value-type="float" office:value="0.501941418790674" calcext:value-type="float">
            <text:p>0.502</text:p>
          </table:table-cell>
          <table:table-cell office:value-type="float" office:value="0.756443238888053" calcext:value-type="float">
            <text:p>0.756</text:p>
          </table:table-cell>
          <table:table-cell office:value-type="float" office:value="0.713178494778522" calcext:value-type="float">
            <text:p>0.713</text:p>
          </table:table-cell>
          <table:table-cell office:value-type="float" office:value="0.0392527990043163" calcext:value-type="float">
            <text:p>0.039</text:p>
          </table:table-cell>
          <table:table-cell office:value-type="float" office:value="0.029931120077769" calcext:value-type="float">
            <text:p>0.030</text:p>
          </table:table-cell>
          <table:table-cell office:value-type="float" office:value="0.000809824466705322" calcext:value-type="float">
            <text:p>0.001</text:p>
          </table:table-cell>
          <table:table-cell office:value-type="float" office:value="0.0809812704722087" calcext:value-type="float">
            <text:p>0.081</text:p>
          </table:table-cell>
          <table:table-cell/>
          <table:table-cell table:formula="of:=([.AB2]+[.AD2])/2" office:value-type="float" office:value="0.780092235882993" calcext:value-type="float">
            <text:p>0.780</text:p>
          </table:table-cell>
        </table:table-row>
        <table:table-row table:style-name="ro2">
          <table:table-cell office:value-type="string" calcext:value-type="string">
            <text:p>e66f68d346b14742856f76c04bc4364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0916022142" calcext:value-type="float">
            <text:p>0.801</text:p>
          </table:table-cell>
          <table:table-cell office:value-type="float" office:value="0.42782609184067" calcext:value-type="float">
            <text:p>0.428</text:p>
          </table:table-cell>
          <table:table-cell office:value-type="float" office:value="0.758634975548295" calcext:value-type="float">
            <text:p>0.759</text:p>
          </table:table-cell>
          <table:table-cell office:value-type="float" office:value="0.50254438107038" calcext:value-type="float">
            <text:p>0.503</text:p>
          </table:table-cell>
          <table:table-cell office:value-type="float" office:value="0.350646495819092" calcext:value-type="float">
            <text:p>0.351</text:p>
          </table:table-cell>
          <table:table-cell office:value-type="float" office:value="0.0243124683698018" calcext:value-type="float">
            <text:p>0.024</text:p>
          </table:table-cell>
          <table:table-cell office:value-type="float" office:value="0.00157607793807983" calcext:value-type="float">
            <text:p>0.002</text:p>
          </table:table-cell>
          <table:table-cell office:value-type="float" office:value="0.0731578588485718" calcext:value-type="float">
            <text:p>0.073</text:p>
          </table:table-cell>
          <table:table-cell/>
          <table:table-cell table:formula="of:=([.AB3]+[.AD3])/2" office:value-type="float" office:value="0.779722067884858" calcext:value-type="float">
            <text:p>0.780</text:p>
          </table:table-cell>
        </table:table-row>
        <table:table-row table:style-name="ro2">
          <table:table-cell office:value-type="string" calcext:value-type="string">
            <text:p>0f5795d1dacd424680a01b8781e8749f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374314887118" calcext:value-type="float">
            <text:p>0.799</text:p>
          </table:table-cell>
          <table:table-cell office:value-type="float" office:value="0.491146463971514" calcext:value-type="float">
            <text:p>0.491</text:p>
          </table:table-cell>
          <table:table-cell office:value-type="float" office:value="0.754926715880521" calcext:value-type="float">
            <text:p>0.755</text:p>
          </table:table-cell>
          <table:table-cell office:value-type="float" office:value="0.65268592845273" calcext:value-type="float">
            <text:p>0.653</text:p>
          </table:table-cell>
          <table:table-cell office:value-type="float" office:value="0.210247665643692" calcext:value-type="float">
            <text:p>0.210</text:p>
          </table:table-cell>
          <table:table-cell office:value-type="float" office:value="0.032708732287089" calcext:value-type="float">
            <text:p>0.033</text:p>
          </table:table-cell>
          <table:table-cell office:value-type="float" office:value="0.000657041867574056" calcext:value-type="float">
            <text:p>0.001</text:p>
          </table:table-cell>
          <table:table-cell office:value-type="float" office:value="0.0841901063919067" calcext:value-type="float">
            <text:p>0.084</text:p>
          </table:table-cell>
          <table:table-cell/>
          <table:table-cell table:formula="of:=([.AB4]+[.AD4])/2" office:value-type="float" office:value="0.77715051538382" calcext:value-type="float">
            <text:p>0.777</text:p>
          </table:table-cell>
        </table:table-row>
        <table:table-row table:style-name="ro2">
          <table:table-cell office:value-type="string" calcext:value-type="string">
            <text:p>d171663b6ff04e37915be6f39b192f44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298107459512" calcext:value-type="float">
            <text:p>0.795</text:p>
          </table:table-cell>
          <table:table-cell office:value-type="float" office:value="0.431531357360291" calcext:value-type="float">
            <text:p>0.432</text:p>
          </table:table-cell>
          <table:table-cell office:value-type="float" office:value="0.747268175751787" calcext:value-type="float">
            <text:p>0.747</text:p>
          </table:table-cell>
          <table:table-cell office:value-type="float" office:value="0.536742471892593" calcext:value-type="float">
            <text:p>0.537</text:p>
          </table:table-cell>
          <table:table-cell office:value-type="float" office:value="0.406166911125183" calcext:value-type="float">
            <text:p>0.406</text:p>
          </table:table-cell>
          <table:table-cell office:value-type="float" office:value="0.0196083943049113" calcext:value-type="float">
            <text:p>0.020</text:p>
          </table:table-cell>
          <table:table-cell office:value-type="float" office:value="0.000726723670959473" calcext:value-type="float">
            <text:p>0.001</text:p>
          </table:table-cell>
          <table:table-cell office:value-type="float" office:value="0.069360355536143" calcext:value-type="float">
            <text:p>0.069</text:p>
          </table:table-cell>
          <table:table-cell/>
          <table:table-cell table:formula="of:=([.AB5]+[.AD5])/2" office:value-type="float" office:value="0.77128314160565" calcext:value-type="float">
            <text:p>0.771</text:p>
          </table:table-cell>
        </table:table-row>
        <table:table-row table:style-name="ro2">
          <table:table-cell office:value-type="string" calcext:value-type="string">
            <text:p>3f65ef7d52834121ae97c0e0b639340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195011911904" calcext:value-type="float">
            <text:p>0.795</text:p>
          </table:table-cell>
          <table:table-cell office:value-type="float" office:value="0.543340109444998" calcext:value-type="float">
            <text:p>0.543</text:p>
          </table:table-cell>
          <table:table-cell office:value-type="float" office:value="0.749489239563978" calcext:value-type="float">
            <text:p>0.749</text:p>
          </table:table-cell>
          <table:table-cell office:value-type="float" office:value="0.601244310830485" calcext:value-type="float">
            <text:p>0.601</text:p>
          </table:table-cell>
          <table:table-cell office:value-type="float" office:value="0.191912978887558" calcext:value-type="float">
            <text:p>0.192</text:p>
          </table:table-cell>
          <table:table-cell office:value-type="float" office:value="0.0333122650782267" calcext:value-type="float">
            <text:p>0.033</text:p>
          </table:table-cell>
          <table:table-cell office:value-type="float" office:value="0.000555527210235596" calcext:value-type="float">
            <text:p>0.001</text:p>
          </table:table-cell>
          <table:table-cell office:value-type="float" office:value="0.0891712665557861" calcext:value-type="float">
            <text:p>0.089</text:p>
          </table:table-cell>
          <table:table-cell/>
          <table:table-cell table:formula="of:=([.AB6]+[.AD6])/2" office:value-type="float" office:value="0.772342125737941" calcext:value-type="float">
            <text:p>0.772</text:p>
          </table:table-cell>
        </table:table-row>
        <table:table-row table:style-name="ro2">
          <table:table-cell office:value-type="string" calcext:value-type="string">
            <text:p>fa2da0414b4b4ca1ba80d37e91e4a0b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586539011434" calcext:value-type="float">
            <text:p>0.795</text:p>
          </table:table-cell>
          <table:table-cell office:value-type="float" office:value="0.521889872469388" calcext:value-type="float">
            <text:p>0.522</text:p>
          </table:table-cell>
          <table:table-cell office:value-type="float" office:value="0.760816043310556" calcext:value-type="float">
            <text:p>0.761</text:p>
          </table:table-cell>
          <table:table-cell office:value-type="float" office:value="0.725802529303701" calcext:value-type="float">
            <text:p>0.726</text:p>
          </table:table-cell>
          <table:table-cell office:value-type="float" office:value="0.0215391516685486" calcext:value-type="float">
            <text:p>0.022</text:p>
          </table:table-cell>
          <table:table-cell office:value-type="float" office:value="0.0262567122777303" calcext:value-type="float">
            <text:p>0.026</text:p>
          </table:table-cell>
          <table:table-cell office:value-type="float" office:value="0.000673667589823405" calcext:value-type="float">
            <text:p>0.001</text:p>
          </table:table-cell>
          <table:table-cell office:value-type="float" office:value="0.0680526494979858" calcext:value-type="float">
            <text:p>0.068</text:p>
          </table:table-cell>
          <table:table-cell/>
          <table:table-cell table:formula="of:=([.AB7]+[.AD7])/2" office:value-type="float" office:value="0.777701291160995" calcext:value-type="float">
            <text:p>0.778</text:p>
          </table:table-cell>
        </table:table-row>
        <table:table-row table:style-name="ro2">
          <table:table-cell office:value-type="string" calcext:value-type="string">
            <text:p>4f924811cc164f52af4116412e43ec0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030950816726" calcext:value-type="float">
            <text:p>0.792</text:p>
          </table:table-cell>
          <table:table-cell office:value-type="float" office:value="0.508130968152941" calcext:value-type="float">
            <text:p>0.508</text:p>
          </table:table-cell>
          <table:table-cell office:value-type="float" office:value="0.751573798458749" calcext:value-type="float">
            <text:p>0.752</text:p>
          </table:table-cell>
          <table:table-cell office:value-type="float" office:value="0.683193922717871" calcext:value-type="float">
            <text:p>0.683</text:p>
          </table:table-cell>
          <table:table-cell office:value-type="float" office:value="0.225292444229126" calcext:value-type="float">
            <text:p>0.225</text:p>
          </table:table-cell>
          <table:table-cell office:value-type="float" office:value="0.0266743262608846" calcext:value-type="float">
            <text:p>0.027</text:p>
          </table:table-cell>
          <table:table-cell office:value-type="float" office:value="0.000752647717793783" calcext:value-type="float">
            <text:p>0.001</text:p>
          </table:table-cell>
          <table:table-cell office:value-type="float" office:value="0.0745513041814168" calcext:value-type="float">
            <text:p>0.075</text:p>
          </table:table-cell>
          <table:table-cell/>
          <table:table-cell table:formula="of:=([.AB8]+[.AD8])/2" office:value-type="float" office:value="0.771802374637738" calcext:value-type="float">
            <text:p>0.772</text:p>
          </table:table-cell>
        </table:table-row>
        <table:table-row table:style-name="ro2">
          <table:table-cell office:value-type="string" calcext:value-type="string">
            <text:p>61fe5ea70dba44e6a92244399260a4a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994638557761" calcext:value-type="float">
            <text:p>0.790</text:p>
          </table:table-cell>
          <table:table-cell office:value-type="float" office:value="0.465450067739268" calcext:value-type="float">
            <text:p>0.465</text:p>
          </table:table-cell>
          <table:table-cell office:value-type="float" office:value="0.754608387779887" calcext:value-type="float">
            <text:p>0.755</text:p>
          </table:table-cell>
          <table:table-cell office:value-type="float" office:value="0.627868701755528" calcext:value-type="float">
            <text:p>0.628</text:p>
          </table:table-cell>
          <table:table-cell office:value-type="float" office:value="0.306796312332153" calcext:value-type="float">
            <text:p>0.307</text:p>
          </table:table-cell>
          <table:table-cell office:value-type="float" office:value="0.0251272996266683" calcext:value-type="float">
            <text:p>0.025</text:p>
          </table:table-cell>
          <table:table-cell office:value-type="float" office:value="0.00066535472869873" calcext:value-type="float">
            <text:p>0.001</text:p>
          </table:table-cell>
          <table:table-cell office:value-type="float" office:value="0.0804059743881226" calcext:value-type="float">
            <text:p>0.080</text:p>
          </table:table-cell>
          <table:table-cell/>
          <table:table-cell table:formula="of:=([.AB9]+[.AD9])/2" office:value-type="float" office:value="0.772301513168824" calcext:value-type="float">
            <text:p>0.772</text:p>
          </table:table-cell>
        </table:table-row>
        <table:table-row table:style-name="ro2">
          <table:table-cell office:value-type="string" calcext:value-type="string">
            <text:p>e48931a6e7a24a279dccc3f6e297ff5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804141449122" calcext:value-type="float">
            <text:p>0.790</text:p>
          </table:table-cell>
          <table:table-cell office:value-type="float" office:value="0.452511271992168" calcext:value-type="float">
            <text:p>0.453</text:p>
          </table:table-cell>
          <table:table-cell office:value-type="float" office:value="0.753538030127529" calcext:value-type="float">
            <text:p>0.754</text:p>
          </table:table-cell>
          <table:table-cell office:value-type="float" office:value="0.599134411709225" calcext:value-type="float">
            <text:p>0.599</text:p>
          </table:table-cell>
          <table:table-cell office:value-type="float" office:value="0.180191680788994" calcext:value-type="float">
            <text:p>0.180</text:p>
          </table:table-cell>
          <table:table-cell office:value-type="float" office:value="0.0231416622797648" calcext:value-type="float">
            <text:p>0.023</text:p>
          </table:table-cell>
          <table:table-cell office:value-type="float" office:value="0.000679409503936768" calcext:value-type="float">
            <text:p>0.001</text:p>
          </table:table-cell>
          <table:table-cell office:value-type="float" office:value="0.08701464732488" calcext:value-type="float">
            <text:p>0.087</text:p>
          </table:table-cell>
          <table:table-cell/>
          <table:table-cell table:formula="of:=([.AB10]+[.AD10])/2" office:value-type="float" office:value="0.771671085788326" calcext:value-type="float">
            <text:p>0.772</text:p>
          </table:table-cell>
        </table:table-row>
        <table:table-row table:style-name="ro2">
          <table:table-cell office:value-type="string" calcext:value-type="string">
            <text:p>18c975b115fb4090b70a20da5f21529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8395835916695" calcext:value-type="float">
            <text:p>0.788</text:p>
          </table:table-cell>
          <table:table-cell office:value-type="float" office:value="0.543161745671626" calcext:value-type="float">
            <text:p>0.543</text:p>
          </table:table-cell>
          <table:table-cell office:value-type="float" office:value="0.747009943650206" calcext:value-type="float">
            <text:p>0.747</text:p>
          </table:table-cell>
          <table:table-cell office:value-type="float" office:value="0.626141547616719" calcext:value-type="float">
            <text:p>0.626</text:p>
          </table:table-cell>
          <table:table-cell office:value-type="float" office:value="0.316033661365509" calcext:value-type="float">
            <text:p>0.316</text:p>
          </table:table-cell>
          <table:table-cell office:value-type="float" office:value="0.0262595494588216" calcext:value-type="float">
            <text:p>0.026</text:p>
          </table:table-cell>
          <table:table-cell office:value-type="float" office:value="0.000718875726064046" calcext:value-type="float">
            <text:p>0.001</text:p>
          </table:table-cell>
          <table:table-cell office:value-type="float" office:value="0.0744621157646179" calcext:value-type="float">
            <text:p>0.074</text:p>
          </table:table-cell>
          <table:table-cell/>
          <table:table-cell table:formula="of:=([.AB11]+[.AD11])/2" office:value-type="float" office:value="0.767702889783451" calcext:value-type="float">
            <text:p>0.768</text:p>
          </table:table-cell>
        </table:table-row>
        <table:table-row table:style-name="ro2">
          <table:table-cell office:value-type="string" calcext:value-type="string">
            <text:p>b234a176d219490d992d807b9fb6ced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912860382248" calcext:value-type="float">
            <text:p>0.787</text:p>
          </table:table-cell>
          <table:table-cell office:value-type="float" office:value="0.528830182421338" calcext:value-type="float">
            <text:p>0.529</text:p>
          </table:table-cell>
          <table:table-cell office:value-type="float" office:value="0.755608615843515" calcext:value-type="float">
            <text:p>0.756</text:p>
          </table:table-cell>
          <table:table-cell office:value-type="float" office:value="0.609948995294279" calcext:value-type="float">
            <text:p>0.610</text:p>
          </table:table-cell>
          <table:table-cell office:value-type="float" office:value="0.187787055969238" calcext:value-type="float">
            <text:p>0.188</text:p>
          </table:table-cell>
          <table:table-cell office:value-type="float" office:value="0.023413348197937" calcext:value-type="float">
            <text:p>0.023</text:p>
          </table:table-cell>
          <table:table-cell office:value-type="float" office:value="0.000666483243306478" calcext:value-type="float">
            <text:p>0.001</text:p>
          </table:table-cell>
          <table:table-cell office:value-type="float" office:value="0.0806809465090434" calcext:value-type="float">
            <text:p>0.081</text:p>
          </table:table-cell>
          <table:table-cell/>
          <table:table-cell table:formula="of:=([.AB12]+[.AD12])/2" office:value-type="float" office:value="0.771260738112882" calcext:value-type="float">
            <text:p>0.771</text:p>
          </table:table-cell>
        </table:table-row>
        <table:table-row table:style-name="ro2">
          <table:table-cell office:value-type="string" calcext:value-type="string">
            <text:p>f583daea177d4471a58a85e5580c61b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174678653689" calcext:value-type="float">
            <text:p>0.786</text:p>
          </table:table-cell>
          <table:table-cell office:value-type="float" office:value="0.606261240971553" calcext:value-type="float">
            <text:p>0.606</text:p>
          </table:table-cell>
          <table:table-cell office:value-type="float" office:value="0.751053579702289" calcext:value-type="float">
            <text:p>0.751</text:p>
          </table:table-cell>
          <table:table-cell office:value-type="float" office:value="0.657775454450977" calcext:value-type="float">
            <text:p>0.658</text:p>
          </table:table-cell>
          <table:table-cell office:value-type="float" office:value="0.255336970090866" calcext:value-type="float">
            <text:p>0.255</text:p>
          </table:table-cell>
          <table:table-cell office:value-type="float" office:value="0.0284719189008077" calcext:value-type="float">
            <text:p>0.028</text:p>
          </table:table-cell>
          <table:table-cell office:value-type="float" office:value="0.000649694601694743" calcext:value-type="float">
            <text:p>0.001</text:p>
          </table:table-cell>
          <table:table-cell office:value-type="float" office:value="0.0787704547246297" calcext:value-type="float">
            <text:p>0.079</text:p>
          </table:table-cell>
          <table:table-cell/>
          <table:table-cell table:formula="of:=([.AB13]+[.AD13])/2" office:value-type="float" office:value="0.768614129177989" calcext:value-type="float">
            <text:p>0.769</text:p>
          </table:table-cell>
        </table:table-row>
        <table:table-row table:style-name="ro2">
          <table:table-cell office:value-type="string" calcext:value-type="string">
            <text:p>f85a84782d194d44a268e0aa3c4a6d1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3217406812912" calcext:value-type="float">
            <text:p>0.783</text:p>
          </table:table-cell>
          <table:table-cell office:value-type="float" office:value="0.443987327141243" calcext:value-type="float">
            <text:p>0.444</text:p>
          </table:table-cell>
          <table:table-cell office:value-type="float" office:value="0.759267547884701" calcext:value-type="float">
            <text:p>0.759</text:p>
          </table:table-cell>
          <table:table-cell office:value-type="float" office:value="0.593403291324257" calcext:value-type="float">
            <text:p>0.593</text:p>
          </table:table-cell>
          <table:table-cell office:value-type="float" office:value="0.211950048804283" calcext:value-type="float">
            <text:p>0.212</text:p>
          </table:table-cell>
          <table:table-cell office:value-type="float" office:value="0.0317432125409444" calcext:value-type="float">
            <text:p>0.032</text:p>
          </table:table-cell>
          <table:table-cell office:value-type="float" office:value="0.000700585047403971" calcext:value-type="float">
            <text:p>0.001</text:p>
          </table:table-cell>
          <table:table-cell office:value-type="float" office:value="0.0899915377298991" calcext:value-type="float">
            <text:p>0.090</text:p>
          </table:table-cell>
          <table:table-cell/>
          <table:table-cell table:formula="of:=([.AB14]+[.AD14])/2" office:value-type="float" office:value="0.771242477348807" calcext:value-type="float">
            <text:p>0.771</text:p>
          </table:table-cell>
        </table:table-row>
        <table:table-row table:style-name="ro2">
          <table:table-cell office:value-type="string" calcext:value-type="string">
            <text:p>71b2f81d72ac4d91bcfca45d6687d7a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26406926407" calcext:value-type="float">
            <text:p>0.782</text:p>
          </table:table-cell>
          <table:table-cell office:value-type="float" office:value="0.615750014603317" calcext:value-type="float">
            <text:p>0.616</text:p>
          </table:table-cell>
          <table:table-cell office:value-type="float" office:value="0.749930337203647" calcext:value-type="float">
            <text:p>0.750</text:p>
          </table:table-cell>
          <table:table-cell office:value-type="float" office:value="0.650132156849447" calcext:value-type="float">
            <text:p>0.650</text:p>
          </table:table-cell>
          <table:table-cell office:value-type="float" office:value="0.269341260194778" calcext:value-type="float">
            <text:p>0.269</text:p>
          </table:table-cell>
          <table:table-cell office:value-type="float" office:value="0.0248235583305359" calcext:value-type="float">
            <text:p>0.025</text:p>
          </table:table-cell>
          <table:table-cell office:value-type="float" office:value="0.000734174251556396" calcext:value-type="float">
            <text:p>0.001</text:p>
          </table:table-cell>
          <table:table-cell office:value-type="float" office:value="0.0888337294260661" calcext:value-type="float">
            <text:p>0.089</text:p>
          </table:table-cell>
          <table:table-cell/>
          <table:table-cell table:formula="of:=([.AB15]+[.AD15])/2" office:value-type="float" office:value="0.765928372065027" calcext:value-type="float">
            <text:p>0.766</text:p>
          </table:table-cell>
        </table:table-row>
        <table:table-row table:style-name="ro2">
          <table:table-cell office:value-type="string" calcext:value-type="string">
            <text:p>464e21902dc84eeba5275f01990ed52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15967536801" calcext:value-type="float">
            <text:p>0.782</text:p>
          </table:table-cell>
          <table:table-cell office:value-type="float" office:value="0.447979369959036" calcext:value-type="float">
            <text:p>0.448</text:p>
          </table:table-cell>
          <table:table-cell office:value-type="float" office:value="0.755037752358436" calcext:value-type="float">
            <text:p>0.755</text:p>
          </table:table-cell>
          <table:table-cell office:value-type="float" office:value="0.507642359452771" calcext:value-type="float">
            <text:p>0.508</text:p>
          </table:table-cell>
          <table:table-cell office:value-type="float" office:value="0.40471026301384" calcext:value-type="float">
            <text:p>0.405</text:p>
          </table:table-cell>
          <table:table-cell office:value-type="float" office:value="0.0283421993255615" calcext:value-type="float">
            <text:p>0.028</text:p>
          </table:table-cell>
          <table:table-cell office:value-type="float" office:value="0.000670397281646728" calcext:value-type="float">
            <text:p>0.001</text:p>
          </table:table-cell>
          <table:table-cell office:value-type="float" office:value="0.0710912426312764" calcext:value-type="float">
            <text:p>0.071</text:p>
          </table:table-cell>
          <table:table-cell/>
          <table:table-cell table:formula="of:=([.AB16]+[.AD16])/2" office:value-type="float" office:value="0.768476859947619" calcext:value-type="float">
            <text:p>0.768</text:p>
          </table:table-cell>
        </table:table-row>
        <table:table-row table:style-name="ro2">
          <table:table-cell office:value-type="string" calcext:value-type="string">
            <text:p>74a31ba2e027400ba434fdafad854ed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105522729518" calcext:value-type="float">
            <text:p>0.781</text:p>
          </table:table-cell>
          <table:table-cell office:value-type="float" office:value="0.503105915450192" calcext:value-type="float">
            <text:p>0.503</text:p>
          </table:table-cell>
          <table:table-cell office:value-type="float" office:value="0.743342805347256" calcext:value-type="float">
            <text:p>0.743</text:p>
          </table:table-cell>
          <table:table-cell office:value-type="float" office:value="0.63657077549538" calcext:value-type="float">
            <text:p>0.637</text:p>
          </table:table-cell>
          <table:table-cell office:value-type="float" office:value="0.0245233960449696" calcext:value-type="float">
            <text:p>0.025</text:p>
          </table:table-cell>
          <table:table-cell office:value-type="float" office:value="0.0219811797142029" calcext:value-type="float">
            <text:p>0.022</text:p>
          </table:table-cell>
          <table:table-cell office:value-type="float" office:value="0.000588619709014893" calcext:value-type="float">
            <text:p>0.001</text:p>
          </table:table-cell>
          <table:table-cell office:value-type="float" office:value="0.0757752180099487" calcext:value-type="float">
            <text:p>0.076</text:p>
          </table:table-cell>
          <table:table-cell/>
          <table:table-cell table:formula="of:=([.AB17]+[.AD17])/2" office:value-type="float" office:value="0.762224164038387" calcext:value-type="float">
            <text:p>0.762</text:p>
          </table:table-cell>
        </table:table-row>
        <table:table-row table:style-name="ro2">
          <table:table-cell office:value-type="string" calcext:value-type="string">
            <text:p>82cff9cd902e40848d81a3fa4419cc6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143074943457" calcext:value-type="float">
            <text:p>0.780</text:p>
          </table:table-cell>
          <table:table-cell office:value-type="float" office:value="0.558618398813101" calcext:value-type="float">
            <text:p>0.559</text:p>
          </table:table-cell>
          <table:table-cell office:value-type="float" office:value="0.746317989262327" calcext:value-type="float">
            <text:p>0.746</text:p>
          </table:table-cell>
          <table:table-cell office:value-type="float" office:value="0.566831451580182" calcext:value-type="float">
            <text:p>0.567</text:p>
          </table:table-cell>
          <table:table-cell office:value-type="float" office:value="0.267481595277786" calcext:value-type="float">
            <text:p>0.267</text:p>
          </table:table-cell>
          <table:table-cell office:value-type="float" office:value="0.0279882669448853" calcext:value-type="float">
            <text:p>0.028</text:p>
          </table:table-cell>
          <table:table-cell office:value-type="float" office:value="0.000675272941589356" calcext:value-type="float">
            <text:p>0.001</text:p>
          </table:table-cell>
          <table:table-cell office:value-type="float" office:value="0.0759136080741882" calcext:value-type="float">
            <text:p>0.076</text:p>
          </table:table-cell>
          <table:table-cell/>
          <table:table-cell table:formula="of:=([.AB18]+[.AD18])/2" office:value-type="float" office:value="0.763230532102892" calcext:value-type="float">
            <text:p>0.763</text:p>
          </table:table-cell>
        </table:table-row>
        <table:table-row table:style-name="ro2">
          <table:table-cell office:value-type="string" calcext:value-type="string">
            <text:p>bf8b59d94c0f43129dc4809bcb5c951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972825673655" calcext:value-type="float">
            <text:p>0.778</text:p>
          </table:table-cell>
          <table:table-cell office:value-type="float" office:value="0.426195051286604" calcext:value-type="float">
            <text:p>0.426</text:p>
          </table:table-cell>
          <table:table-cell office:value-type="float" office:value="0.754371833475125" calcext:value-type="float">
            <text:p>0.754</text:p>
          </table:table-cell>
          <table:table-cell office:value-type="float" office:value="0.559149530168838" calcext:value-type="float">
            <text:p>0.559</text:p>
          </table:table-cell>
          <table:table-cell office:value-type="float" office:value="0.386330723762512" calcext:value-type="float">
            <text:p>0.386</text:p>
          </table:table-cell>
          <table:table-cell office:value-type="float" office:value="0.0246784845987956" calcext:value-type="float">
            <text:p>0.025</text:p>
          </table:table-cell>
          <table:table-cell office:value-type="float" office:value="0.000669491291046143" calcext:value-type="float">
            <text:p>0.001</text:p>
          </table:table-cell>
          <table:table-cell office:value-type="float" office:value="0.0758206884066264" calcext:value-type="float">
            <text:p>0.076</text:p>
          </table:table-cell>
          <table:table-cell/>
          <table:table-cell table:formula="of:=([.AB19]+[.AD19])/2" office:value-type="float" office:value="0.76617232957439" calcext:value-type="float">
            <text:p>0.766</text:p>
          </table:table-cell>
        </table:table-row>
        <table:table-row table:style-name="ro2">
          <table:table-cell office:value-type="string" calcext:value-type="string">
            <text:p>26dfc04a74d94aa7ad76b435e7c605f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572575190513" calcext:value-type="float">
            <text:p>0.777</text:p>
          </table:table-cell>
          <table:table-cell office:value-type="float" office:value="0.491072061178568" calcext:value-type="float">
            <text:p>0.491</text:p>
          </table:table-cell>
          <table:table-cell office:value-type="float" office:value="0.762031191128977" calcext:value-type="float">
            <text:p>0.762</text:p>
          </table:table-cell>
          <table:table-cell office:value-type="float" office:value="0.577615282138639" calcext:value-type="float">
            <text:p>0.578</text:p>
          </table:table-cell>
          <table:table-cell office:value-type="float" office:value="0.203385382890701" calcext:value-type="float">
            <text:p>0.203</text:p>
          </table:table-cell>
          <table:table-cell office:value-type="float" office:value="0.0318348050117493" calcext:value-type="float">
            <text:p>0.032</text:p>
          </table:table-cell>
          <table:table-cell office:value-type="float" office:value="0.000752019882202148" calcext:value-type="float">
            <text:p>0.001</text:p>
          </table:table-cell>
          <table:table-cell office:value-type="float" office:value="0.0840959628423055" calcext:value-type="float">
            <text:p>0.084</text:p>
          </table:table-cell>
          <table:table-cell/>
          <table:table-cell table:formula="of:=([.AB20]+[.AD20])/2" office:value-type="float" office:value="0.769301883159745" calcext:value-type="float">
            <text:p>0.769</text:p>
          </table:table-cell>
        </table:table-row>
        <table:table-row table:style-name="ro2">
          <table:table-cell office:value-type="string" calcext:value-type="string">
            <text:p>503d43d282cb4a80b4fe32e08bf78a8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921628725364" calcext:value-type="float">
            <text:p>0.775</text:p>
          </table:table-cell>
          <table:table-cell office:value-type="float" office:value="0.475566352402175" calcext:value-type="float">
            <text:p>0.476</text:p>
          </table:table-cell>
          <table:table-cell office:value-type="float" office:value="0.759950611494185" calcext:value-type="float">
            <text:p>0.760</text:p>
          </table:table-cell>
          <table:table-cell office:value-type="float" office:value="0.621728636805361" calcext:value-type="float">
            <text:p>0.622</text:p>
          </table:table-cell>
          <table:table-cell office:value-type="float" office:value="0.262011229991913" calcext:value-type="float">
            <text:p>0.262</text:p>
          </table:table-cell>
          <table:table-cell office:value-type="float" office:value="0.027010707060496" calcext:value-type="float">
            <text:p>0.027</text:p>
          </table:table-cell>
          <table:table-cell office:value-type="float" office:value="0.000717405478159587" calcext:value-type="float">
            <text:p>0.001</text:p>
          </table:table-cell>
          <table:table-cell office:value-type="float" office:value="0.0697044730186462" calcext:value-type="float">
            <text:p>0.070</text:p>
          </table:table-cell>
          <table:table-cell/>
          <table:table-cell table:formula="of:=([.AB21]+[.AD21])/2" office:value-type="float" office:value="0.767436120109775" calcext:value-type="float">
            <text:p>0.767</text:p>
          </table:table-cell>
        </table:table-row>
        <table:table-row table:style-name="ro2">
          <table:table-cell office:value-type="string" calcext:value-type="string">
            <text:p>cebfe2260eb94072ac004a6aae96e6f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826175869121" calcext:value-type="float">
            <text:p>0.775</text:p>
          </table:table-cell>
          <table:table-cell office:value-type="float" office:value="0.476846140462321" calcext:value-type="float">
            <text:p>0.477</text:p>
          </table:table-cell>
          <table:table-cell office:value-type="float" office:value="0.745932846020342" calcext:value-type="float">
            <text:p>0.746</text:p>
          </table:table-cell>
          <table:table-cell office:value-type="float" office:value="0.524746484286653" calcext:value-type="float">
            <text:p>0.525</text:p>
          </table:table-cell>
          <table:table-cell office:value-type="float" office:value="0.392725586891174" calcext:value-type="float">
            <text:p>0.393</text:p>
          </table:table-cell>
          <table:table-cell office:value-type="float" office:value="0.0196935534477234" calcext:value-type="float">
            <text:p>0.020</text:p>
          </table:table-cell>
          <table:table-cell office:value-type="float" office:value="0.000692617893218994" calcext:value-type="float">
            <text:p>0.001</text:p>
          </table:table-cell>
          <table:table-cell office:value-type="float" office:value="0.0668679277102153" calcext:value-type="float">
            <text:p>0.067</text:p>
          </table:table-cell>
          <table:table-cell/>
          <table:table-cell table:formula="of:=([.AB22]+[.AD22])/2" office:value-type="float" office:value="0.760379510944732" calcext:value-type="float">
            <text:p>0.760</text:p>
          </table:table-cell>
        </table:table-row>
        <table:table-row table:style-name="ro2">
          <table:table-cell office:value-type="string" calcext:value-type="string">
            <text:p>a46e1109684842ab80135efb4c0d3f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2814404308165" calcext:value-type="float">
            <text:p>0.773</text:p>
          </table:table-cell>
          <table:table-cell office:value-type="float" office:value="0.431466987678459" calcext:value-type="float">
            <text:p>0.431</text:p>
          </table:table-cell>
          <table:table-cell office:value-type="float" office:value="0.746999637481199" calcext:value-type="float">
            <text:p>0.747</text:p>
          </table:table-cell>
          <table:table-cell office:value-type="float" office:value="0.560712028197767" calcext:value-type="float">
            <text:p>0.561</text:p>
          </table:table-cell>
          <table:table-cell office:value-type="float" office:value="0.371322274208069" calcext:value-type="float">
            <text:p>0.371</text:p>
          </table:table-cell>
          <table:table-cell office:value-type="float" office:value="0.0228052496910095" calcext:value-type="float">
            <text:p>0.023</text:p>
          </table:table-cell>
          <table:table-cell office:value-type="float" office:value="0.000704403718312581" calcext:value-type="float">
            <text:p>0.001</text:p>
          </table:table-cell>
          <table:table-cell office:value-type="float" office:value="0.0808591842651367" calcext:value-type="float">
            <text:p>0.081</text:p>
          </table:table-cell>
          <table:table-cell/>
          <table:table-cell table:formula="of:=([.AB23]+[.AD23])/2" office:value-type="float" office:value="0.759907020894682" calcext:value-type="float">
            <text:p>0.760</text:p>
          </table:table-cell>
        </table:table-row>
        <table:table-row table:style-name="ro2">
          <table:table-cell office:value-type="string" calcext:value-type="string">
            <text:p>5097405c0da84bfa8bb7ce0a9f9400b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020202020202" calcext:value-type="float">
            <text:p>0.770</text:p>
          </table:table-cell>
          <table:table-cell office:value-type="float" office:value="0.431657909275173" calcext:value-type="float">
            <text:p>0.432</text:p>
          </table:table-cell>
          <table:table-cell office:value-type="float" office:value="0.758682804160334" calcext:value-type="float">
            <text:p>0.759</text:p>
          </table:table-cell>
          <table:table-cell office:value-type="float" office:value="0.540218408083457" calcext:value-type="float">
            <text:p>0.540</text:p>
          </table:table-cell>
          <table:table-cell office:value-type="float" office:value="0.388624995946884" calcext:value-type="float">
            <text:p>0.389</text:p>
          </table:table-cell>
          <table:table-cell office:value-type="float" office:value="0.0195504983266195" calcext:value-type="float">
            <text:p>0.020</text:p>
          </table:table-cell>
          <table:table-cell office:value-type="float" office:value="0.000677863756815592" calcext:value-type="float">
            <text:p>0.001</text:p>
          </table:table-cell>
          <table:table-cell office:value-type="float" office:value="0.0701475342114766" calcext:value-type="float">
            <text:p>0.070</text:p>
          </table:table-cell>
          <table:table-cell/>
          <table:table-cell table:formula="of:=([.AB24]+[.AD24])/2" office:value-type="float" office:value="0.764442412181177" calcext:value-type="float">
            <text:p>0.764</text:p>
          </table:table-cell>
        </table:table-row>
        <table:table-row table:style-name="ro2">
          <table:table-cell office:value-type="string" calcext:value-type="string">
            <text:p>a13b5375eb294a1ab5a588bfa040c7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9892024575651" calcext:value-type="float">
            <text:p>0.770</text:p>
          </table:table-cell>
          <table:table-cell office:value-type="float" office:value="0.464904990944114" calcext:value-type="float">
            <text:p>0.465</text:p>
          </table:table-cell>
          <table:table-cell office:value-type="float" office:value="0.740246893625619" calcext:value-type="float">
            <text:p>0.740</text:p>
          </table:table-cell>
          <table:table-cell office:value-type="float" office:value="0.535981026808241" calcext:value-type="float">
            <text:p>0.536</text:p>
          </table:table-cell>
          <table:table-cell office:value-type="float" office:value="0.437312215566635" calcext:value-type="float">
            <text:p>0.437</text:p>
          </table:table-cell>
          <table:table-cell office:value-type="float" office:value="0.0204407930374145" calcext:value-type="float">
            <text:p>0.020</text:p>
          </table:table-cell>
          <table:table-cell office:value-type="float" office:value="0.000525077184041341" calcext:value-type="float">
            <text:p>0.001</text:p>
          </table:table-cell>
          <table:table-cell office:value-type="float" office:value="0.0963108062744141" calcext:value-type="float">
            <text:p>0.096</text:p>
          </table:table-cell>
          <table:table-cell/>
          <table:table-cell table:formula="of:=([.AB25]+[.AD25])/2" office:value-type="float" office:value="0.755069459100635" calcext:value-type="float">
            <text:p>0.755</text:p>
          </table:table-cell>
        </table:table-row>
        <table:table-row table:style-name="ro2">
          <table:table-cell office:value-type="string" calcext:value-type="string">
            <text:p>b043c2f57d2443618d7d8a91b24a753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7049950221195" calcext:value-type="float">
            <text:p>0.767</text:p>
          </table:table-cell>
          <table:table-cell office:value-type="float" office:value="0.553369857452728" calcext:value-type="float">
            <text:p>0.553</text:p>
          </table:table-cell>
          <table:table-cell office:value-type="float" office:value="0.745623966692686" calcext:value-type="float">
            <text:p>0.746</text:p>
          </table:table-cell>
          <table:table-cell office:value-type="float" office:value="0.597671127400339" calcext:value-type="float">
            <text:p>0.598</text:p>
          </table:table-cell>
          <table:table-cell office:value-type="float" office:value="0.220431447029114" calcext:value-type="float">
            <text:p>0.220</text:p>
          </table:table-cell>
          <table:table-cell office:value-type="float" office:value="0.0234951059023539" calcext:value-type="float">
            <text:p>0.023</text:p>
          </table:table-cell>
          <table:table-cell office:value-type="float" office:value="0.000691227118174235" calcext:value-type="float">
            <text:p>0.001</text:p>
          </table:table-cell>
          <table:table-cell office:value-type="float" office:value="0.0813849369684855" calcext:value-type="float">
            <text:p>0.081</text:p>
          </table:table-cell>
          <table:table-cell/>
          <table:table-cell table:formula="of:=([.AB26]+[.AD26])/2" office:value-type="float" office:value="0.756336958456941" calcext:value-type="float">
            <text:p>0.756</text:p>
          </table:table-cell>
        </table:table-row>
        <table:table-row table:style-name="ro2">
          <table:table-cell office:value-type="string" calcext:value-type="string">
            <text:p>abd6908a427c4348ba061d45c5cf19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4027157767858" calcext:value-type="float">
            <text:p>0.764</text:p>
          </table:table-cell>
          <table:table-cell office:value-type="float" office:value="0.494973699053327" calcext:value-type="float">
            <text:p>0.495</text:p>
          </table:table-cell>
          <table:table-cell office:value-type="float" office:value="0.737229666922015" calcext:value-type="float">
            <text:p>0.737</text:p>
          </table:table-cell>
          <table:table-cell office:value-type="float" office:value="0.610966321971111" calcext:value-type="float">
            <text:p>0.611</text:p>
          </table:table-cell>
          <table:table-cell office:value-type="float" office:value="0.231056660413742" calcext:value-type="float">
            <text:p>0.231</text:p>
          </table:table-cell>
          <table:table-cell office:value-type="float" office:value="0.0254301110903422" calcext:value-type="float">
            <text:p>0.025</text:p>
          </table:table-cell>
          <table:table-cell office:value-type="float" office:value="0.00074227253595988" calcext:value-type="float">
            <text:p>0.001</text:p>
          </table:table-cell>
          <table:table-cell office:value-type="float" office:value="0.0757333079973857" calcext:value-type="float">
            <text:p>0.076</text:p>
          </table:table-cell>
          <table:table-cell/>
          <table:table-cell table:formula="of:=([.AB27]+[.AD27])/2" office:value-type="float" office:value="0.750628412344936" calcext:value-type="float">
            <text:p>0.751</text:p>
          </table:table-cell>
        </table:table-row>
        <table:table-row table:style-name="ro2">
          <table:table-cell office:value-type="string" calcext:value-type="string">
            <text:p>ccdbc01c966c42bb840f565c5717a11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5503246612888" calcext:value-type="float">
            <text:p>0.756</text:p>
          </table:table-cell>
          <table:table-cell office:value-type="float" office:value="0.481285757356352" calcext:value-type="float">
            <text:p>0.481</text:p>
          </table:table-cell>
          <table:table-cell office:value-type="float" office:value="0.749952900450661" calcext:value-type="float">
            <text:p>0.750</text:p>
          </table:table-cell>
          <table:table-cell office:value-type="float" office:value="0.523032363786838" calcext:value-type="float">
            <text:p>0.523</text:p>
          </table:table-cell>
          <table:table-cell office:value-type="float" office:value="0.417381405830383" calcext:value-type="float">
            <text:p>0.417</text:p>
          </table:table-cell>
          <table:table-cell office:value-type="float" office:value="0.0283102671305339" calcext:value-type="float">
            <text:p>0.028</text:p>
          </table:table-cell>
          <table:table-cell office:value-type="float" office:value="0.000693356990814209" calcext:value-type="float">
            <text:p>0.001</text:p>
          </table:table-cell>
          <table:table-cell office:value-type="float" office:value="0.0776156504948934" calcext:value-type="float">
            <text:p>0.078</text:p>
          </table:table-cell>
          <table:table-cell/>
          <table:table-cell table:formula="of:=([.AB28]+[.AD28])/2" office:value-type="float" office:value="0.752728073531774" calcext:value-type="float">
            <text:p>0.753</text:p>
          </table:table-cell>
        </table:table-row>
        <table:table-row table:style-name="ro2">
          <table:table-cell office:value-type="string" calcext:value-type="string">
            <text:p>e7a81bf579f74d27bc2e974561e8ebe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43873550410631" calcext:value-type="float">
            <text:p>0.744</text:p>
          </table:table-cell>
          <table:table-cell office:value-type="float" office:value="0.444306867105977" calcext:value-type="float">
            <text:p>0.444</text:p>
          </table:table-cell>
          <table:table-cell office:value-type="float" office:value="0.760607487385453" calcext:value-type="float">
            <text:p>0.761</text:p>
          </table:table-cell>
          <table:table-cell office:value-type="float" office:value="0.514782038847425" calcext:value-type="float">
            <text:p>0.515</text:p>
          </table:table-cell>
          <table:table-cell office:value-type="float" office:value="0.441427677869797" calcext:value-type="float">
            <text:p>0.441</text:p>
          </table:table-cell>
          <table:table-cell office:value-type="float" office:value="0.0300809542338053" calcext:value-type="float">
            <text:p>0.030</text:p>
          </table:table-cell>
          <table:table-cell office:value-type="float" office:value="0.000820028781890869" calcext:value-type="float">
            <text:p>0.001</text:p>
          </table:table-cell>
          <table:table-cell office:value-type="float" office:value="0.0675770322481791" calcext:value-type="float">
            <text:p>0.068</text:p>
          </table:table-cell>
          <table:table-cell/>
          <table:table-cell table:formula="of:=([.AB29]+[.AD29])/2" office:value-type="float" office:value="0.752240518898042" calcext:value-type="float">
            <text:p>0.752</text:p>
          </table:table-cell>
        </table:table-row>
        <table:table-row table:style-name="ro2">
          <table:table-cell office:value-type="string" calcext:value-type="string">
            <text:p>33c4c1b3e16941b4a2e0facdd18f442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22674297002728" calcext:value-type="float">
            <text:p>0.723</text:p>
          </table:table-cell>
          <table:table-cell office:value-type="float" office:value="0.518652512953355" calcext:value-type="float">
            <text:p>0.519</text:p>
          </table:table-cell>
          <table:table-cell office:value-type="float" office:value="0.737903386924325" calcext:value-type="float">
            <text:p>0.738</text:p>
          </table:table-cell>
          <table:table-cell office:value-type="float" office:value="0.529824059249861" calcext:value-type="float">
            <text:p>0.530</text:p>
          </table:table-cell>
          <table:table-cell office:value-type="float" office:value="0.545773148536682" calcext:value-type="float">
            <text:p>0.546</text:p>
          </table:table-cell>
          <table:table-cell office:value-type="float" office:value="0.029596753915151" calcext:value-type="float">
            <text:p>0.030</text:p>
          </table:table-cell>
          <table:table-cell office:value-type="float" office:value="0.000720242659250895" calcext:value-type="float">
            <text:p>0.001</text:p>
          </table:table-cell>
          <table:table-cell office:value-type="float" office:value="0.0760032375653585" calcext:value-type="float">
            <text:p>0.076</text:p>
          </table:table-cell>
          <table:table-cell/>
          <table:table-cell table:formula="of:=([.AB30]+[.AD30])/2" office:value-type="float" office:value="0.730288841963526" calcext:value-type="float">
            <text:p>0.730</text:p>
          </table:table-cell>
        </table:table-row>
        <table:table-row table:style-name="ro2">
          <table:table-cell office:value-type="string" calcext:value-type="string">
            <text:p>47c43e61a572476697a9c08061da82e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14617358367613" calcext:value-type="float">
            <text:p>0.715</text:p>
          </table:table-cell>
          <table:table-cell office:value-type="float" office:value="0.488300022426304" calcext:value-type="float">
            <text:p>0.488</text:p>
          </table:table-cell>
          <table:table-cell office:value-type="float" office:value="0.753438440044738" calcext:value-type="float">
            <text:p>0.753</text:p>
          </table:table-cell>
          <table:table-cell office:value-type="float" office:value="0.521801646676501" calcext:value-type="float">
            <text:p>0.522</text:p>
          </table:table-cell>
          <table:table-cell office:value-type="float" office:value="0.440943568944931" calcext:value-type="float">
            <text:p>0.441</text:p>
          </table:table-cell>
          <table:table-cell office:value-type="float" office:value="0.0299227396647135" calcext:value-type="float">
            <text:p>0.030</text:p>
          </table:table-cell>
          <table:table-cell office:value-type="float" office:value="0.000728360811869303" calcext:value-type="float">
            <text:p>0.001</text:p>
          </table:table-cell>
          <table:table-cell office:value-type="float" office:value="0.0739854653676351" calcext:value-type="float">
            <text:p>0.074</text:p>
          </table:table-cell>
          <table:table-cell/>
          <table:table-cell table:formula="of:=([.AB31]+[.AD31])/2" office:value-type="float" office:value="0.734027899206176" calcext:value-type="float">
            <text:p>0.734</text:p>
          </table:table-cell>
        </table:table-row>
        <table:table-row table:style-name="ro2">
          <table:table-cell office:value-type="string" calcext:value-type="string">
            <text:p>123898a8b5224874a36966acbb16b1d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5481272118149" calcext:value-type="float">
            <text:p>0.745</text:p>
          </table:table-cell>
          <table:table-cell office:value-type="float" office:value="0.588766911291725" calcext:value-type="float">
            <text:p>0.589</text:p>
          </table:table-cell>
          <table:table-cell office:value-type="float" office:value="0.543205440044403" calcext:value-type="float">
            <text:p>0.543</text:p>
          </table:table-cell>
          <table:table-cell office:value-type="float" office:value="0.0248007337252299" calcext:value-type="float">
            <text:p>0.025</text:p>
          </table:table-cell>
          <table:table-cell office:value-type="float" office:value="0.000676989555358887" calcext:value-type="float">
            <text:p>0.001</text:p>
          </table:table-cell>
          <table:table-cell office:value-type="float" office:value="0.086612856388092" calcext:value-type="float">
            <text:p>0.08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72f82277bd3401482afc1151142ca25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4981180250706" calcext:value-type="float">
            <text:p>0.745</text:p>
          </table:table-cell>
          <table:table-cell office:value-type="float" office:value="0.598480245130113" calcext:value-type="float">
            <text:p>0.598</text:p>
          </table:table-cell>
          <table:table-cell office:value-type="float" office:value="0.46521520614624" calcext:value-type="float">
            <text:p>0.465</text:p>
          </table:table-cell>
          <table:table-cell office:value-type="float" office:value="0.0229715545972188" calcext:value-type="float">
            <text:p>0.023</text:p>
          </table:table-cell>
          <table:table-cell office:value-type="float" office:value="0.000706768035888672" calcext:value-type="float">
            <text:p>0.001</text:p>
          </table:table-cell>
          <table:table-cell office:value-type="float" office:value="0.0860793352127075" calcext:value-type="float">
            <text:p>0.08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c9b4e6274d24a178737f7c0cdf582e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44366855773" calcext:value-type="float">
            <text:p>0.754</text:p>
          </table:table-cell>
          <table:table-cell office:value-type="float" office:value="0.540917070373673" calcext:value-type="float">
            <text:p>0.541</text:p>
          </table:table-cell>
          <table:table-cell office:value-type="float" office:value="0.534338772296906" calcext:value-type="float">
            <text:p>0.534</text:p>
          </table:table-cell>
          <table:table-cell office:value-type="float" office:value="0.0319454590479533" calcext:value-type="float">
            <text:p>0.032</text:p>
          </table:table-cell>
          <table:table-cell office:value-type="float" office:value="0.000681503613789876" calcext:value-type="float">
            <text:p>0.001</text:p>
          </table:table-cell>
          <table:table-cell office:value-type="float" office:value="0.0823604106903076" calcext:value-type="float">
            <text:p>0.082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c69d74aa49342cabf3276e1ba01e58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6099747395609" calcext:value-type="float">
            <text:p>0.756</text:p>
          </table:table-cell>
          <table:table-cell office:value-type="float" office:value="0.545827720875378" calcext:value-type="float">
            <text:p>0.546</text:p>
          </table:table-cell>
          <table:table-cell office:value-type="float" office:value="0.462237268686295" calcext:value-type="float">
            <text:p>0.462</text:p>
          </table:table-cell>
          <table:table-cell office:value-type="float" office:value="0.023558243115743" calcext:value-type="float">
            <text:p>0.024</text:p>
          </table:table-cell>
          <table:table-cell office:value-type="float" office:value="0.000695967674255371" calcext:value-type="float">
            <text:p>0.001</text:p>
          </table:table-cell>
          <table:table-cell office:value-type="float" office:value="0.0972739895184835" calcext:value-type="float">
            <text:p>0.09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6c903950b6fc4ca8b8d91877f10a15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60878973301333" calcext:value-type="float">
            <text:p>0.761</text:p>
          </table:table-cell>
          <table:table-cell office:value-type="float" office:value="0.551897399962826" calcext:value-type="float">
            <text:p>0.552</text:p>
          </table:table-cell>
          <table:table-cell office:value-type="float" office:value="0.505888521671295" calcext:value-type="float">
            <text:p>0.506</text:p>
          </table:table-cell>
          <table:table-cell office:value-type="float" office:value="0.0221031308174133" calcext:value-type="float">
            <text:p>0.022</text:p>
          </table:table-cell>
          <table:table-cell office:value-type="float" office:value="0.000705083211263021" calcext:value-type="float">
            <text:p>0.001</text:p>
          </table:table-cell>
          <table:table-cell office:value-type="float" office:value="0.0842478473981221" calcext:value-type="float">
            <text:p>0.084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47c32aa52cb40c5905782a3baac0c1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.765115016013303" calcext:value-type="float">
            <text:p>0.765</text:p>
          </table:table-cell>
          <table:table-cell office:value-type="float" office:value="0.510222726608052" calcext:value-type="float">
            <text:p>0.510</text:p>
          </table:table-cell>
          <table:table-cell office:value-type="float" office:value="0.516789793968201" calcext:value-type="float">
            <text:p>0.517</text:p>
          </table:table-cell>
          <table:table-cell office:value-type="float" office:value="0.0334038257598877" calcext:value-type="float">
            <text:p>0.033</text:p>
          </table:table-cell>
          <table:table-cell office:value-type="float" office:value="0.000691401958465576" calcext:value-type="float">
            <text:p>0.001</text:p>
          </table:table-cell>
          <table:table-cell office:value-type="float" office:value="0.0751854300498962" calcext:value-type="float">
            <text:p>0.075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37" office:value-type="string" calcext:value-type="string">
            <text:p>Max:</text:p>
          </table:table-cell>
          <table:table-cell table:number-columns-repeated="4"/>
          <table:table-cell table:style-name="ce39" table:formula="of:=MAX([.AB2:.AB37])" office:value-type="float" office:value="0.803741232877933" calcext:value-type="float">
            <text:p>0.804</text:p>
          </table:table-cell>
          <table:table-cell/>
          <table:table-cell table:style-name="ce39" table:formula="of:=MAX([.AD2:.AD37])" office:value-type="float" office:value="0.765115016013303" calcext:value-type="float">
            <text:p>0.765</text:p>
          </table:table-cell>
          <table:table-cell table:style-name="Default" table:number-columns-repeated="5"/>
          <table:table-cell/>
          <table:table-cell table:formula="of:=MAX([.AK2:.AK37])" office:value-type="float" office:value="0.780092235882993" calcext:value-type="float">
            <text:p>0.780</text:p>
          </table:table-cell>
        </table:table-row>
      </table:table>
      <table:table table:name="germeval-nohate" table:style-name="ta1"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47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visibility="collapse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49"/>
        <table:table-column table:style-name="co41" table:visibility="collapse" table:default-cell-style-name="ce49"/>
        <table:table-column table:style-name="co42" table:default-cell-style-name="ce49"/>
        <table:table-column table:style-name="co43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44" table:visibility="collapse" table:default-cell-style-name="Default"/>
        <table:table-column table:style-name="co46" table:visibility="collapse" table:default-cell-style-name="Default"/>
        <table:table-column table:style-name="co24" table:default-cell-style-name="Default"/>
        <table:table-column table:style-name="co24" table:default-cell-style-name="ce39"/>
        <table:table-row table:style-name="ro3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6562741c72e14cf89a7cdb66e01e3d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2" calcext:value-type="float">
            <text:p>2E-05</text:p>
          </table:table-cell>
          <table:table-cell table:style-name="ce8" office:value-type="string" calcext:value-type="string">
            <text:p>/network-ceph/aallhorn/output/germeval18_bes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8" office:value-type="float" office:value="0.677289603960396" calcext:value-type="float">
            <text:p>0.677</text:p>
          </table:table-cell>
          <table:table-cell office:value-type="float" office:value="0.855891672556832" calcext:value-type="float">
            <text:p>0.856</text:p>
          </table:table-cell>
          <table:table-cell office:value-type="float" office:value="0.642674180327869" calcext:value-type="float">
            <text:p>0.643</text:p>
          </table:table-cell>
          <table:table-cell office:value-type="float" office:value="1.2550841095627" calcext:value-type="float">
            <text:p>1.2550841095627</text:p>
          </table:table-cell>
          <table:table-cell office:value-type="float" office:value="0.064782053232193" calcext:value-type="float">
            <text:p>0.064782053232193</text:p>
          </table:table-cell>
          <table:table-cell office:value-type="float" office:value="0.00740887721379598" calcext:value-type="float">
            <text:p>0.007408877213796</text:p>
          </table:table-cell>
          <table:table-cell office:value-type="float" office:value="0.000205421447753906" calcext:value-type="float">
            <text:p>0.000205421447754</text:p>
          </table:table-cell>
          <table:table-cell office:value-type="float" office:value="0.0191351811091105" calcext:value-type="float">
            <text:p>0.019135181109111</text:p>
          </table:table-cell>
          <table:table-cell/>
          <table:table-cell table:formula="of:=([.AB2]+[.AD2])/2" office:value-type="float" office:value="0.659981892144133" calcext:value-type="float">
            <text:p>0.660</text:p>
          </table:table-cell>
        </table:table-row>
        <table:table-row table:style-name="ro2" table:visibility="filter">
          <table:table-cell office:value-type="string" calcext:value-type="string">
            <text:p>a0e11a14f42d4ab5be326426d12c2b5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551681117834" calcext:value-type="float">
            <text:p>0.677</text:p>
          </table:table-cell>
          <table:table-cell office:value-type="float" office:value="0.637689014409212" calcext:value-type="float">
            <text:p>0.638</text:p>
          </table:table-cell>
          <table:table-cell office:value-type="float" office:value="0.603066375063378" calcext:value-type="float">
            <text:p>0.603</text:p>
          </table:table-cell>
          <table:table-cell office:value-type="float" office:value="1.32072480519613" calcext:value-type="float">
            <text:p>1.32072480519613</text:p>
          </table:table-cell>
          <table:table-cell office:value-type="float" office:value="0.139180183410645" calcext:value-type="float">
            <text:p>0.139180183410645</text:p>
          </table:table-cell>
          <table:table-cell office:value-type="float" office:value="0.00751550992329915" calcext:value-type="float">
            <text:p>0.007515509923299</text:p>
          </table:table-cell>
          <table:table-cell office:value-type="float" office:value="0.000857345263163249" calcext:value-type="float">
            <text:p>0.000857345263163</text:p>
          </table:table-cell>
          <table:table-cell office:value-type="float" office:value="0.0172083059946696" calcext:value-type="float">
            <text:p>0.01720830599467</text:p>
          </table:table-cell>
          <table:table-cell/>
          <table:table-cell table:formula="of:=([.AB3]+[.AD3])/2" office:value-type="float" office:value="0.639809028090606" calcext:value-type="float">
            <text:p>0.640</text:p>
          </table:table-cell>
        </table:table-row>
        <table:table-row table:style-name="ro2">
          <table:table-cell office:value-type="string" calcext:value-type="string">
            <text:p>ea527e0695774715b104652701c4269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825043776312" calcext:value-type="float">
            <text:p>0.656</text:p>
          </table:table-cell>
          <table:table-cell office:value-type="float" office:value="1.16375974200716" calcext:value-type="float">
            <text:p>1.164</text:p>
          </table:table-cell>
          <table:table-cell table:style-name="ce48" office:value-type="float" office:value="0.695130965772136" calcext:value-type="float">
            <text:p>0.695</text:p>
          </table:table-cell>
          <table:table-cell office:value-type="float" office:value="1.15537899283953" calcext:value-type="float">
            <text:p>1.15537899283953</text:p>
          </table:table-cell>
          <table:table-cell office:value-type="float" office:value="0.0179441031068563" calcext:value-type="float">
            <text:p>0.017944103106856</text:p>
          </table:table-cell>
          <table:table-cell office:value-type="float" office:value="0.00763111114501953" calcext:value-type="float">
            <text:p>0.00763111114502</text:p>
          </table:table-cell>
          <table:table-cell office:value-type="float" office:value="0.00020137627919515" calcext:value-type="float">
            <text:p>0.000201376279195</text:p>
          </table:table-cell>
          <table:table-cell office:value-type="float" office:value="0.0173894762992859" calcext:value-type="float">
            <text:p>0.017389476299286</text:p>
          </table:table-cell>
          <table:table-cell/>
          <table:table-cell table:style-name="ce52" table:formula="of:=([.AB4]+[.AD4])/2" office:value-type="float" office:value="0.675478004774224" calcext:value-type="float">
            <text:p>0.675</text:p>
          </table:table-cell>
        </table:table-row>
        <table:table-row table:style-name="ro2" table:visibility="filter">
          <table:table-cell office:value-type="string" calcext:value-type="string">
            <text:p>a299a33e332541979b554d13ebc2063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53454844583601" calcext:value-type="float">
            <text:p>0.653</text:p>
          </table:table-cell>
          <table:table-cell office:value-type="float" office:value="0.592805950830544" calcext:value-type="float">
            <text:p>0.593</text:p>
          </table:table-cell>
          <table:table-cell office:value-type="float" office:value="0.693242299300368" calcext:value-type="float">
            <text:p>0.693242299300368</text:p>
          </table:table-cell>
          <table:table-cell office:value-type="float" office:value="0.716679692268372" calcext:value-type="float">
            <text:p>0.716679692268372</text:p>
          </table:table-cell>
          <table:table-cell office:value-type="float" office:value="0.00573973258336385" calcext:value-type="float">
            <text:p>0.005739732583364</text:p>
          </table:table-cell>
          <table:table-cell office:value-type="float" office:value="0.00020749568939209" calcext:value-type="float">
            <text:p>0.000207495689392</text:p>
          </table:table-cell>
          <table:table-cell office:value-type="float" office:value="0.0169058879216512" calcext:value-type="float">
            <text:p>0.016905887921651</text:p>
          </table:table-cell>
          <table:table-cell/>
          <table:table-cell table:formula="of:=([.AB5]+[.AD5])/2" office:value-type="float" office:value="0.624291063155262" calcext:value-type="float">
            <text:p>0.624</text:p>
          </table:table-cell>
        </table:table-row>
        <table:table-row table:style-name="ro2" table:visibility="filter">
          <table:table-cell office:value-type="string" calcext:value-type="string">
            <text:p>f14eec0d88304d0fb49e42d961bc4a9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45988793981155" calcext:value-type="float">
            <text:p>0.646</text:p>
          </table:table-cell>
          <table:table-cell office:value-type="float" office:value="0.542827349918069" calcext:value-type="float">
            <text:p>0.543</text:p>
          </table:table-cell>
          <table:table-cell office:value-type="float" office:value="1.10036614120647" calcext:value-type="float">
            <text:p>1.10036614120647</text:p>
          </table:table-cell>
          <table:table-cell office:value-type="float" office:value="0.071140356361866" calcext:value-type="float">
            <text:p>0.071140356361866</text:p>
          </table:table-cell>
          <table:table-cell office:value-type="float" office:value="0.00922958453496297" calcext:value-type="float">
            <text:p>0.009229584534963</text:p>
          </table:table-cell>
          <table:table-cell office:value-type="float" office:value="0.00047295093536377" calcext:value-type="float">
            <text:p>0.000472950935364</text:p>
          </table:table-cell>
          <table:table-cell office:value-type="float" office:value="0.0188547333081563" calcext:value-type="float">
            <text:p>0.018854733308156</text:p>
          </table:table-cell>
          <table:table-cell/>
          <table:table-cell table:formula="of:=([.AB6]+[.AD6])/2" office:value-type="float" office:value="0.599301762699024" calcext:value-type="float">
            <text:p>0.599</text:p>
          </table:table-cell>
        </table:table-row>
        <table:table-row table:style-name="ro2" table:visibility="filter">
          <table:table-cell office:value-type="string" calcext:value-type="string">
            <text:p>72ae1a2bd79040479b184076ece60a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71763971764" calcext:value-type="float">
            <text:p>0.640</text:p>
          </table:table-cell>
          <table:table-cell office:value-type="float" office:value="1.15907608342651" calcext:value-type="float">
            <text:p>1.159</text:p>
          </table:table-cell>
          <table:table-cell office:value-type="float" office:value="0.601627757549796" calcext:value-type="float">
            <text:p>0.602</text:p>
          </table:table-cell>
          <table:table-cell office:value-type="float" office:value="1.12035379102153" calcext:value-type="float">
            <text:p>1.12035379102153</text:p>
          </table:table-cell>
          <table:table-cell office:value-type="float" office:value="0.0533727519214153" calcext:value-type="float">
            <text:p>0.053372751921415</text:p>
          </table:table-cell>
          <table:table-cell office:value-type="float" office:value="0.00764325857162476" calcext:value-type="float">
            <text:p>0.007643258571625</text:p>
          </table:table-cell>
          <table:table-cell office:value-type="float" office:value="0.00025792916615804" calcext:value-type="float">
            <text:p>0.000257929166158</text:p>
          </table:table-cell>
          <table:table-cell office:value-type="float" office:value="0.0190855344136556" calcext:value-type="float">
            <text:p>0.019085534413656</text:p>
          </table:table-cell>
          <table:table-cell/>
          <table:table-cell table:formula="of:=([.AB7]+[.AD7])/2" office:value-type="float" office:value="0.620672698633718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a4fca1b2f66744ceb0e7476bb5e9d4b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2813959475" calcext:value-type="float">
            <text:p>0.638</text:p>
          </table:table-cell>
          <table:table-cell office:value-type="float" office:value="0.665971602369475" calcext:value-type="float">
            <text:p>0.666</text:p>
          </table:table-cell>
          <table:table-cell office:value-type="float" office:value="0.628450964097012" calcext:value-type="float">
            <text:p>0.628</text:p>
          </table:table-cell>
          <table:table-cell office:value-type="float" office:value="1.13339288003983" calcext:value-type="float">
            <text:p>1.13339288003983</text:p>
          </table:table-cell>
          <table:table-cell office:value-type="float" office:value="0.0219400711357594" calcext:value-type="float">
            <text:p>0.021940071135759</text:p>
          </table:table-cell>
          <table:table-cell office:value-type="float" office:value="0.00744819243748983" calcext:value-type="float">
            <text:p>0.00744819243749</text:p>
          </table:table-cell>
          <table:table-cell office:value-type="float" office:value="0.00143527984619141" calcext:value-type="float">
            <text:p>0.001435279846191</text:p>
          </table:table-cell>
          <table:table-cell office:value-type="float" office:value="0.019099485874176" calcext:value-type="float">
            <text:p>0.019099485874176</text:p>
          </table:table-cell>
          <table:table-cell/>
          <table:table-cell table:formula="of:=([.AB8]+[.AD8])/2" office:value-type="float" office:value="0.633406889028244" calcext:value-type="float">
            <text:p>0.633</text:p>
          </table:table-cell>
        </table:table-row>
        <table:table-row table:style-name="ro2" table:visibility="filter">
          <table:table-cell office:value-type="string" calcext:value-type="string">
            <text:p>eb350ed9a6f44ecc8476b017ec6991e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15386095048" calcext:value-type="float">
            <text:p>0.638</text:p>
          </table:table-cell>
          <table:table-cell office:value-type="float" office:value="0.660436713455507" calcext:value-type="float">
            <text:p>0.660</text:p>
          </table:table-cell>
          <table:table-cell office:value-type="float" office:value="0.640232108317215" calcext:value-type="float">
            <text:p>0.640</text:p>
          </table:table-cell>
          <table:table-cell office:value-type="float" office:value="1.30673325318162" calcext:value-type="float">
            <text:p>1.30673325318162</text:p>
          </table:table-cell>
          <table:table-cell office:value-type="float" office:value="0.00381812802515924" calcext:value-type="float">
            <text:p>0.003818128025159</text:p>
          </table:table-cell>
          <table:table-cell office:value-type="float" office:value="0.00751214027404785" calcext:value-type="float">
            <text:p>0.007512140274048</text:p>
          </table:table-cell>
          <table:table-cell office:value-type="float" office:value="0.000205997625986735" calcext:value-type="float">
            <text:p>0.000205997625987</text:p>
          </table:table-cell>
          <table:table-cell office:value-type="float" office:value="0.0172647436459859" calcext:value-type="float">
            <text:p>0.017264743645986</text:p>
          </table:table-cell>
          <table:table-cell/>
          <table:table-cell table:formula="of:=([.AB9]+[.AD9])/2" office:value-type="float" office:value="0.639192984633848" calcext:value-type="float">
            <text:p>0.639</text:p>
          </table:table-cell>
        </table:table-row>
        <table:table-row table:style-name="ro2" table:visibility="filter">
          <table:table-cell office:value-type="string" calcext:value-type="string">
            <text:p>d748ce20964a40ea96cfb818abf5cff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612772240679" calcext:value-type="float">
            <text:p>0.636</text:p>
          </table:table-cell>
          <table:table-cell office:value-type="float" office:value="0.623686903275099" calcext:value-type="float">
            <text:p>0.624</text:p>
          </table:table-cell>
          <table:table-cell office:value-type="float" office:value="0.605188679245283" calcext:value-type="float">
            <text:p>0.605</text:p>
          </table:table-cell>
          <table:table-cell office:value-type="float" office:value="1.33417802215904" calcext:value-type="float">
            <text:p>1.33417802215904</text:p>
          </table:table-cell>
          <table:table-cell office:value-type="float" office:value="0.0452708192169666" calcext:value-type="float">
            <text:p>0.045270819216967</text:p>
          </table:table-cell>
          <table:table-cell office:value-type="float" office:value="0.00739933252334595" calcext:value-type="float">
            <text:p>0.007399332523346</text:p>
          </table:table-cell>
          <table:table-cell office:value-type="float" office:value="0.000342845916748047" calcext:value-type="float">
            <text:p>0.000342845916748</text:p>
          </table:table-cell>
          <table:table-cell office:value-type="float" office:value="0.0175487200419108" calcext:value-type="float">
            <text:p>0.017548720041911</text:p>
          </table:table-cell>
          <table:table-cell/>
          <table:table-cell table:formula="of:=([.AB10]+[.AD10])/2" office:value-type="float" office:value="0.620400725742981" calcext:value-type="float">
            <text:p>0.620</text:p>
          </table:table-cell>
        </table:table-row>
        <table:table-row table:style-name="ro2" table:visibility="filter">
          <table:table-cell office:value-type="string" calcext:value-type="string">
            <text:p>c01fc09ded4a423fb5235a4f2972504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43185500330573" calcext:value-type="float">
            <text:p>0.643</text:p>
          </table:table-cell>
          <table:table-cell office:value-type="float" office:value="0.608894650719746" calcext:value-type="float">
            <text:p>0.609</text:p>
          </table:table-cell>
          <table:table-cell office:value-type="float" office:value="1.20289031408166" calcext:value-type="float">
            <text:p>1.20289031408166</text:p>
          </table:table-cell>
          <table:table-cell office:value-type="float" office:value="0.0448831133544445" calcext:value-type="float">
            <text:p>0.044883113354445</text:p>
          </table:table-cell>
          <table:table-cell office:value-type="float" office:value="0.00771754582722982" calcext:value-type="float">
            <text:p>0.00771754582723</text:p>
          </table:table-cell>
          <table:table-cell office:value-type="float" office:value="0.000202369689941406" calcext:value-type="float">
            <text:p>0.000202369689941</text:p>
          </table:table-cell>
          <table:table-cell office:value-type="float" office:value="0.0168782114982605" calcext:value-type="float">
            <text:p>0.016878211498261</text:p>
          </table:table-cell>
          <table:table-cell/>
          <table:table-cell table:formula="of:=([.AB11]+[.AD11])/2" office:value-type="float" office:value="0.621582501562316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3eb666fb6b9848ee84c20ba5b7ee022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21870342772" calcext:value-type="float">
            <text:p>0.632</text:p>
          </table:table-cell>
          <table:table-cell office:value-type="float" office:value="0.692812533986648" calcext:value-type="float">
            <text:p>0.693</text:p>
          </table:table-cell>
          <table:table-cell office:value-type="float" office:value="0.621786492374728" calcext:value-type="float">
            <text:p>0.622</text:p>
          </table:table-cell>
          <table:table-cell office:value-type="float" office:value="1.23560728821703" calcext:value-type="float">
            <text:p>1.23560728821703</text:p>
          </table:table-cell>
          <table:table-cell office:value-type="float" office:value="0.00554265407845378" calcext:value-type="float">
            <text:p>0.005542654078454</text:p>
          </table:table-cell>
          <table:table-cell office:value-type="float" office:value="0.00719396273295085" calcext:value-type="float">
            <text:p>0.007193962732951</text:p>
          </table:table-cell>
          <table:table-cell office:value-type="float" office:value="0.000179338455200195" calcext:value-type="float">
            <text:p>0.0001793384552</text:p>
          </table:table-cell>
          <table:table-cell office:value-type="float" office:value="0.0168892979621887" calcext:value-type="float">
            <text:p>0.016889297962189</text:p>
          </table:table-cell>
          <table:table-cell/>
          <table:table-cell table:formula="of:=([.AB12]+[.AD12])/2" office:value-type="float" office:value="0.627002597901224" calcext:value-type="float">
            <text:p>0.627</text:p>
          </table:table-cell>
        </table:table-row>
        <table:table-row table:style-name="ro2">
          <table:table-cell office:value-type="string" calcext:value-type="string">
            <text:p>5fa44c88a8af4c58b505a4ea8603ef4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8357268671492" calcext:value-type="float">
            <text:p>0.628</text:p>
          </table:table-cell>
          <table:table-cell office:value-type="float" office:value="1.17796983654867" calcext:value-type="float">
            <text:p>1.178</text:p>
          </table:table-cell>
          <table:table-cell office:value-type="float" office:value="0.627059944488173" calcext:value-type="float">
            <text:p>0.627</text:p>
          </table:table-cell>
          <table:table-cell office:value-type="float" office:value="1.07077794530058" calcext:value-type="float">
            <text:p>1.07077794530058</text:p>
          </table:table-cell>
          <table:table-cell office:value-type="float" office:value="0.00785231962800026" calcext:value-type="float">
            <text:p>0.007852319628</text:p>
          </table:table-cell>
          <table:table-cell office:value-type="float" office:value="0.00723048845926921" calcext:value-type="float">
            <text:p>0.007230488459269</text:p>
          </table:table-cell>
          <table:table-cell office:value-type="float" office:value="0.000196655591328939" calcext:value-type="float">
            <text:p>0.000196655591329</text:p>
          </table:table-cell>
          <table:table-cell office:value-type="float" office:value="0.0171830137570699" calcext:value-type="float">
            <text:p>0.01718301375707</text:p>
          </table:table-cell>
          <table:table-cell/>
          <table:table-cell table:formula="of:=([.AB13]+[.AD13])/2" office:value-type="float" office:value="0.62770860657983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5087172e584c4e3e87bb81975294e96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0.743746907919045" calcext:value-type="float">
            <text:p>0.744</text:p>
          </table:table-cell>
          <table:table-cell office:value-type="float" office:value="0.609618360952776" calcext:value-type="float">
            <text:p>0.610</text:p>
          </table:table-cell>
          <table:table-cell office:value-type="float" office:value="0.839896509724279" calcext:value-type="float">
            <text:p>0.839896509724279</text:p>
          </table:table-cell>
          <table:table-cell office:value-type="float" office:value="0.364934980869293" calcext:value-type="float">
            <text:p>0.364934980869293</text:p>
          </table:table-cell>
          <table:table-cell office:value-type="float" office:value="0.00766923030217489" calcext:value-type="float">
            <text:p>0.007669230302175</text:p>
          </table:table-cell>
          <table:table-cell office:value-type="float" office:value="0.000352720419565837" calcext:value-type="float">
            <text:p>0.000352720419566</text:p>
          </table:table-cell>
          <table:table-cell office:value-type="float" office:value="0.0170625766118368" calcext:value-type="float">
            <text:p>0.017062576611837</text:p>
          </table:table-cell>
          <table:table-cell/>
          <table:table-cell table:formula="of:=([.AB14]+[.AD14])/2" office:value-type="float" office:value="0.617456436778653" calcext:value-type="float">
            <text:p>0.617</text:p>
          </table:table-cell>
        </table:table-row>
        <table:table-row table:style-name="ro2">
          <table:table-cell office:value-type="string" calcext:value-type="string">
            <text:p>594a94b26981460e9b4fe01b0156c88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36439333862" calcext:value-type="float">
            <text:p>0.623</text:p>
          </table:table-cell>
          <table:table-cell office:value-type="float" office:value="1.29559354654095" calcext:value-type="float">
            <text:p>1.296</text:p>
          </table:table-cell>
          <table:table-cell office:value-type="float" office:value="0.632419784511039" calcext:value-type="float">
            <text:p>0.632</text:p>
          </table:table-cell>
          <table:table-cell office:value-type="float" office:value="0.797663601495886" calcext:value-type="float">
            <text:p>0.797663601495886</text:p>
          </table:table-cell>
          <table:table-cell office:value-type="float" office:value="0.672469735145569" calcext:value-type="float">
            <text:p>0.672469735145569</text:p>
          </table:table-cell>
          <table:table-cell office:value-type="float" office:value="0.00771365165710449" calcext:value-type="float">
            <text:p>0.007713651657104</text:p>
          </table:table-cell>
          <table:table-cell office:value-type="float" office:value="0.00093605915705363" calcext:value-type="float">
            <text:p>0.000936059157054</text:p>
          </table:table-cell>
          <table:table-cell office:value-type="float" office:value="0.0188986619313558" calcext:value-type="float">
            <text:p>0.018898661931356</text:p>
          </table:table-cell>
          <table:table-cell/>
          <table:table-cell table:formula="of:=([.AB15]+[.AD15])/2" office:value-type="float" office:value="0.6278920889248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90df3b7c38b54334862b251415d5952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62310815799" calcext:value-type="float">
            <text:p>0.622</text:p>
          </table:table-cell>
          <table:table-cell office:value-type="float" office:value="0.651758094761996" calcext:value-type="float">
            <text:p>0.652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43881406578966" calcext:value-type="float">
            <text:p>0.943881406578966</text:p>
          </table:table-cell>
          <table:table-cell office:value-type="float" office:value="0.096131905913353" calcext:value-type="float">
            <text:p>0.096131905913353</text:p>
          </table:table-cell>
          <table:table-cell office:value-type="float" office:value="0.00740333795547485" calcext:value-type="float">
            <text:p>0.007403337955475</text:p>
          </table:table-cell>
          <table:table-cell office:value-type="float" office:value="0.00214404265085856" calcext:value-type="float">
            <text:p>0.002144042650859</text:p>
          </table:table-cell>
          <table:table-cell office:value-type="float" office:value="0.0169473767280579" calcext:value-type="float">
            <text:p>0.016947376728058</text:p>
          </table:table-cell>
          <table:table-cell/>
          <table:table-cell table:formula="of:=([.AB16]+[.AD16])/2" office:value-type="float" office:value="0.621357337884967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36c7e2b48bca4f8b825257f78783500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4660677123" calcext:value-type="float">
            <text:p>0.622</text:p>
          </table:table-cell>
          <table:table-cell office:value-type="float" office:value="1.04474357630582" calcext:value-type="float">
            <text:p>1.045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0.694132961252684" calcext:value-type="float">
            <text:p>0.694132961252684</text:p>
          </table:table-cell>
          <table:table-cell office:value-type="float" office:value="0.699080884456635" calcext:value-type="float">
            <text:p>0.699080884456635</text:p>
          </table:table-cell>
          <table:table-cell office:value-type="float" office:value="0.00720125834147135" calcext:value-type="float">
            <text:p>0.007201258341471</text:p>
          </table:table-cell>
          <table:table-cell office:value-type="float" office:value="0.000197211901346842" calcext:value-type="float">
            <text:p>0.000197211901347</text:p>
          </table:table-cell>
          <table:table-cell office:value-type="float" office:value="0.0185831785202026" calcext:value-type="float">
            <text:p>0.018583178520203</text:p>
          </table:table-cell>
          <table:table-cell/>
          <table:table-cell table:formula="of:=([.AB17]+[.AD17])/2" office:value-type="float" office:value="0.621897423998527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ce359187728841e8b809298d49159d8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186440677966" calcext:value-type="float">
            <text:p>0.621</text:p>
          </table:table-cell>
          <table:table-cell office:value-type="float" office:value="0.808415905741237" calcext:value-type="float">
            <text:p>0.808</text:p>
          </table:table-cell>
          <table:table-cell office:value-type="float" office:value="0.589075307377049" calcext:value-type="float">
            <text:p>0.589</text:p>
          </table:table-cell>
          <table:table-cell office:value-type="float" office:value="0.97944631884175" calcext:value-type="float">
            <text:p>0.97944631884175</text:p>
          </table:table-cell>
          <table:table-cell office:value-type="float" office:value="0.214240431785583" calcext:value-type="float">
            <text:p>0.214240431785583</text:p>
          </table:table-cell>
          <table:table-cell office:value-type="float" office:value="0.00728678305943807" calcext:value-type="float">
            <text:p>0.007286783059438</text:p>
          </table:table-cell>
          <table:table-cell office:value-type="float" office:value="0.000646666685740153" calcext:value-type="float">
            <text:p>0.00064666668574</text:p>
          </table:table-cell>
          <table:table-cell office:value-type="float" office:value="0.0171764373779297" calcext:value-type="float">
            <text:p>0.01717643737793</text:p>
          </table:table-cell>
          <table:table-cell/>
          <table:table-cell table:formula="of:=([.AB18]+[.AD18])/2" office:value-type="float" office:value="0.605130874027508" calcext:value-type="float">
            <text:p>0.605</text:p>
          </table:table-cell>
        </table:table-row>
        <table:table-row table:style-name="ro2">
          <table:table-cell office:value-type="string" calcext:value-type="string">
            <text:p>934ec419b430491d9d3fb3e5947a283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59487132605" calcext:value-type="float">
            <text:p>0.619</text:p>
          </table:table-cell>
          <table:table-cell office:value-type="float" office:value="0.677288489053713" calcext:value-type="float">
            <text:p>0.677</text:p>
          </table:table-cell>
          <table:table-cell office:value-type="float" office:value="0.622733357673117" calcext:value-type="float">
            <text:p>0.623</text:p>
          </table:table-cell>
          <table:table-cell office:value-type="float" office:value="0.748304946448213" calcext:value-type="float">
            <text:p>0.748304946448213</text:p>
          </table:table-cell>
          <table:table-cell office:value-type="float" office:value="0.544992685317993" calcext:value-type="float">
            <text:p>0.544992685317993</text:p>
          </table:table-cell>
          <table:table-cell office:value-type="float" office:value="0.00551528930664062" calcext:value-type="float">
            <text:p>0.005515289306641</text:p>
          </table:table-cell>
          <table:table-cell office:value-type="float" office:value="0.000193425019582113" calcext:value-type="float">
            <text:p>0.000193425019582</text:p>
          </table:table-cell>
          <table:table-cell office:value-type="float" office:value="0.016949725151062" calcext:value-type="float">
            <text:p>0.016949725151062</text:p>
          </table:table-cell>
          <table:table-cell/>
          <table:table-cell table:formula="of:=([.AB19]+[.AD19])/2" office:value-type="float" office:value="0.620664114499583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6303f49c75814cadb4b42d2d87c240a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371515399451" calcext:value-type="float">
            <text:p>0.613</text:p>
          </table:table-cell>
          <table:table-cell office:value-type="float" office:value="0.645259633160277" calcext:value-type="float">
            <text:p>0.645</text:p>
          </table:table-cell>
          <table:table-cell office:value-type="float" office:value="0.608421052631579" calcext:value-type="float">
            <text:p>0.608</text:p>
          </table:table-cell>
          <table:table-cell office:value-type="float" office:value="0.915978345819699" calcext:value-type="float">
            <text:p>0.915978345819699</text:p>
          </table:table-cell>
          <table:table-cell office:value-type="float" office:value="0.190225511789322" calcext:value-type="float">
            <text:p>0.190225511789322</text:p>
          </table:table-cell>
          <table:table-cell office:value-type="float" office:value="0.00747913519541423" calcext:value-type="float">
            <text:p>0.007479135195414</text:p>
          </table:table-cell>
          <table:table-cell office:value-type="float" office:value="0.00258223613103231" calcext:value-type="float">
            <text:p>0.002582236131032</text:p>
          </table:table-cell>
          <table:table-cell office:value-type="float" office:value="0.0189555128415426" calcext:value-type="float">
            <text:p>0.018955512841543</text:p>
          </table:table-cell>
          <table:table-cell/>
          <table:table-cell table:formula="of:=([.AB20]+[.AD20])/2" office:value-type="float" office:value="0.610896284015515" calcext:value-type="float">
            <text:p>0.611</text:p>
          </table:table-cell>
        </table:table-row>
        <table:table-row table:style-name="ro2" table:visibility="filter">
          <table:table-cell office:value-type="string" calcext:value-type="string">
            <text:p>aeb7946d87b24cfcaf57b1722dd9ae4d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0381803523" calcext:value-type="float">
            <text:p>0.613</text:p>
          </table:table-cell>
          <table:table-cell office:value-type="float" office:value="0.668206042091318" calcext:value-type="float">
            <text:p>0.668</text:p>
          </table:table-cell>
          <table:table-cell office:value-type="float" office:value="0.619824781757331" calcext:value-type="float">
            <text:p>0.620</text:p>
          </table:table-cell>
          <table:table-cell office:value-type="float" office:value="1.32859337522138" calcext:value-type="float">
            <text:p>1.32859337522138</text:p>
          </table:table-cell>
          <table:table-cell office:value-type="float" office:value="0.0288362707942724" calcext:value-type="float">
            <text:p>0.028836270794272</text:p>
          </table:table-cell>
          <table:table-cell office:value-type="float" office:value="0.00577867428461711" calcext:value-type="float">
            <text:p>0.005778674284617</text:p>
          </table:table-cell>
          <table:table-cell office:value-type="float" office:value="0.000855120023091634" calcext:value-type="float">
            <text:p>0.000855120023092</text:p>
          </table:table-cell>
          <table:table-cell office:value-type="float" office:value="0.0205591082572937" calcext:value-type="float">
            <text:p>0.020559108257294</text:p>
          </table:table-cell>
          <table:table-cell/>
          <table:table-cell table:formula="of:=([.AB21]+[.AD21])/2" office:value-type="float" office:value="0.616482581780427" calcext:value-type="float">
            <text:p>0.616</text:p>
          </table:table-cell>
        </table:table-row>
        <table:table-row table:style-name="ro2">
          <table:table-cell office:value-type="string" calcext:value-type="string">
            <text:p>722a4422d8374663b9a9bdcc9913d05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9139607006705" calcext:value-type="float">
            <text:p>0.609</text:p>
          </table:table-cell>
          <table:table-cell office:value-type="float" office:value="1.13620777898187" calcext:value-type="float">
            <text:p>1.136</text:p>
          </table:table-cell>
          <table:table-cell office:value-type="float" office:value="0.625628983562563" calcext:value-type="float">
            <text:p>0.626</text:p>
          </table:table-cell>
          <table:table-cell office:value-type="float" office:value="0.886891621415333" calcext:value-type="float">
            <text:p>0.886891621415333</text:p>
          </table:table-cell>
          <table:table-cell office:value-type="float" office:value="0.171181961894035" calcext:value-type="float">
            <text:p>0.171181961894035</text:p>
          </table:table-cell>
          <table:table-cell office:value-type="float" office:value="0.00585241317749023" calcext:value-type="float">
            <text:p>0.00585241317749</text:p>
          </table:table-cell>
          <table:table-cell office:value-type="float" office:value="0.000821288426717122" calcext:value-type="float">
            <text:p>0.000821288426717</text:p>
          </table:table-cell>
          <table:table-cell office:value-type="float" office:value="0.0169419765472412" calcext:value-type="float">
            <text:p>0.016941976547241</text:p>
          </table:table-cell>
          <table:table-cell/>
          <table:table-cell table:formula="of:=([.AB22]+[.AD22])/2" office:value-type="float" office:value="0.617384295284634" calcext:value-type="float">
            <text:p>0.617</text:p>
          </table:table-cell>
        </table:table-row>
        <table:table-row table:style-name="ro2">
          <table:table-cell office:value-type="string" calcext:value-type="string">
            <text:p>3ccab2082bcd4c08a0ae5deec020667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589457774419" calcext:value-type="float">
            <text:p>0.606</text:p>
          </table:table-cell>
          <table:table-cell office:value-type="float" office:value="1.32666131954065" calcext:value-type="float">
            <text:p>1.327</text:p>
          </table:table-cell>
          <table:table-cell office:value-type="float" office:value="0.655619329753749" calcext:value-type="float">
            <text:p>0.656</text:p>
          </table:table-cell>
          <table:table-cell office:value-type="float" office:value="0.880857334342054" calcext:value-type="float">
            <text:p>0.880857334342054</text:p>
          </table:table-cell>
          <table:table-cell office:value-type="float" office:value="0.376575648784637" calcext:value-type="float">
            <text:p>0.376575648784637</text:p>
          </table:table-cell>
          <table:table-cell office:value-type="float" office:value="0.00739686489105225" calcext:value-type="float">
            <text:p>0.007396864891052</text:p>
          </table:table-cell>
          <table:table-cell office:value-type="float" office:value="0.000198705991109212" calcext:value-type="float">
            <text:p>0.000198705991109</text:p>
          </table:table-cell>
          <table:table-cell office:value-type="float" office:value="0.0169649322827657" calcext:value-type="float">
            <text:p>0.016964932282766</text:p>
          </table:table-cell>
          <table:table-cell/>
          <table:table-cell table:formula="of:=([.AB23]+[.AD23])/2" office:value-type="float" office:value="0.630756953748969" calcext:value-type="float">
            <text:p>0.631</text:p>
          </table:table-cell>
        </table:table-row>
        <table:table-row table:style-name="ro2" table:visibility="filter">
          <table:table-cell office:value-type="string" calcext:value-type="string">
            <text:p>d18cc0462b2145c0901537e6cff57d0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96165313518" calcext:value-type="float">
            <text:p>0.604</text:p>
          </table:table-cell>
          <table:table-cell office:value-type="float" office:value="0.896221256896153" calcext:value-type="float">
            <text:p>0.896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89174594161331" calcext:value-type="float">
            <text:p>0.989174594161331</text:p>
          </table:table-cell>
          <table:table-cell office:value-type="float" office:value="0.193730056285858" calcext:value-type="float">
            <text:p>0.193730056285858</text:p>
          </table:table-cell>
          <table:table-cell office:value-type="float" office:value="0.00749265750249227" calcext:value-type="float">
            <text:p>0.007492657502492</text:p>
          </table:table-cell>
          <table:table-cell office:value-type="float" office:value="0.00204854408899943" calcext:value-type="float">
            <text:p>0.002048544088999</text:p>
          </table:table-cell>
          <table:table-cell office:value-type="float" office:value="0.0169672807057699" calcext:value-type="float">
            <text:p>0.01696728070577</text:p>
          </table:table-cell>
          <table:table-cell/>
          <table:table-cell table:formula="of:=([.AB24]+[.AD24])/2" office:value-type="float" office:value="0.612224265133827" calcext:value-type="float">
            <text:p>0.612</text:p>
          </table:table-cell>
        </table:table-row>
        <table:table-row table:style-name="ro2">
          <table:table-cell office:value-type="string" calcext:value-type="string">
            <text:p>06eb643550ba44448d845325bfc5957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1627464956" calcext:value-type="float">
            <text:p>0.604</text:p>
          </table:table-cell>
          <table:table-cell office:value-type="float" office:value="0.905436946241648" calcext:value-type="float">
            <text:p>0.905</text:p>
          </table:table-cell>
          <table:table-cell office:value-type="float" office:value="0.648913077673263" calcext:value-type="float">
            <text:p>0.649</text:p>
          </table:table-cell>
          <table:table-cell office:value-type="float" office:value="1.31013192861311" calcext:value-type="float">
            <text:p>1.31013192861311</text:p>
          </table:table-cell>
          <table:table-cell office:value-type="float" office:value="0.0388506539165974" calcext:value-type="float">
            <text:p>0.038850653916597</text:p>
          </table:table-cell>
          <table:table-cell office:value-type="float" office:value="0.00752379894256592" calcext:value-type="float">
            <text:p>0.007523798942566</text:p>
          </table:table-cell>
          <table:table-cell office:value-type="float" office:value="0.00023274024327596" calcext:value-type="float">
            <text:p>0.000232740243276</text:p>
          </table:table-cell>
          <table:table-cell office:value-type="float" office:value="0.0173535704612732" calcext:value-type="float">
            <text:p>0.017353570461273</text:p>
          </table:table-cell>
          <table:table-cell/>
          <table:table-cell table:formula="of:=([.AB25]+[.AD25])/2" office:value-type="float" office:value="0.626214676161412" calcext:value-type="float">
            <text:p>0.626</text:p>
          </table:table-cell>
        </table:table-row>
        <table:table-row table:style-name="ro2" table:visibility="filter">
          <table:table-cell office:value-type="string" calcext:value-type="string">
            <text:p>f2124e4f65aa431e9f919ceaa2efd43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195745742624" calcext:value-type="float">
            <text:p>0.602</text:p>
          </table:table-cell>
          <table:table-cell office:value-type="float" office:value="1.43266040046743" calcext:value-type="float">
            <text:p>1.433</text:p>
          </table:table-cell>
          <table:table-cell office:value-type="float" office:value="0.605968499585521" calcext:value-type="float">
            <text:p>0.606</text:p>
          </table:table-cell>
          <table:table-cell office:value-type="float" office:value="0.688575067827778" calcext:value-type="float">
            <text:p>0.688575067827778</text:p>
          </table:table-cell>
          <table:table-cell office:value-type="float" office:value="0.611934304237366" calcext:value-type="float">
            <text:p>0.611934304237366</text:p>
          </table:table-cell>
          <table:table-cell office:value-type="float" office:value="0.0073071559270223" calcext:value-type="float">
            <text:p>0.007307155927022</text:p>
          </table:table-cell>
          <table:table-cell office:value-type="float" office:value="0.000203438599904378" calcext:value-type="float">
            <text:p>0.000203438599904</text:p>
          </table:table-cell>
          <table:table-cell office:value-type="float" office:value="0.0170675913492839" calcext:value-type="float">
            <text:p>0.017067591349284</text:p>
          </table:table-cell>
          <table:table-cell/>
          <table:table-cell table:formula="of:=([.AB26]+[.AD26])/2" office:value-type="float" office:value="0.604082122664072" calcext:value-type="float">
            <text:p>0.604</text:p>
          </table:table-cell>
        </table:table-row>
        <table:table-row table:style-name="ro2">
          <table:table-cell office:value-type="string" calcext:value-type="string">
            <text:p>f1f4ee60f58241629a5ab410b6f3d5a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061673486331" calcext:value-type="float">
            <text:p>0.601</text:p>
          </table:table-cell>
          <table:table-cell office:value-type="float" office:value="1.087041336418" calcext:value-type="float">
            <text:p>1.087</text:p>
          </table:table-cell>
          <table:table-cell office:value-type="float" office:value="0.626468807248032" calcext:value-type="float">
            <text:p>0.626</text:p>
          </table:table-cell>
          <table:table-cell office:value-type="float" office:value="0.68132834793419" calcext:value-type="float">
            <text:p>0.68132834793419</text:p>
          </table:table-cell>
          <table:table-cell office:value-type="float" office:value="0.648436963558197" calcext:value-type="float">
            <text:p>0.648436963558197</text:p>
          </table:table-cell>
          <table:table-cell office:value-type="float" office:value="0.00740154584248861" calcext:value-type="float">
            <text:p>0.007401545842489</text:p>
          </table:table-cell>
          <table:table-cell office:value-type="float" office:value="0.000462595621744792" calcext:value-type="float">
            <text:p>0.000462595621745</text:p>
          </table:table-cell>
          <table:table-cell office:value-type="float" office:value="0.0186768452326457" calcext:value-type="float">
            <text:p>0.018676845232646</text:p>
          </table:table-cell>
          <table:table-cell/>
          <table:table-cell table:formula="of:=([.AB27]+[.AD27])/2" office:value-type="float" office:value="0.613542771055671" calcext:value-type="float">
            <text:p>0.614</text:p>
          </table:table-cell>
        </table:table-row>
        <table:table-row table:style-name="ro2" table:visibility="filter">
          <table:table-cell office:value-type="string" calcext:value-type="string">
            <text:p>49fb3c56e5b24f079921a2abc642ee9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9367338869118" calcext:value-type="float">
            <text:p>0.599</text:p>
          </table:table-cell>
          <table:table-cell office:value-type="float" office:value="0.645961603062265" calcext:value-type="float">
            <text:p>0.646</text:p>
          </table:table-cell>
          <table:table-cell office:value-type="float" office:value="0.592105263157895" calcext:value-type="float">
            <text:p>0.592</text:p>
          </table:table-cell>
          <table:table-cell office:value-type="float" office:value="0.66576160154035" calcext:value-type="float">
            <text:p>0.66576160154035</text:p>
          </table:table-cell>
          <table:table-cell office:value-type="float" office:value="0.556268095970154" calcext:value-type="float">
            <text:p>0.556268095970154</text:p>
          </table:table-cell>
          <table:table-cell office:value-type="float" office:value="0.00732496976852417" calcext:value-type="float">
            <text:p>0.007324969768524</text:p>
          </table:table-cell>
          <table:table-cell office:value-type="float" office:value="0.000964983304341634" calcext:value-type="float">
            <text:p>0.000964983304342</text:p>
          </table:table-cell>
          <table:table-cell office:value-type="float" office:value="0.0189188241958618" calcext:value-type="float">
            <text:p>0.018918824195862</text:p>
          </table:table-cell>
          <table:table-cell/>
          <table:table-cell table:formula="of:=([.AB28]+[.AD28])/2" office:value-type="float" office:value="0.595736301013507" calcext:value-type="float">
            <text:p>0.596</text:p>
          </table:table-cell>
        </table:table-row>
        <table:table-row table:style-name="ro2" table:visibility="filter">
          <table:table-cell office:value-type="string" calcext:value-type="string">
            <text:p>1457e8869d2e427eb8f6db2c25cde1be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8162453718517" calcext:value-type="float">
            <text:p>0.598</text:p>
          </table:table-cell>
          <table:table-cell office:value-type="float" office:value="0.765105207494441" calcext:value-type="float">
            <text:p>0.765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643927812576294" calcext:value-type="float">
            <text:p>0.643927812576294</text:p>
          </table:table-cell>
          <table:table-cell office:value-type="float" office:value="0.533161580562592" calcext:value-type="float">
            <text:p>0.533161580562592</text:p>
          </table:table-cell>
          <table:table-cell office:value-type="float" office:value="0.00742892424265544" calcext:value-type="float">
            <text:p>0.007428924242655</text:p>
          </table:table-cell>
          <table:table-cell office:value-type="float" office:value="0.00046238899230957" calcext:value-type="float">
            <text:p>0.00046238899231</text:p>
          </table:table-cell>
          <table:table-cell office:value-type="float" office:value="0.0191075285275777" calcext:value-type="float">
            <text:p>0.019107528527578</text:p>
          </table:table-cell>
          <table:table-cell/>
          <table:table-cell table:formula="of:=([.AB29]+[.AD29])/2" office:value-type="float" office:value="0.604001666762168" calcext:value-type="float">
            <text:p>0.604</text:p>
          </table:table-cell>
        </table:table-row>
        <table:table-row table:style-name="ro2">
          <table:table-cell office:value-type="string" calcext:value-type="string">
            <text:p>c4de8a883f9e4b7faae68baa724f163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229593229593" calcext:value-type="float">
            <text:p>0.593</text:p>
          </table:table-cell>
          <table:table-cell office:value-type="float" office:value="1.337578304662" calcext:value-type="float">
            <text:p>1.338</text:p>
          </table:table-cell>
          <table:table-cell office:value-type="float" office:value="0.614171413519476" calcext:value-type="float">
            <text:p>0.614</text:p>
          </table:table-cell>
          <table:table-cell office:value-type="float" office:value="0.712978732201361" calcext:value-type="float">
            <text:p>0.712978732201361</text:p>
          </table:table-cell>
          <table:table-cell office:value-type="float" office:value="0.462528169155121" calcext:value-type="float">
            <text:p>0.462528169155121</text:p>
          </table:table-cell>
          <table:table-cell office:value-type="float" office:value="0.00552387237548828" calcext:value-type="float">
            <text:p>0.005523872375488</text:p>
          </table:table-cell>
          <table:table-cell office:value-type="float" office:value="0.000604800383249919" calcext:value-type="float">
            <text:p>0.00060480038325</text:p>
          </table:table-cell>
          <table:table-cell office:value-type="float" office:value="0.0187024712562561" calcext:value-type="float">
            <text:p>0.018702471256256</text:p>
          </table:table-cell>
          <table:table-cell/>
          <table:table-cell table:formula="of:=([.AB30]+[.AD30])/2" office:value-type="float" office:value="0.603700503374535" calcext:value-type="float">
            <text:p>0.604</text:p>
          </table:table-cell>
        </table:table-row>
        <table:table-row table:style-name="ro2" table:visibility="filter">
          <table:table-cell office:value-type="string" calcext:value-type="string">
            <text:p>20f54f2266e8401abe5d0596041af13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8151709401709" calcext:value-type="float">
            <text:p>0.578</text:p>
          </table:table-cell>
          <table:table-cell office:value-type="float" office:value="1.38540808146432" calcext:value-type="float">
            <text:p>1.385</text:p>
          </table:table-cell>
          <table:table-cell office:value-type="float" office:value="0.618371212121212" calcext:value-type="float">
            <text:p>0.618</text:p>
          </table:table-cell>
          <table:table-cell office:value-type="float" office:value="0.668896557182394" calcext:value-type="float">
            <text:p>0.668896557182394</text:p>
          </table:table-cell>
          <table:table-cell office:value-type="float" office:value="0.56657874584198" calcext:value-type="float">
            <text:p>0.56657874584198</text:p>
          </table:table-cell>
          <table:table-cell office:value-type="float" office:value="0.0069014032681783" calcext:value-type="float">
            <text:p>0.006901403268178</text:p>
          </table:table-cell>
          <table:table-cell office:value-type="float" office:value="0.00200612545013428" calcext:value-type="float">
            <text:p>0.002006125450134</text:p>
          </table:table-cell>
          <table:table-cell office:value-type="float" office:value="0.0174276908238729" calcext:value-type="float">
            <text:p>0.017427690823873</text:p>
          </table:table-cell>
          <table:table-cell/>
          <table:table-cell table:formula="of:=([.AB31]+[.AD31])/2" office:value-type="float" office:value="0.598261460761461" calcext:value-type="float">
            <text:p>0.598</text:p>
          </table:table-cell>
        </table:table-row>
        <table:table-row table:style-name="ro2" table:visibility="filter">
          <table:table-cell office:value-type="string" calcext:value-type="string">
            <text:p>1cb53ee391ad4fda836e0fad7f926ac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742975197281" calcext:value-type="float">
            <text:p>0.573</text:p>
          </table:table-cell>
          <table:table-cell office:value-type="float" office:value="0.677701644449426" calcext:value-type="float">
            <text:p>0.678</text:p>
          </table:table-cell>
          <table:table-cell office:value-type="float" office:value="0.430360946404928" calcext:value-type="float">
            <text:p>0.430</text:p>
          </table:table-cell>
          <table:table-cell office:value-type="float" office:value="0.661983974518314" calcext:value-type="float">
            <text:p>0.661983974518314</text:p>
          </table:table-cell>
          <table:table-cell office:value-type="float" office:value="0.581238508224487" calcext:value-type="float">
            <text:p>0.581238508224487</text:p>
          </table:table-cell>
          <table:table-cell office:value-type="float" office:value="0.00763025283813477" calcext:value-type="float">
            <text:p>0.007630252838135</text:p>
          </table:table-cell>
          <table:table-cell office:value-type="float" office:value="0.000210833549499512" calcext:value-type="float">
            <text:p>0.0002108335495</text:p>
          </table:table-cell>
          <table:table-cell office:value-type="float" office:value="0.0171067794164022" calcext:value-type="float">
            <text:p>0.017106779416402</text:p>
          </table:table-cell>
          <table:table-cell/>
          <table:table-cell table:formula="of:=([.AB32]+[.AD32])/2" office:value-type="float" office:value="0.501551960801105" calcext:value-type="float">
            <text:p>0.502</text:p>
          </table:table-cell>
        </table:table-row>
        <table:table-row table:style-name="ro2" table:visibility="filter">
          <table:table-cell office:value-type="string" calcext:value-type="string">
            <text:p>9315d71ded43437092332b26608d8ef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689928628073" calcext:value-type="float">
            <text:p>0.557</text:p>
          </table:table-cell>
          <table:table-cell office:value-type="float" office:value="0.97104253064866" calcext:value-type="float">
            <text:p>0.971</text:p>
          </table:table-cell>
          <table:table-cell office:value-type="float" office:value="0.626419940074413" calcext:value-type="float">
            <text:p>0.626</text:p>
          </table:table-cell>
          <table:table-cell office:value-type="float" office:value="0.694334051942313" calcext:value-type="float">
            <text:p>0.694334051942313</text:p>
          </table:table-cell>
          <table:table-cell office:value-type="float" office:value="0.730069398880005" calcext:value-type="float">
            <text:p>0.730069398880005</text:p>
          </table:table-cell>
          <table:table-cell office:value-type="float" office:value="0.0073362390200297" calcext:value-type="float">
            <text:p>0.00733623902003</text:p>
          </table:table-cell>
          <table:table-cell office:value-type="float" office:value="0.000702790419260661" calcext:value-type="float">
            <text:p>0.000702790419261</text:p>
          </table:table-cell>
          <table:table-cell office:value-type="float" office:value="0.0170645276705424" calcext:value-type="float">
            <text:p>0.017064527670542</text:p>
          </table:table-cell>
          <table:table-cell/>
          <table:table-cell table:formula="of:=([.AB33]+[.AD33])/2" office:value-type="float" office:value="0.591659613177572" calcext:value-type="float">
            <text:p>0.592</text:p>
          </table:table-cell>
        </table:table-row>
        <table:table-row table:style-name="ro2" table:visibility="filter">
          <table:table-cell office:value-type="string" calcext:value-type="string">
            <text:p>dd2932bae1d748e6a779aef34ff6d7e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5733944954128" calcext:value-type="float">
            <text:p>0.556</text:p>
          </table:table-cell>
          <table:table-cell office:value-type="float" office:value="0.670345091979776" calcext:value-type="float">
            <text:p>0.670</text:p>
          </table:table-cell>
          <table:table-cell office:value-type="float" office:value="0.584749014546343" calcext:value-type="float">
            <text:p>0.585</text:p>
          </table:table-cell>
          <table:table-cell office:value-type="float" office:value="0.663734835963095" calcext:value-type="float">
            <text:p>0.663734835963095</text:p>
          </table:table-cell>
          <table:table-cell office:value-type="float" office:value="0.558922052383423" calcext:value-type="float">
            <text:p>0.558922052383423</text:p>
          </table:table-cell>
          <table:table-cell office:value-type="float" office:value="0.00725334088007609" calcext:value-type="float">
            <text:p>0.007253340880076</text:p>
          </table:table-cell>
          <table:table-cell office:value-type="float" office:value="0.000904329617818197" calcext:value-type="float">
            <text:p>0.000904329617818</text:p>
          </table:table-cell>
          <table:table-cell office:value-type="float" office:value="0.0170074939727783" calcext:value-type="float">
            <text:p>0.017007493972778</text:p>
          </table:table-cell>
          <table:table-cell/>
          <table:table-cell table:formula="of:=([.AB34]+[.AD34])/2" office:value-type="float" office:value="0.570241479750236" calcext:value-type="float">
            <text:p>0.570</text:p>
          </table:table-cell>
        </table:table-row>
        <table:table-row table:style-name="ro2" table:visibility="filter">
          <table:table-cell office:value-type="string" calcext:value-type="string">
            <text:p>23ff1ec347024bfa9c6a8e20f4ef856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27693296209038" calcext:value-type="float">
            <text:p>0.528</text:p>
          </table:table-cell>
          <table:table-cell office:value-type="float" office:value="0.671755577893865" calcext:value-type="float">
            <text:p>0.672</text:p>
          </table:table-cell>
          <table:table-cell office:value-type="float" office:value="0.477566708551999" calcext:value-type="float">
            <text:p>0.478</text:p>
          </table:table-cell>
          <table:table-cell office:value-type="float" office:value="0.679633812237811" calcext:value-type="float">
            <text:p>0.679633812237811</text:p>
          </table:table-cell>
          <table:table-cell office:value-type="float" office:value="0.506489396095276" calcext:value-type="float">
            <text:p>0.506489396095276</text:p>
          </table:table-cell>
          <table:table-cell office:value-type="float" office:value="0.00754157304763794" calcext:value-type="float">
            <text:p>0.007541573047638</text:p>
          </table:table-cell>
          <table:table-cell office:value-type="float" office:value="0.000216090679168701" calcext:value-type="float">
            <text:p>0.000216090679169</text:p>
          </table:table-cell>
          <table:table-cell office:value-type="float" office:value="0.0168970823287964" calcext:value-type="float">
            <text:p>0.016897082328796</text:p>
          </table:table-cell>
          <table:table-cell/>
          <table:table-cell table:formula="of:=([.AB35]+[.AD35])/2" office:value-type="float" office:value="0.502630002380519" calcext:value-type="float">
            <text:p>0.503</text:p>
          </table:table-cell>
        </table:table-row>
        <table:table-row table:style-name="ro2" table:visibility="filter">
          <table:table-cell office:value-type="string" calcext:value-type="string">
            <text:p>da13ffe173274a8ca40b9f06d4fb0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7979797979798" calcext:value-type="float">
            <text:p>0.398</text:p>
          </table:table-cell>
          <table:table-cell office:value-type="float" office:value="0.688338484540082" calcext:value-type="float">
            <text:p>0.688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89969949824836" calcext:value-type="float">
            <text:p>0.689969949824836</text:p>
          </table:table-cell>
          <table:table-cell office:value-type="float" office:value="0.57443904876709" calcext:value-type="float">
            <text:p>0.57443904876709</text:p>
          </table:table-cell>
          <table:table-cell office:value-type="float" office:value="0.0077233632405599" calcext:value-type="float">
            <text:p>0.00772336324056</text:p>
          </table:table-cell>
          <table:table-cell office:value-type="float" office:value="0.000399744510650635" calcext:value-type="float">
            <text:p>0.000399744510651</text:p>
          </table:table-cell>
          <table:table-cell office:value-type="float" office:value="0.0170381506284078" calcext:value-type="float">
            <text:p>0.017038150628408</text:p>
          </table:table-cell>
          <table:table-cell/>
          <table:table-cell table:formula="of:=([.AB36]+[.AD36])/2" office:value-type="float" office:value="0.397038216069229" calcext:value-type="float">
            <text:p>0.397</text:p>
          </table:table-cell>
        </table:table-row>
        <table:table-row table:style-name="ro2">
          <table:table-cell office:value-type="string" calcext:value-type="string">
            <text:p>6c3e0b8dfe844270a5af6dc713422fa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4094894716404" calcext:value-type="float">
            <text:p>0.694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0111898440187" calcext:value-type="float">
            <text:p>0.710111898440187</text:p>
          </table:table-cell>
          <table:table-cell office:value-type="float" office:value="0.175229296088219" calcext:value-type="float">
            <text:p>0.175229296088219</text:p>
          </table:table-cell>
          <table:table-cell office:value-type="float" office:value="0.00752532879511515" calcext:value-type="float">
            <text:p>0.007525328795115</text:p>
          </table:table-cell>
          <table:table-cell office:value-type="float" office:value="0.000242837270100911" calcext:value-type="float">
            <text:p>0.000242837270101</text:p>
          </table:table-cell>
          <table:table-cell office:value-type="float" office:value="0.017002276579539" calcext:value-type="float">
            <text:p>0.017002276579539</text:p>
          </table:table-cell>
          <table:table-cell/>
          <table:table-cell table:formula="of:=([.AB37]+[.AD37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d3e89ea0164f4230ae579c567b572c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9298922647566" calcext:value-type="float">
            <text:p>0.699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3834964383033" calcext:value-type="float">
            <text:p>0.703834964383033</text:p>
          </table:table-cell>
          <table:table-cell office:value-type="float" office:value="0.723846673965454" calcext:value-type="float">
            <text:p>0.723846673965454</text:p>
          </table:table-cell>
          <table:table-cell office:value-type="float" office:value="0.00741806030273437" calcext:value-type="float">
            <text:p>0.007418060302734</text:p>
          </table:table-cell>
          <table:table-cell office:value-type="float" office:value="0.000759569803873698" calcext:value-type="float">
            <text:p>0.000759569803874</text:p>
          </table:table-cell>
          <table:table-cell office:value-type="float" office:value="0.0189710895220439" calcext:value-type="float">
            <text:p>0.018971089522044</text:p>
          </table:table-cell>
          <table:table-cell/>
          <table:table-cell table:formula="of:=([.AB38]+[.AD38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70ef6634b478478293110c2c3c5227b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1557157823703" calcext:value-type="float">
            <text:p>0.70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035573897823" calcext:value-type="float">
            <text:p>0.690035573897823</text:p>
          </table:table-cell>
          <table:table-cell office:value-type="float" office:value="0.666807055473328" calcext:value-type="float">
            <text:p>0.666807055473328</text:p>
          </table:table-cell>
          <table:table-cell office:value-type="float" office:value="0.00740995804468791" calcext:value-type="float">
            <text:p>0.007409958044688</text:p>
          </table:table-cell>
          <table:table-cell office:value-type="float" office:value="0.000210607051849365" calcext:value-type="float">
            <text:p>0.000210607051849</text:p>
          </table:table-cell>
          <table:table-cell office:value-type="float" office:value="0.016914168993632" calcext:value-type="float">
            <text:p>0.016914168993632</text:p>
          </table:table-cell>
          <table:table-cell/>
          <table:table-cell table:formula="of:=([.AB39]+[.AD39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1543d78f6e884062aad33f1cf5a0d5d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16436656262926" calcext:value-type="float">
            <text:p>0.316</text:p>
          </table:table-cell>
          <table:table-cell office:value-type="float" office:value="0.688612166667145" calcext:value-type="float">
            <text:p>0.689</text:p>
          </table:table-cell>
          <table:table-cell office:value-type="float" office:value="0.585191172178442" calcext:value-type="float">
            <text:p>0.585</text:p>
          </table:table-cell>
          <table:table-cell office:value-type="float" office:value="0.709682613290766" calcext:value-type="float">
            <text:p>0.709682613290766</text:p>
          </table:table-cell>
          <table:table-cell office:value-type="float" office:value="0.66456001996994" calcext:value-type="float">
            <text:p>0.66456001996994</text:p>
          </table:table-cell>
          <table:table-cell office:value-type="float" office:value="0.00529078642527262" calcext:value-type="float">
            <text:p>0.005290786425273</text:p>
          </table:table-cell>
          <table:table-cell office:value-type="float" office:value="0.000207213560740153" calcext:value-type="float">
            <text:p>0.00020721356074</text:p>
          </table:table-cell>
          <table:table-cell office:value-type="float" office:value="0.0169434547424316" calcext:value-type="float">
            <text:p>0.016943454742432</text:p>
          </table:table-cell>
          <table:table-cell/>
          <table:table-cell table:formula="of:=([.AB40]+[.AD40])/2" office:value-type="float" office:value="0.450813914220684" calcext:value-type="float">
            <text:p>0.451</text:p>
          </table:table-cell>
        </table:table-row>
        <table:table-row table:style-name="ro2">
          <table:table-cell office:value-type="string" calcext:value-type="string">
            <text:p>ac2e80b0cfea42f9a4f99f963d08ff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8046464344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713977167683263" calcext:value-type="float">
            <text:p>0.713977167683263</text:p>
          </table:table-cell>
          <table:table-cell office:value-type="float" office:value="0.84178900718689" calcext:value-type="float">
            <text:p>0.84178900718689</text:p>
          </table:table-cell>
          <table:table-cell office:value-type="float" office:value="0.00742163260777791" calcext:value-type="float">
            <text:p>0.007421632607778</text:p>
          </table:table-cell>
          <table:table-cell office:value-type="float" office:value="0.000306534767150879" calcext:value-type="float">
            <text:p>0.000306534767151</text:p>
          </table:table-cell>
          <table:table-cell office:value-type="float" office:value="0.0168695330619812" calcext:value-type="float">
            <text:p>0.016869533061981</text:p>
          </table:table-cell>
          <table:table-cell/>
          <table:table-cell table:formula="of:=([.AB41]+[.AD41])/2" office:value-type="float" office:value="0.267764901623169" calcext:value-type="float">
            <text:p>0.268</text:p>
          </table:table-cell>
        </table:table-row>
        <table:table-row table:style-name="ro2" table:visibility="filter">
          <table:table-cell office:value-type="string" calcext:value-type="string">
            <text:p>c8f7b3798a4c484e8e7a420a86fcfb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18439977441058" calcext:value-type="float">
            <text:p>0.718</text:p>
          </table:table-cell>
          <table:table-cell office:value-type="float" office:value="0.511485387918456" calcext:value-type="float">
            <text:p>0.511</text:p>
          </table:table-cell>
          <table:table-cell office:value-type="float" office:value="0.690453426812285" calcext:value-type="float">
            <text:p>0.690453426812285</text:p>
          </table:table-cell>
          <table:table-cell office:value-type="float" office:value="0.698039412498474" calcext:value-type="float">
            <text:p>0.698039412498474</text:p>
          </table:table-cell>
          <table:table-cell office:value-type="float" office:value="0.00746314525604248" calcext:value-type="float">
            <text:p>0.007463145256042</text:p>
          </table:table-cell>
          <table:table-cell office:value-type="float" office:value="0.000999641418457031" calcext:value-type="float">
            <text:p>0.000999641418457</text:p>
          </table:table-cell>
          <table:table-cell office:value-type="float" office:value="0.0170516649881999" calcext:value-type="float">
            <text:p>0.0170516649882</text:p>
          </table:table-cell>
          <table:table-cell/>
          <table:table-cell table:formula="of:=([.AB42]+[.AD42])/2" office:value-type="float" office:value="0.389649327865862" calcext:value-type="float">
            <text:p>0.390</text:p>
          </table:table-cell>
        </table:table-row>
        <table:table-row table:style-name="ro2" table:visibility="filter">
          <table:table-cell office:value-type="string" calcext:value-type="string">
            <text:p>7de9f36499a84d1caf3a3fa665825e1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07382774993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9519803447108" calcext:value-type="float">
            <text:p>0.699519803447108</text:p>
          </table:table-cell>
          <table:table-cell office:value-type="float" office:value="0.683371901512146" calcext:value-type="float">
            <text:p>0.683371901512146</text:p>
          </table:table-cell>
          <table:table-cell office:value-type="float" office:value="0.00564811627070109" calcext:value-type="float">
            <text:p>0.005648116270701</text:p>
          </table:table-cell>
          <table:table-cell office:value-type="float" office:value="0.000529476006825765" calcext:value-type="float">
            <text:p>0.000529476006826</text:p>
          </table:table-cell>
          <table:table-cell office:value-type="float" office:value="0.0166696747144063" calcext:value-type="float">
            <text:p>0.016669674714406</text:p>
          </table:table-cell>
          <table:table-cell/>
          <table:table-cell table:formula="of:=([.AB43]+[.AD43])/2" office:value-type="float" office:value="0.327985581275055" calcext:value-type="float">
            <text:p>0.328</text:p>
          </table:table-cell>
        </table:table-row>
        <table:table-row table:style-name="ro2" table:visibility="filter">
          <table:table-cell office:value-type="string" calcext:value-type="string">
            <text:p>a376b9e91f4e4316864a7defae6cfaf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157894736842" calcext:value-type="float">
            <text:p>0.388</text:p>
          </table:table-cell>
          <table:table-cell office:value-type="float" office:value="0.692105880347631" calcext:value-type="float">
            <text:p>0.692105880347631</text:p>
          </table:table-cell>
          <table:table-cell office:value-type="float" office:value="0.660742461681366" calcext:value-type="float">
            <text:p>0.660742461681366</text:p>
          </table:table-cell>
          <table:table-cell office:value-type="float" office:value="0.00555907487869263" calcext:value-type="float">
            <text:p>0.005559074878693</text:p>
          </table:table-cell>
          <table:table-cell office:value-type="float" office:value="0.000356686115264893" calcext:value-type="float">
            <text:p>0.000356686115265</text:p>
          </table:table-cell>
          <table:table-cell office:value-type="float" office:value="0.0171747167905172" calcext:value-type="float">
            <text:p>0.017174716790517</text:p>
          </table:table-cell>
          <table:table-cell/>
          <table:table-cell table:formula="of:=([.AB44]+[.AD44])/2" office:value-type="float" office:value="0.194078947368421" calcext:value-type="float">
            <text:p>0.194</text:p>
          </table:table-cell>
        </table:table-row>
        <table:table-row table:style-name="ro2" table:visibility="filter">
          <table:table-cell office:value-type="string" calcext:value-type="string">
            <text:p>a0562ab8936c4baab252871a41a6d26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2558022333625" calcext:value-type="float">
            <text:p>0.563</text:p>
          </table:table-cell>
          <table:table-cell office:value-type="float" office:value="0.691738045984699" calcext:value-type="float">
            <text:p>0.691738045984699</text:p>
          </table:table-cell>
          <table:table-cell office:value-type="float" office:value="0.802026867866516" calcext:value-type="float">
            <text:p>0.802026867866516</text:p>
          </table:table-cell>
          <table:table-cell office:value-type="float" office:value="0.00551710526148478" calcext:value-type="float">
            <text:p>0.005517105261485</text:p>
          </table:table-cell>
          <table:table-cell office:value-type="float" office:value="0.000230836868286133" calcext:value-type="float">
            <text:p>0.000230836868286</text:p>
          </table:table-cell>
          <table:table-cell office:value-type="float" office:value="0.0170655171076457" calcext:value-type="float">
            <text:p>0.017065517107646</text:p>
          </table:table-cell>
          <table:table-cell/>
          <table:table-cell table:formula="of:=([.AB45]+[.AD45])/2" office:value-type="float" office:value="0.281279011166813" calcext:value-type="float">
            <text:p>0.281</text:p>
          </table:table-cell>
        </table:table-row>
        <table:table-row table:style-name="ro2" table:visibility="filter">
          <table:table-cell office:value-type="string" calcext:value-type="string">
            <text:p>009d0a90419a4b518e352d8a50cba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58064516129032" calcext:value-type="float">
            <text:p>0.458</text:p>
          </table:table-cell>
          <table:table-cell office:value-type="float" office:value="0.684242720245033" calcext:value-type="float">
            <text:p>0.684242720245033</text:p>
          </table:table-cell>
          <table:table-cell office:value-type="float" office:value="0.69368851184845" calcext:value-type="float">
            <text:p>0.69368851184845</text:p>
          </table:table-cell>
          <table:table-cell office:value-type="float" office:value="0.00532631079355876" calcext:value-type="float">
            <text:p>0.005326310793559</text:p>
          </table:table-cell>
          <table:table-cell office:value-type="float" office:value="0.000199234485626221" calcext:value-type="float">
            <text:p>0.000199234485626</text:p>
          </table:table-cell>
          <table:table-cell office:value-type="float" office:value="0.0169238169987996" calcext:value-type="float">
            <text:p>0.0169238169988</text:p>
          </table:table-cell>
          <table:table-cell/>
          <table:table-cell table:formula="of:=([.AB46]+[.AD46])/2" office:value-type="float" office:value="0.229032258064516" calcext:value-type="float">
            <text:p>0.229</text:p>
          </table:table-cell>
        </table:table-row>
        <table:table-row table:style-name="ro2" table:visibility="filter">
          <table:table-cell office:value-type="string" calcext:value-type="string">
            <text:p>bae2e423758e4d308d47c91479a13c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20534200760526" calcext:value-type="float">
            <text:p>0.421</text:p>
          </table:table-cell>
          <table:table-cell office:value-type="float" office:value="0.685150741249002" calcext:value-type="float">
            <text:p>0.685150741249002</text:p>
          </table:table-cell>
          <table:table-cell office:value-type="float" office:value="0.695121467113495" calcext:value-type="float">
            <text:p>0.695121467113495</text:p>
          </table:table-cell>
          <table:table-cell office:value-type="float" office:value="0.00541086594263713" calcext:value-type="float">
            <text:p>0.005410865942637</text:p>
          </table:table-cell>
          <table:table-cell office:value-type="float" office:value="0.000240957736968994" calcext:value-type="float">
            <text:p>0.000240957736969</text:p>
          </table:table-cell>
          <table:table-cell office:value-type="float" office:value="0.0167592724164327" calcext:value-type="float">
            <text:p>0.016759272416433</text:p>
          </table:table-cell>
          <table:table-cell/>
          <table:table-cell table:formula="of:=([.AB47]+[.AD47])/2" office:value-type="float" office:value="0.210267100380263" calcext:value-type="float">
            <text:p>0.210</text:p>
          </table:table-cell>
        </table:table-row>
        <table:table-row table:style-name="ro2" table:visibility="filter">
          <table:table-cell office:value-type="string" calcext:value-type="string">
            <text:p>5930f7564832492e90faa6d9148f394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6804245283019" calcext:value-type="float">
            <text:p>0.567</text:p>
          </table:table-cell>
          <table:table-cell office:value-type="float" office:value="0.686455452313987" calcext:value-type="float">
            <text:p>0.686455452313987</text:p>
          </table:table-cell>
          <table:table-cell office:value-type="float" office:value="0.68875515460968" calcext:value-type="float">
            <text:p>0.68875515460968</text:p>
          </table:table-cell>
          <table:table-cell office:value-type="float" office:value="0.00495050350824992" calcext:value-type="float">
            <text:p>0.00495050350825</text:p>
          </table:table-cell>
          <table:table-cell office:value-type="float" office:value="0.000702957312266032" calcext:value-type="float">
            <text:p>0.000702957312266</text:p>
          </table:table-cell>
          <table:table-cell office:value-type="float" office:value="0.0166309992472331" calcext:value-type="float">
            <text:p>0.016630999247233</text:p>
          </table:table-cell>
          <table:table-cell/>
          <table:table-cell table:formula="of:=([.AB48]+[.AD48])/2" office:value-type="float" office:value="0.28340212264151" calcext:value-type="float">
            <text:p>0.283</text:p>
          </table:table-cell>
        </table:table-row>
        <table:table-row table:style-name="ro2" table:visibility="filter">
          <table:table-cell office:value-type="string" calcext:value-type="string">
            <text:p>2ba7d2363727457e89eb0b8afbbbb9e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08983451536643" calcext:value-type="float">
            <text:p>0.509</text:p>
          </table:table-cell>
          <table:table-cell office:value-type="float" office:value="0.684107099809954" calcext:value-type="float">
            <text:p>0.684107099809954</text:p>
          </table:table-cell>
          <table:table-cell office:value-type="float" office:value="0.817697703838348" calcext:value-type="float">
            <text:p>0.817697703838348</text:p>
          </table:table-cell>
          <table:table-cell office:value-type="float" office:value="0.0037654717763265" calcext:value-type="float">
            <text:p>0.003765471776327</text:p>
          </table:table-cell>
          <table:table-cell office:value-type="float" office:value="0.000469887256622314" calcext:value-type="float">
            <text:p>0.000469887256622</text:p>
          </table:table-cell>
          <table:table-cell office:value-type="float" office:value="0.0136541446050008" calcext:value-type="float">
            <text:p>0.013654144605001</text:p>
          </table:table-cell>
          <table:table-cell/>
          <table:table-cell table:formula="of:=([.AB49]+[.AD49])/2" office:value-type="float" office:value="0.254491725768321" calcext:value-type="float">
            <text:p>0.254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x:</text:p>
          </table:table-cell>
          <table:table-cell table:number-columns-repeated="4"/>
          <table:table-cell table:style-name="ce50" table:formula="of:=MAX([.AB2:.AB49])" office:value-type="float" office:value="0.677289603960396" calcext:value-type="float">
            <text:p>0.677</text:p>
          </table:table-cell>
          <table:table-cell/>
          <table:table-cell table:style-name="ce50" table:formula="of:=MAX([.AD2:.AD49])" office:value-type="float" office:value="0.695130965772136" calcext:value-type="float">
            <text:p>0.695</text:p>
          </table:table-cell>
          <table:table-cell table:style-name="ce49" table:number-columns-repeated="6"/>
          <table:table-cell table:formula="of:=([.AB51]+[.AD51])/2" office:value-type="float" office:value="0.686210284866266" calcext:value-type="float">
            <text:p>0.686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Before:</text:p>
          </table:table-cell>
          <table:table-cell table:number-columns-repeated="4"/>
          <table:table-cell table:style-name="ce51" office:value-type="float" office:value="0.6412" calcext:value-type="float">
            <text:p>0.641</text:p>
          </table:table-cell>
          <table:table-cell table:style-name="ce35"/>
          <table:table-cell table:style-name="ce51" office:value-type="float" office:value="0.6744" calcext:value-type="float">
            <text:p>0.674</text:p>
          </table:table-cell>
          <table:table-cell table:style-name="ce35" table:number-columns-repeated="6"/>
          <table:table-cell table:formula="of:=([.AB52]+[.AD52])/2" office:value-type="float" office:value="0.6578" calcext:value-type="float">
            <text:p>0.658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Improvement</text:p>
          </table:table-cell>
          <table:table-cell table:number-columns-repeated="4"/>
          <table:table-cell table:style-name="ce50" table:formula="of:=[.AB51]-[.AB52]" office:value-type="float" office:value="0.0360896039603961" calcext:value-type="float">
            <text:p>0.036</text:p>
          </table:table-cell>
          <table:table-cell/>
          <table:table-cell table:style-name="ce50" table:formula="of:=[.AD51]-[.AD52]" office:value-type="float" office:value="0.0207309657721361" calcext:value-type="float">
            <text:p>0.021</text:p>
          </table:table-cell>
          <table:table-cell table:style-name="ce49" table:number-columns-repeated="6"/>
          <table:table-cell table:formula="of:=([.AB53]+[.AD53])/2" office:value-type="float" office:value="0.0284102848662661" calcext:value-type="float">
            <text:p>0.028</text:p>
          </table:table-cell>
        </table:table-row>
        <table:table-row table:style-name="ro2" table:number-rows-repeated="26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</table:table>
      <table:table table:name="germeval-merged" table:style-name="ta1">
        <table:table-column table:style-name="co24" table:number-columns-repeated="2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4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4" table:visibility="collapse" table:default-cell-style-name="ce1"/>
        <table:table-column table:style-name="co24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24" table:number-columns-repeated="4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2" table:default-cell-style-name="ce49"/>
        <table:table-column table:style-name="co24" table:number-columns-repeated="2" table:default-cell-style-name="Default"/>
        <table:table-column table:style-name="co24" table:default-cell-style-name="ce49"/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6"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Default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</table:table-row>
        <table:table-row table:style-name="ro2" table:visibility="filter">
          <table:table-cell office:value-type="string" calcext:value-type="string">
            <text:p>32d2ca6c2273463b8401ec69c37a04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117078881896678" calcext:value-type="float">
            <text:p>0.01170788818966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cuda</text:p>
          </table:table-cell>
          <table:table-cell table:style-name="ce3" office:value-type="float" office:value="4" calcext:value-type="float">
            <text:p>4</text:p>
          </table:table-cell>
          <table:table-cell table:style-name="ce61" office:value-type="string" calcext:value-type="string">
            <text:p>False</text:p>
          </table:table-cell>
          <table:table-cell table:style-name="ce3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513856501333" calcext:value-type="float">
            <text:p>0.810</text:p>
          </table:table-cell>
          <table:table-cell office:value-type="float" office:value="0.790978716463898" calcext:value-type="float">
            <text:p>0.791</text:p>
          </table:table-cell>
          <table:table-cell table:number-columns-repeated="2"/>
          <table:table-cell office:value-type="float" office:value="0.00130314833950251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ef3c6cf21f224879b82f5ff61ef79d3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93285075903" calcext:value-type="float">
            <text:p>0.809</text:p>
          </table:table-cell>
          <table:table-cell office:value-type="float" office:value="0.470105880875777" calcext:value-type="float">
            <text:p>0.470</text:p>
          </table:table-cell>
          <table:table-cell table:number-columns-repeated="2"/>
          <table:table-cell office:value-type="float" office:value="0.172185748815536" calcext:value-type="float">
            <text:p>0.172</text:p>
          </table:table-cell>
        </table:table-row>
        <table:table-row table:style-name="ro2" table:visibility="filter">
          <table:table-cell office:value-type="string" calcext:value-type="string">
            <text:p>bee8ec2c773e4ad5a086b0b85a2e163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81118415529" calcext:value-type="float">
            <text:p>0.809</text:p>
          </table:table-cell>
          <table:table-cell office:value-type="float" office:value="0.734683580644237" calcext:value-type="float">
            <text:p>0.735</text:p>
          </table:table-cell>
          <table:table-cell table:number-columns-repeated="2"/>
          <table:table-cell office:value-type="float" office:value="0.00278174551203847" calcext:value-type="float">
            <text:p>0.003</text:p>
          </table:table-cell>
        </table:table-row>
        <table:table-row table:style-name="ro2">
          <table:table-cell office:value-type="string" calcext:value-type="string">
            <text:p>c70f423c0dcc40029064f72197aae9c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438181855258" calcext:value-type="float">
            <text:p>0.808</text:p>
          </table:table-cell>
          <table:table-cell office:value-type="float" office:value="0.875708799796131" calcext:value-type="float">
            <text:p>0.876</text:p>
          </table:table-cell>
          <table:table-cell table:number-columns-repeated="2"/>
          <table:table-cell office:value-type="float" office:value="0.000231791927944869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c27219a060844c63a7ee07d6ade36ab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232854036848" calcext:value-type="float">
            <text:p>0.808</text:p>
          </table:table-cell>
          <table:table-cell office:value-type="float" office:value="0.448540075601404" calcext:value-type="float">
            <text:p>0.449</text:p>
          </table:table-cell>
          <table:table-cell table:number-columns-repeated="2"/>
          <table:table-cell office:value-type="float" office:value="0.138512462377548" calcext:value-type="float">
            <text:p>0.139</text:p>
          </table:table-cell>
        </table:table-row>
        <table:table-row table:style-name="ro2" table:visibility="filter">
          <table:table-cell office:value-type="string" calcext:value-type="string">
            <text:p>66d4bff1a64d4a8fb41cb768634577e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7463422653296" calcext:value-type="float">
            <text:p>0.807</text:p>
          </table:table-cell>
          <table:table-cell office:value-type="float" office:value="0.678486247810882" calcext:value-type="float">
            <text:p>0.678</text:p>
          </table:table-cell>
          <table:table-cell table:number-columns-repeated="2"/>
          <table:table-cell office:value-type="float" office:value="0.0176311209797859" calcext:value-type="float">
            <text:p>0.018</text:p>
          </table:table-cell>
        </table:table-row>
        <table:table-row table:style-name="ro2" table:visibility="filter">
          <table:table-cell office:value-type="string" calcext:value-type="string">
            <text:p>205ccd572b7b4149bb2b0789d0500f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629698837859" calcext:value-type="float">
            <text:p>0.807</text:p>
          </table:table-cell>
          <table:table-cell office:value-type="float" office:value="0.686854626032452" calcext:value-type="float">
            <text:p>0.687</text:p>
          </table:table-cell>
          <table:table-cell table:number-columns-repeated="2"/>
          <table:table-cell office:value-type="float" office:value="0.0461938753724098" calcext:value-type="float">
            <text:p>0.046</text:p>
          </table:table-cell>
        </table:table-row>
        <table:table-row table:style-name="ro2">
          <table:table-cell office:value-type="string" calcext:value-type="string">
            <text:p>b1ae99a9975c4b7b92dcd688fe7422a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70853796162" calcext:value-type="float">
            <text:p>0.806</text:p>
          </table:table-cell>
          <table:table-cell office:value-type="float" office:value="0.826878008766392" calcext:value-type="float">
            <text:p>0.827</text:p>
          </table:table-cell>
          <table:table-cell table:number-columns-repeated="2"/>
          <table:table-cell office:value-type="float" office:value="0.000276177626801655" calcext:value-type="float">
            <text:p>0.000</text:p>
          </table:table-cell>
        </table:table-row>
        <table:table-row table:style-name="ro2">
          <table:table-cell office:value-type="string" calcext:value-type="string">
            <text:p>46de458400d24084bad98f97ae7005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08617334777" calcext:value-type="float">
            <text:p>0.806</text:p>
          </table:table-cell>
          <table:table-cell office:value-type="float" office:value="0.526969183663853" calcext:value-type="float">
            <text:p>0.527</text:p>
          </table:table-cell>
          <table:table-cell table:number-columns-repeated="2"/>
          <table:table-cell office:value-type="float" office:value="0.263498216867447" calcext:value-type="float">
            <text:p>0.263</text:p>
          </table:table-cell>
        </table:table-row>
        <table:table-row table:style-name="ro2">
          <table:table-cell office:value-type="string" calcext:value-type="string">
            <text:p>8d04507077924bfc8ff5377fe5b2c5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183551264817" calcext:value-type="float">
            <text:p>0.806</text:p>
          </table:table-cell>
          <table:table-cell office:value-type="float" office:value="0.730522112785653" calcext:value-type="float">
            <text:p>0.731</text:p>
          </table:table-cell>
          <table:table-cell table:number-columns-repeated="2"/>
          <table:table-cell office:value-type="float" office:value="0.00150703580584377" calcext:value-type="float">
            <text:p>0.002</text:p>
          </table:table-cell>
        </table:table-row>
        <table:table-row table:style-name="ro2">
          <table:table-cell office:value-type="string" calcext:value-type="string">
            <text:p>03621c74629345d2a4096c671d253e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5493937356" calcext:value-type="float">
            <text:p>0.806</text:p>
          </table:table-cell>
          <table:table-cell office:value-type="float" office:value="0.785424248239056" calcext:value-type="float">
            <text:p>0.785</text:p>
          </table:table-cell>
          <table:table-cell table:number-columns-repeated="2"/>
          <table:table-cell office:value-type="float" office:value="0.000985532416962087" calcext:value-type="float">
            <text:p>0.001</text:p>
          </table:table-cell>
        </table:table-row>
        <table:table-row table:style-name="ro2">
          <table:table-cell office:value-type="string" calcext:value-type="string">
            <text:p>31153b3264404f2bbd33e8a4f085d0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432599315578" calcext:value-type="float">
            <text:p>0.805</text:p>
          </table:table-cell>
          <table:table-cell office:value-type="float" office:value="0.503844073561371" calcext:value-type="float">
            <text:p>0.504</text:p>
          </table:table-cell>
          <table:table-cell table:number-columns-repeated="2"/>
          <table:table-cell office:value-type="float" office:value="0.172386676073074" calcext:value-type="float">
            <text:p>0.172</text:p>
          </table:table-cell>
        </table:table-row>
        <table:table-row table:style-name="ro2">
          <table:table-cell office:value-type="string" calcext:value-type="string">
            <text:p>1f66bcbfe169410d85b66ec59c7d617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828191483452" calcext:value-type="float">
            <text:p>0.805</text:p>
          </table:table-cell>
          <table:table-cell office:value-type="float" office:value="0.756611793325991" calcext:value-type="float">
            <text:p>0.757</text:p>
          </table:table-cell>
          <table:table-cell table:number-columns-repeated="2"/>
          <table:table-cell office:value-type="float" office:value="0.00193922140169889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d26afb111d8d497aaeb63c6ed1e077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633698044444" calcext:value-type="float">
            <text:p>0.805</text:p>
          </table:table-cell>
          <table:table-cell office:value-type="float" office:value="0.645893758018905" calcext:value-type="float">
            <text:p>0.646</text:p>
          </table:table-cell>
          <table:table-cell table:number-columns-repeated="2"/>
          <table:table-cell office:value-type="float" office:value="0.0396126061677933" calcext:value-type="float">
            <text:p>0.040</text:p>
          </table:table-cell>
        </table:table-row>
        <table:table-row table:style-name="ro2">
          <table:table-cell office:value-type="string" calcext:value-type="string">
            <text:p>294c71e051c34cd49f56e65d435bb6f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442717808773" calcext:value-type="float">
            <text:p>0.804</text:p>
          </table:table-cell>
          <table:table-cell office:value-type="float" office:value="0.789306074450669" calcext:value-type="float">
            <text:p>0.789</text:p>
          </table:table-cell>
          <table:table-cell table:number-columns-repeated="2"/>
          <table:table-cell office:value-type="float" office:value="0.00139463366940618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720e02e21e3b4433a25eddfc4f246bb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479055091958" calcext:value-type="float">
            <text:p>0.803</text:p>
          </table:table-cell>
          <table:table-cell office:value-type="float" office:value="0.724412044261602" calcext:value-type="float">
            <text:p>0.724</text:p>
          </table:table-cell>
          <table:table-cell table:number-columns-repeated="2"/>
          <table:table-cell office:value-type="float" office:value="0.0109150018543005" calcext:value-type="float">
            <text:p>0.011</text:p>
          </table:table-cell>
        </table:table-row>
        <table:table-row table:style-name="ro2" table:visibility="filter">
          <table:table-cell office:value-type="string" calcext:value-type="string">
            <text:p>bd8951324bec43bf975e4c7f50f4b6e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369277408957" calcext:value-type="float">
            <text:p>0.803</text:p>
          </table:table-cell>
          <table:table-cell office:value-type="float" office:value="0.744494526391845" calcext:value-type="float">
            <text:p>0.744</text:p>
          </table:table-cell>
          <table:table-cell table:number-columns-repeated="2"/>
          <table:table-cell office:value-type="float" office:value="0.00206415448337793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c9e1278d18f846adb0366692693d4c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0879470739" calcext:value-type="float">
            <text:p>0.803</text:p>
          </table:table-cell>
          <table:table-cell office:value-type="float" office:value="0.492726978150129" calcext:value-type="float">
            <text:p>0.493</text:p>
          </table:table-cell>
          <table:table-cell table:number-columns-repeated="2"/>
          <table:table-cell office:value-type="float" office:value="0.163900822401047" calcext:value-type="float">
            <text:p>0.164</text:p>
          </table:table-cell>
        </table:table-row>
        <table:table-row table:style-name="ro2">
          <table:table-cell office:value-type="string" calcext:value-type="string">
            <text:p>3b4d1a7aa4ae40399d33e50cd4a508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900750084968" calcext:value-type="float">
            <text:p>0.803</text:p>
          </table:table-cell>
          <table:table-cell office:value-type="float" office:value="0.665113771827215" calcext:value-type="float">
            <text:p>0.665</text:p>
          </table:table-cell>
          <table:table-cell table:number-columns-repeated="2"/>
          <table:table-cell office:value-type="float" office:value="0.009271957911551" calcext:value-type="float">
            <text:p>0.009</text:p>
          </table:table-cell>
        </table:table-row>
        <table:table-row table:style-name="ro2">
          <table:table-cell office:value-type="string" calcext:value-type="string">
            <text:p>314522b645cd4d25b8d6045641b4a8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323219439839" calcext:value-type="float">
            <text:p>0.802</text:p>
          </table:table-cell>
          <table:table-cell office:value-type="float" office:value="0.941125966429675" calcext:value-type="float">
            <text:p>0.941</text:p>
          </table:table-cell>
          <table:table-cell table:number-columns-repeated="2"/>
          <table:table-cell office:value-type="float" office:value="0.000182474497705698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97c6ff6975e34be8a6197907baa3166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115184393665" calcext:value-type="float">
            <text:p>0.802</text:p>
          </table:table-cell>
          <table:table-cell office:value-type="float" office:value="0.655705877433616" calcext:value-type="float">
            <text:p>0.656</text:p>
          </table:table-cell>
          <table:table-cell table:number-columns-repeated="2"/>
          <table:table-cell office:value-type="float" office:value="0.00593919260427356" calcext:value-type="float">
            <text:p>0.006</text:p>
          </table:table-cell>
        </table:table-row>
        <table:table-row table:style-name="ro2" table:visibility="filter">
          <table:table-cell office:value-type="string" calcext:value-type="string">
            <text:p>1ea387b1c3f84dbe8fab5c3a5404601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3672601184" calcext:value-type="float">
            <text:p>0.800</text:p>
          </table:table-cell>
          <table:table-cell office:value-type="float" office:value="0.762031492639761" calcext:value-type="float">
            <text:p>0.762</text:p>
          </table:table-cell>
          <table:table-cell table:number-columns-repeated="2"/>
          <table:table-cell office:value-type="float" office:value="0.000612369447480887" calcext:value-type="float">
            <text:p>0.001</text:p>
          </table:table-cell>
        </table:table-row>
        <table:table-row table:style-name="ro2">
          <table:table-cell office:value-type="string" calcext:value-type="string">
            <text:p>e96342ba6c7e4603a3274beb27a1baa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0760360104" calcext:value-type="float">
            <text:p>0.800</text:p>
          </table:table-cell>
          <table:table-cell office:value-type="float" office:value="0.53077777169767" calcext:value-type="float">
            <text:p>0.531</text:p>
          </table:table-cell>
          <table:table-cell table:number-columns-repeated="2"/>
          <table:table-cell office:value-type="float" office:value="0.464242577552795" calcext:value-type="float">
            <text:p>0.464</text:p>
          </table:table-cell>
        </table:table-row>
        <table:table-row table:style-name="ro2" table:visibility="filter">
          <table:table-cell office:value-type="string" calcext:value-type="string">
            <text:p>d30aebe29166447090f59a428274fe3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116272924264" calcext:value-type="float">
            <text:p>0.800</text:p>
          </table:table-cell>
          <table:table-cell office:value-type="float" office:value="0.472605442833286" calcext:value-type="float">
            <text:p>0.473</text:p>
          </table:table-cell>
          <table:table-cell table:number-columns-repeated="2"/>
          <table:table-cell office:value-type="float" office:value="0.179081872105598" calcext:value-type="float">
            <text:p>0.179</text:p>
          </table:table-cell>
        </table:table-row>
        <table:table-row table:style-name="ro2">
          <table:table-cell office:value-type="string" calcext:value-type="string">
            <text:p>69d71e25dc6b4db9b04159fbdc53780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635516897068" calcext:value-type="float">
            <text:p>0.800</text:p>
          </table:table-cell>
          <table:table-cell office:value-type="float" office:value="0.501636605421888" calcext:value-type="float">
            <text:p>0.502</text:p>
          </table:table-cell>
          <table:table-cell table:number-columns-repeated="2"/>
          <table:table-cell office:value-type="float" office:value="0.396563172340393" calcext:value-type="float">
            <text:p>0.397</text:p>
          </table:table-cell>
        </table:table-row>
        <table:table-row table:style-name="ro2">
          <table:table-cell office:value-type="string" calcext:value-type="string">
            <text:p>10c5563ebaa14a3596260e34c32ec7c9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909682508381" calcext:value-type="float">
            <text:p>0.798</text:p>
          </table:table-cell>
          <table:table-cell office:value-type="float" office:value="0.803972733244125" calcext:value-type="float">
            <text:p>0.804</text:p>
          </table:table-cell>
          <table:table-cell table:number-columns-repeated="2"/>
          <table:table-cell office:value-type="float" office:value="0.00196110620163381" calcext:value-type="float">
            <text:p>0.002</text:p>
          </table:table-cell>
        </table:table-row>
        <table:table-row table:style-name="ro2">
          <table:table-cell office:value-type="string" calcext:value-type="string">
            <text:p>0e0fcf3306a24515ba976099c294c0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598585198988" calcext:value-type="float">
            <text:p>0.798</text:p>
          </table:table-cell>
          <table:table-cell office:value-type="float" office:value="0.485674843575971" calcext:value-type="float">
            <text:p>0.486</text:p>
          </table:table-cell>
          <table:table-cell table:number-columns-repeated="2"/>
          <table:table-cell office:value-type="float" office:value="0.23125596344471" calcext:value-type="float">
            <text:p>0.231</text:p>
          </table:table-cell>
        </table:table-row>
        <table:table-row table:style-name="ro2" table:visibility="filter">
          <table:table-cell office:value-type="string" calcext:value-type="string">
            <text:p>809e32c2349649fa98daf54119e260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308554453295" calcext:value-type="float">
            <text:p>0.797</text:p>
          </table:table-cell>
          <table:table-cell office:value-type="float" office:value="0.800396079481067" calcext:value-type="float">
            <text:p>0.800</text:p>
          </table:table-cell>
          <table:table-cell table:number-columns-repeated="2"/>
          <table:table-cell office:value-type="float" office:value="0.000569650263059884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f31666367a2541c4b53a9e5fd1d1831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6307434421977" calcext:value-type="float">
            <text:p>0.796</text:p>
          </table:table-cell>
          <table:table-cell office:value-type="float" office:value="0.470146351173276" calcext:value-type="float">
            <text:p>0.470</text:p>
          </table:table-cell>
          <table:table-cell table:number-columns-repeated="2"/>
          <table:table-cell office:value-type="float" office:value="0.203372374176979" calcext:value-type="float">
            <text:p>0.203</text:p>
          </table:table-cell>
        </table:table-row>
        <table:table-row table:style-name="ro2" table:visibility="filter">
          <table:table-cell office:value-type="string" calcext:value-type="string">
            <text:p>6b4310ae2cb64d3ebf84f4129c6bb18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959409404788" calcext:value-type="float">
            <text:p>0.796</text:p>
          </table:table-cell>
          <table:table-cell office:value-type="float" office:value="0.413197479426721" calcext:value-type="float">
            <text:p>0.413</text:p>
          </table:table-cell>
          <table:table-cell table:number-columns-repeated="2"/>
          <table:table-cell office:value-type="float" office:value="0.314677536487579" calcext:value-type="float">
            <text:p>0.315</text:p>
          </table:table-cell>
        </table:table-row>
        <table:table-row table:style-name="ro2">
          <table:table-cell office:value-type="string" calcext:value-type="string">
            <text:p>fe44f96d6bcb49ad9445c5204212679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419620693352" calcext:value-type="float">
            <text:p>0.795</text:p>
          </table:table-cell>
          <table:table-cell office:value-type="float" office:value="0.726562037680132" calcext:value-type="float">
            <text:p>0.727</text:p>
          </table:table-cell>
          <table:table-cell table:number-columns-repeated="2"/>
          <table:table-cell office:value-type="float" office:value="0.00381525070406497" calcext:value-type="float">
            <text:p>0.004</text:p>
          </table:table-cell>
        </table:table-row>
        <table:table-row table:style-name="ro2" table:visibility="filter">
          <table:table-cell office:value-type="string" calcext:value-type="string">
            <text:p>6a4c4223b3b0461b9e91bed126d57ac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668649281438" calcext:value-type="float">
            <text:p>0.795</text:p>
          </table:table-cell>
          <table:table-cell office:value-type="float" office:value="0.434499864555913" calcext:value-type="float">
            <text:p>0.434</text:p>
          </table:table-cell>
          <table:table-cell table:number-columns-repeated="2"/>
          <table:table-cell office:value-type="float" office:value="0.419166505336761" calcext:value-type="float">
            <text:p>0.419</text:p>
          </table:table-cell>
        </table:table-row>
        <table:table-row table:style-name="ro2" table:visibility="filter">
          <table:table-cell office:value-type="string" calcext:value-type="string">
            <text:p>306ffdb2c5cd49b39a1027d0565ce5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213391736151" calcext:value-type="float">
            <text:p>0.794</text:p>
          </table:table-cell>
          <table:table-cell office:value-type="float" office:value="0.474646179681639" calcext:value-type="float">
            <text:p>0.475</text:p>
          </table:table-cell>
          <table:table-cell table:number-columns-repeated="2"/>
          <table:table-cell office:value-type="float" office:value="0.119778774678707" calcext:value-type="float">
            <text:p>0.120</text:p>
          </table:table-cell>
        </table:table-row>
        <table:table-row table:style-name="ro2">
          <table:table-cell office:value-type="string" calcext:value-type="string">
            <text:p>58807dc7d0bb428a9bb20350470b2f9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537804502695" calcext:value-type="float">
            <text:p>0.793</text:p>
          </table:table-cell>
          <table:table-cell office:value-type="float" office:value="0.939613793856645" calcext:value-type="float">
            <text:p>0.940</text:p>
          </table:table-cell>
          <table:table-cell table:number-columns-repeated="2"/>
          <table:table-cell office:value-type="float" office:value="0.000780128058977425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1f9b13db56a44ee5a441932406225e7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0666913329017" calcext:value-type="float">
            <text:p>0.791</text:p>
          </table:table-cell>
          <table:table-cell office:value-type="float" office:value="0.43452482089505" calcext:value-type="float">
            <text:p>0.435</text:p>
          </table:table-cell>
          <table:table-cell table:number-columns-repeated="2"/>
          <table:table-cell office:value-type="float" office:value="0.412519216537476" calcext:value-type="float">
            <text:p>0.413</text:p>
          </table:table-cell>
        </table:table-row>
        <table:table-row table:style-name="ro2">
          <table:table-cell office:value-type="string" calcext:value-type="string">
            <text:p>32580898859f4a959dee8ddce09981c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549546198482" calcext:value-type="float">
            <text:p>0.790</text:p>
          </table:table-cell>
          <table:table-cell office:value-type="float" office:value="0.532839538341942" calcext:value-type="float">
            <text:p>0.533</text:p>
          </table:table-cell>
          <table:table-cell table:number-columns-repeated="2"/>
          <table:table-cell office:value-type="float" office:value="0.296347081661224" calcext:value-type="float">
            <text:p>0.296</text:p>
          </table:table-cell>
        </table:table-row>
        <table:table-row table:style-name="ro2">
          <table:table-cell office:value-type="string" calcext:value-type="string">
            <text:p>57ae53ba9a48491999b8ba2ca5af5cb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953158250188" calcext:value-type="float">
            <text:p>0.788</text:p>
          </table:table-cell>
          <table:table-cell office:value-type="float" office:value="0.411333967986096" calcext:value-type="float">
            <text:p>0.411</text:p>
          </table:table-cell>
          <table:table-cell table:number-columns-repeated="2"/>
          <table:table-cell office:value-type="float" office:value="0.349161863327026" calcext:value-type="float">
            <text:p>0.349</text:p>
          </table:table-cell>
        </table:table-row>
        <table:table-row table:style-name="ro2" table:visibility="filter">
          <table:table-cell office:value-type="string" calcext:value-type="string">
            <text:p>c6148724aae64ee98e3fbbec0dcc3f8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516400473896" calcext:value-type="float">
            <text:p>0.788</text:p>
          </table:table-cell>
          <table:table-cell office:value-type="float" office:value="0.410858417841534" calcext:value-type="float">
            <text:p>0.411</text:p>
          </table:table-cell>
          <table:table-cell table:number-columns-repeated="2"/>
          <table:table-cell office:value-type="float" office:value="0.261437177658081" calcext:value-type="float">
            <text:p>0.261</text:p>
          </table:table-cell>
        </table:table-row>
        <table:table-row table:style-name="ro2">
          <table:table-cell office:value-type="string" calcext:value-type="string">
            <text:p>fdb73df26987448697a81a919f64802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5722311737927" calcext:value-type="float">
            <text:p>0.786</text:p>
          </table:table-cell>
          <table:table-cell office:value-type="float" office:value="0.41421259594187" calcext:value-type="float">
            <text:p>0.414</text:p>
          </table:table-cell>
          <table:table-cell table:number-columns-repeated="2"/>
          <table:table-cell office:value-type="float" office:value="0.344598591327667" calcext:value-type="float">
            <text:p>0.345</text:p>
          </table:table-cell>
        </table:table-row>
        <table:table-row table:style-name="ro2" table:visibility="filter">
          <table:table-cell office:value-type="string" calcext:value-type="string">
            <text:p>3a5ab2aa5b614b5b8a2cef22c69ca31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2401931647241" calcext:value-type="float">
            <text:p>0.782</text:p>
          </table:table-cell>
          <table:table-cell office:value-type="float" office:value="0.794793944727342" calcext:value-type="float">
            <text:p>0.795</text:p>
          </table:table-cell>
          <table:table-cell table:number-columns-repeated="2"/>
          <table:table-cell office:value-type="float" office:value="0.0317321643233299" calcext:value-type="float">
            <text:p>0.032</text:p>
          </table:table-cell>
        </table:table-row>
        <table:table-row table:style-name="ro2" table:visibility="filter">
          <table:table-cell office:value-type="string" calcext:value-type="string">
            <text:p>916e5f3fd19a4dd59669102443de143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696609951868" calcext:value-type="float">
            <text:p>0.781</text:p>
          </table:table-cell>
          <table:table-cell office:value-type="float" office:value="0.888398081134019" calcext:value-type="float">
            <text:p>0.888</text:p>
          </table:table-cell>
          <table:table-cell table:number-columns-repeated="2"/>
          <table:table-cell office:value-type="float" office:value="0.0109288962557912" calcext:value-type="float">
            <text:p>0.011</text:p>
          </table:table-cell>
        </table:table-row>
        <table:table-row table:style-name="ro2">
          <table:table-cell office:value-type="string" calcext:value-type="string">
            <text:p>56c1d849b1234692a3d2eece4384778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9532057053964" calcext:value-type="float">
            <text:p>0.780</text:p>
          </table:table-cell>
          <table:table-cell office:value-type="float" office:value="0.80626194627925" calcext:value-type="float">
            <text:p>0.806</text:p>
          </table:table-cell>
          <table:table-cell table:number-columns-repeated="2"/>
          <table:table-cell office:value-type="float" office:value="0.00121447653509676" calcext:value-type="float">
            <text:p>0.001</text:p>
          </table:table-cell>
        </table:table-row>
        <table:table-row table:style-name="ro2">
          <table:table-cell office:value-type="string" calcext:value-type="string">
            <text:p>e9425fa79f094f20bb21e47059f44f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203572183509" calcext:value-type="float">
            <text:p>0.777</text:p>
          </table:table-cell>
          <table:table-cell office:value-type="float" office:value="0.424314283375439" calcext:value-type="float">
            <text:p>0.424</text:p>
          </table:table-cell>
          <table:table-cell table:number-columns-repeated="2"/>
          <table:table-cell office:value-type="float" office:value="0.323907494544983" calcext:value-type="float">
            <text:p>0.324</text:p>
          </table:table-cell>
        </table:table-row>
        <table:table-row table:style-name="ro2">
          <table:table-cell office:value-type="string" calcext:value-type="string">
            <text:p>2376da548c204c7686e8e8427aad6a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86184149134" calcext:value-type="float">
            <text:p>0.777</text:p>
          </table:table-cell>
          <table:table-cell office:value-type="float" office:value="0.408287558399263" calcext:value-type="float">
            <text:p>0.408</text:p>
          </table:table-cell>
          <table:table-cell table:number-columns-repeated="2"/>
          <table:table-cell office:value-type="float" office:value="0.320802181959152" calcext:value-type="float">
            <text:p>0.321</text:p>
          </table:table-cell>
        </table:table-row>
        <table:table-row table:style-name="ro2" table:visibility="filter">
          <table:table-cell office:value-type="string" calcext:value-type="string">
            <text:p>e7eba86a5bcc44969b3d0eb183e071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426488962932" calcext:value-type="float">
            <text:p>0.776</text:p>
          </table:table-cell>
          <table:table-cell office:value-type="float" office:value="0.478263516615928" calcext:value-type="float">
            <text:p>0.478</text:p>
          </table:table-cell>
          <table:table-cell table:number-columns-repeated="2"/>
          <table:table-cell office:value-type="float" office:value="0.425462365150452" calcext:value-type="float">
            <text:p>0.425</text:p>
          </table:table-cell>
        </table:table-row>
        <table:table-row table:style-name="ro2" table:visibility="filter">
          <table:table-cell office:value-type="string" calcext:value-type="string">
            <text:p>d6322e9a24bf45dda6aed4ebd1d1cce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177449340026" calcext:value-type="float">
            <text:p>0.772</text:p>
          </table:table-cell>
          <table:table-cell office:value-type="float" office:value="0.434224980776427" calcext:value-type="float">
            <text:p>0.434</text:p>
          </table:table-cell>
          <table:table-cell table:number-columns-repeated="2"/>
          <table:table-cell office:value-type="float" office:value="0.350738227367401" calcext:value-type="float">
            <text:p>0.351</text:p>
          </table:table-cell>
        </table:table-row>
        <table:table-row table:style-name="ro2">
          <table:table-cell office:value-type="string" calcext:value-type="string">
            <text:p>c769233f80804672bd21298e1ee8d4e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0783076390553" calcext:value-type="float">
            <text:p>0.751</text:p>
          </table:table-cell>
          <table:table-cell office:value-type="float" office:value="0.4480591049239" calcext:value-type="float">
            <text:p>0.448</text:p>
          </table:table-cell>
          <table:table-cell table:number-columns-repeated="2"/>
          <table:table-cell office:value-type="float" office:value="0.407996714115143" calcext:value-type="float">
            <text:p>0.408</text:p>
          </table:table-cell>
        </table:table-row>
        <table:table-row table:style-name="ro2">
          <table:table-cell office:value-type="string" calcext:value-type="string">
            <text:p>2bb0c3138764417e918814fb1bf7e86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35923962608299" calcext:value-type="float">
            <text:p>0.736</text:p>
          </table:table-cell>
          <table:table-cell office:value-type="float" office:value="0.477925293618678" calcext:value-type="float">
            <text:p>0.478</text:p>
          </table:table-cell>
          <table:table-cell table:number-columns-repeated="2"/>
          <table:table-cell office:value-type="float" office:value="0.365193426609039" calcext:value-type="float">
            <text:p>0.365</text:p>
          </table:table-cell>
        </table:table-row>
      </table:table>
      <table:table table:name="nohate12" table:style-name="ta1">
        <office:forms form:automatic-focus="false" form:apply-design-mode="false"/>
        <table:table-column table:style-name="co24" table:number-columns-repeated="2" table:default-cell-style-name="Default"/>
        <table:table-column table:style-name="co24" table:visibility="collapse" table:number-columns-repeated="4" table:default-cell-style-name="Default"/>
        <table:table-column table:style-name="co47" table:default-cell-style-name="ce63"/>
        <table:table-column table:style-name="co47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ce1"/>
        <table:table-column table:style-name="co47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Default"/>
        <table:table-column table:style-name="co47" table:number-columns-repeated="3" table:default-cell-style-name="Default"/>
        <table:table-column table:style-name="co48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5" table:default-cell-style-name="ce35"/>
        <table:table-column table:style-name="co49" table:default-cell-style-name="ce67"/>
        <table:table-column table:style-name="co24" table:number-columns-repeated="2" table:default-cell-style-name="Default"/>
        <table:table-row table:style-name="ro3">
          <table:table-cell table:style-name="ce45" office:value-type="string" calcext:value-type="string">
            <text:p>Run I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Source Type</text:p>
          </table:table-cell>
          <table:table-cell table:style-name="ce45" office:value-type="string" calcext:value-type="string">
            <text:p>Source Name</text:p>
          </table:table-cell>
          <table:table-cell table:style-name="ce45" office:value-type="string" calcext:value-type="string">
            <text:p>User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ave_seq_len</text:p>
          </table:table-cell>
          <table:table-cell table:style-name="ce11" office:value-type="string" calcext:value-type="string">
            <text:p>batch_size</text:p>
          </table:table-cell>
          <table:table-cell table:style-name="ce45" office:value-type="string" calcext:value-type="string">
            <text:p>clipped</text:p>
          </table:table-cell>
          <table:table-cell table:style-name="ce11" office:value-type="string" calcext:value-type="string">
            <text:p>dev_split</text:p>
          </table:table-cell>
          <table:table-cell table:style-name="ce45" office:value-type="string" calcext:value-type="string">
            <text:p>device</text:p>
          </table:table-cell>
          <table:table-cell table:style-name="ce11" office:value-type="string" calcext:value-type="string">
            <text:p>epochs</text:p>
          </table:table-cell>
          <table:table-cell table:style-name="ce45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45" office:value-type="string" calcext:value-type="string">
            <text:p>max_seq_len</text:p>
          </table:table-cell>
          <table:table-cell table:style-name="ce45"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table:style-name="ce45" office:value-type="string" calcext:value-type="string">
            <text:p>prediction_heads</text:p>
          </table:table-cell>
          <table:table-cell table:style-name="ce45" office:value-type="string" calcext:value-type="string">
            <text:p>processor</text:p>
          </table:table-cell>
          <table:table-cell table:style-name="ce45" office:value-type="string" calcext:value-type="string">
            <text:p>tokenizer</text:p>
          </table:table-cell>
          <table:table-cell table:style-name="ce45"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ce45" office:value-type="string" calcext:value-type="string">
            <text:p>Dev_loss_text_classification</text:p>
          </table:table-cell>
          <table:table-cell table:style-name="ce45" office:value-type="string" calcext:value-type="string">
            <text:p>Test_f1_macro_text_classification</text:p>
          </table:table-cell>
          <table:table-cell table:style-name="ce45" office:value-type="string" calcext:value-type="string">
            <text:p>Test_loss_text_classification</text:p>
          </table:table-cell>
          <table:table-cell table:style-name="ce45" office:value-type="string" calcext:value-type="string">
            <text:p>Train_loss_total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fbfbdf84f1a1425baa160672de08947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0.000840336134453782" calcext:value-type="float">
            <text:p>0.000840336134454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string" calcext:value-type="string">
            <text:p>cuda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string" calcext:value-type="string">
            <text:p>False</text:p>
          </table:table-cell>
          <table:table-cell table:style-name="ce64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0418850639845" calcext:value-type="float">
            <text:p>0.690</text:p>
          </table:table-cell>
          <table:table-cell table:style-name="ce38" office:value-type="float" office:value="0.678808068269051" calcext:value-type="float">
            <text:p>0.679</text:p>
          </table:table-cell>
          <table:table-cell office:value-type="float" office:value="0.636139284316971" calcext:value-type="float">
            <text:p>0.636</text:p>
          </table:table-cell>
          <table:table-cell office:value-type="float" office:value="0.697402829764992" calcext:value-type="float">
            <text:p>0.697</text:p>
          </table:table-cell>
          <table:table-cell office:value-type="float" office:value="0.530594706535339" calcext:value-type="float">
            <text:p>0.531</text:p>
          </table:table-cell>
          <table:table-cell table:formula="of:=([.AB2]+[.AD2])/2" office:value-type="float" office:value="0.663279067478408" calcext:value-type="float">
            <text:p>0.663</text:p>
          </table:table-cell>
          <table:table-cell table:formula="of:=&quot;https://public-mlflow.deepset.ai/#/experiments/8/runs/&quot; &amp; [.A2]" office:value-type="string" office:string-value="https://public-mlflow.deepset.ai/#/experiments/8/runs/fbfbdf84f1a1425baa160672de08947f" calcext:value-type="string">
            <text:p>https://public-mlflow.deepset.ai/#/experiments/8/runs/fbfbdf84f1a1425baa160672de08947f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fbdf84f1a1425baa160672de08947f%22]&amp;experiment=8&amp;plot_metric_keys=[%22Dev_f1_macro_text_classification%22,%22Dev_loss_text_classification%22,%22Train_loss_total%22]" calcext:value-type="string">
            <text:p>https://public-mlflow.deepset.ai/#/metric/Dev_f1_macro_text_classification?runs=[%22fbfbdf84f1a1425baa160672de08947f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b4653bdfe6445198d0bdbc2364805c3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73775447935066" calcext:value-type="float">
            <text:p>0.73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63858224755974" calcext:value-type="float">
            <text:p>0.764</text:p>
          </table:table-cell>
          <table:table-cell office:value-type="float" office:value="0.120476931333542" calcext:value-type="float">
            <text:p>0.120</text:p>
          </table:table-cell>
          <table:table-cell table:formula="of:=([.AB3]+[.AD3])/2" office:value-type="float" office:value="0.645696390607515" calcext:value-type="float">
            <text:p>0.646</text:p>
          </table:table-cell>
          <table:table-cell table:formula="of:=&quot;https://public-mlflow.deepset.ai/#/experiments/8/runs/&quot; &amp; [.A3]" office:value-type="string" office:string-value="https://public-mlflow.deepset.ai/#/experiments/8/runs/db4653bdfe6445198d0bdbc2364805c3" calcext:value-type="string">
            <text:p>https://public-mlflow.deepset.ai/#/experiments/8/runs/db4653bdfe6445198d0bdbc2364805c3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4653bdfe6445198d0bdbc2364805c3%22]&amp;experiment=8&amp;plot_metric_keys=[%22Dev_f1_macro_text_classification%22,%22Dev_loss_text_classification%22,%22Train_loss_total%22]" calcext:value-type="string">
            <text:p>https://public-mlflow.deepset.ai/#/metric/Dev_f1_macro_text_classification?runs=[%22db4653bdfe6445198d0bdbc2364805c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ecfa545871a4c148e35274d6c8b713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982403020730755" calcext:value-type="float">
            <text:p>0.982</text:p>
          </table:table-cell>
          <table:table-cell office:value-type="float" office:value="0.667719398985549" calcext:value-type="float">
            <text:p>0.668</text:p>
          </table:table-cell>
          <table:table-cell office:value-type="float" office:value="1.00764092130046" calcext:value-type="float">
            <text:p>1.008</text:p>
          </table:table-cell>
          <table:table-cell office:value-type="float" office:value="0.166606783866882" calcext:value-type="float">
            <text:p>0.167</text:p>
          </table:table-cell>
          <table:table-cell table:style-name="ce68" table:formula="of:=([.AB4]+[.AD4])/2" office:value-type="float" office:value="0.667508551490251" calcext:value-type="float">
            <text:p>0.668</text:p>
          </table:table-cell>
          <table:table-cell table:formula="of:=&quot;https://public-mlflow.deepset.ai/#/experiments/8/runs/&quot; &amp; [.A4]" office:value-type="string" office:string-value="https://public-mlflow.deepset.ai/#/experiments/8/runs/5ecfa545871a4c148e35274d6c8b713d" calcext:value-type="string">
            <text:p>https://public-mlflow.deepset.ai/#/experiments/8/runs/5ecfa545871a4c148e35274d6c8b713d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ecfa545871a4c148e35274d6c8b713d%22]&amp;experiment=8&amp;plot_metric_keys=[%22Dev_f1_macro_text_classification%22,%22Dev_loss_text_classification%22,%22Train_loss_total%22]" calcext:value-type="string">
            <text:p>https://public-mlflow.deepset.ai/#/metric/Dev_f1_macro_text_classification?runs=[%225ecfa545871a4c148e35274d6c8b71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aeac4c8dce4505adca0209d612d24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9661946094107" calcext:value-type="float">
            <text:p>0.660</text:p>
          </table:table-cell>
          <table:table-cell office:value-type="float" office:value="1.32676856949825" calcext:value-type="float">
            <text:p>1.327</text:p>
          </table:table-cell>
          <table:table-cell office:value-type="float" office:value="0.627527018436109" calcext:value-type="float">
            <text:p>0.628</text:p>
          </table:table-cell>
          <table:table-cell office:value-type="float" office:value="1.29683650244949" calcext:value-type="float">
            <text:p>1.297</text:p>
          </table:table-cell>
          <table:table-cell table:style-name="ce38" office:value-type="float" office:value="0.00179788039531559" calcext:value-type="float">
            <text:p>0.002</text:p>
          </table:table-cell>
          <table:table-cell table:formula="of:=([.AB5]+[.AD5])/2" office:value-type="float" office:value="0.643594482265108" calcext:value-type="float">
            <text:p>0.644</text:p>
          </table:table-cell>
          <table:table-cell table:formula="of:=&quot;https://public-mlflow.deepset.ai/#/experiments/8/runs/&quot; &amp; [.A5]" office:value-type="string" office:string-value="https://public-mlflow.deepset.ai/#/experiments/8/runs/deaeac4c8dce4505adca0209d612d246" calcext:value-type="string">
            <text:p>https://public-mlflow.deepset.ai/#/experiments/8/runs/deaeac4c8dce4505adca0209d612d246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aeac4c8dce4505adca0209d612d246%22]&amp;experiment=8&amp;plot_metric_keys=[%22Dev_f1_macro_text_classification%22,%22Dev_loss_text_classification%22,%22Train_loss_total%22]" calcext:value-type="string">
            <text:p>https://public-mlflow.deepset.ai/#/metric/Dev_f1_macro_text_classification?runs=[%22deaeac4c8dce4505adca0209d612d2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7f1bf589a044fd80549bb0c1404c8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100938605939" calcext:value-type="float">
            <text:p>0.656</text:p>
          </table:table-cell>
          <table:table-cell office:value-type="float" office:value="1.33214580772707" calcext:value-type="float">
            <text:p>1.332</text:p>
          </table:table-cell>
          <table:table-cell table:style-name="ce38" office:value-type="float" office:value="0.674822567063635" calcext:value-type="float">
            <text:p>0.675</text:p>
          </table:table-cell>
          <table:table-cell office:value-type="float" office:value="1.17134641319193" calcext:value-type="float">
            <text:p>1.171</text:p>
          </table:table-cell>
          <table:table-cell office:value-type="float" office:value="0.096809946000576" calcext:value-type="float">
            <text:p>0.097</text:p>
          </table:table-cell>
          <table:table-cell table:formula="of:=([.AB6]+[.AD6])/2" office:value-type="float" office:value="0.665461752834787" calcext:value-type="float">
            <text:p>0.665</text:p>
          </table:table-cell>
          <table:table-cell table:formula="of:=&quot;https://public-mlflow.deepset.ai/#/experiments/8/runs/&quot; &amp; [.A6]" office:value-type="string" office:string-value="https://public-mlflow.deepset.ai/#/experiments/8/runs/d87f1bf589a044fd80549bb0c1404c8f" calcext:value-type="string">
            <text:p>https://public-mlflow.deepset.ai/#/experiments/8/runs/d87f1bf589a044fd80549bb0c1404c8f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7f1bf589a044fd80549bb0c1404c8f%22]&amp;experiment=8&amp;plot_metric_keys=[%22Dev_f1_macro_text_classification%22,%22Dev_loss_text_classification%22,%22Train_loss_total%22]" calcext:value-type="string">
            <text:p>https://public-mlflow.deepset.ai/#/metric/Dev_f1_macro_text_classification?runs=[%22d87f1bf589a044fd80549bb0c1404c8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17bde3c2a664f269f62c1174ab7441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906053459119" calcext:value-type="float">
            <text:p>0.656</text:p>
          </table:table-cell>
          <table:table-cell office:value-type="float" office:value="1.3144398727673" calcext:value-type="float">
            <text:p>1.314</text:p>
          </table:table-cell>
          <table:table-cell office:value-type="float" office:value="0.624433574642927" calcext:value-type="float">
            <text:p>0.624</text:p>
          </table:table-cell>
          <table:table-cell office:value-type="float" office:value="1.45166180210729" calcext:value-type="float">
            <text:p>1.452</text:p>
          </table:table-cell>
          <table:table-cell office:value-type="float" office:value="0.00949376076459885" calcext:value-type="float">
            <text:p>0.009</text:p>
          </table:table-cell>
          <table:table-cell table:formula="of:=([.AB7]+[.AD7])/2" office:value-type="float" office:value="0.640169814051023" calcext:value-type="float">
            <text:p>0.640</text:p>
          </table:table-cell>
          <table:table-cell table:formula="of:=&quot;https://public-mlflow.deepset.ai/#/experiments/8/runs/&quot; &amp; [.A7]" office:value-type="string" office:string-value="https://public-mlflow.deepset.ai/#/experiments/8/runs/c17bde3c2a664f269f62c1174ab74411" calcext:value-type="string">
            <text:p>https://public-mlflow.deepset.ai/#/experiments/8/runs/c17bde3c2a664f269f62c1174ab74411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17bde3c2a664f269f62c1174ab74411%22]&amp;experiment=8&amp;plot_metric_keys=[%22Dev_f1_macro_text_classification%22,%22Dev_loss_text_classification%22,%22Train_loss_total%22]" calcext:value-type="string">
            <text:p>https://public-mlflow.deepset.ai/#/metric/Dev_f1_macro_text_classification?runs=[%22c17bde3c2a664f269f62c1174ab74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f480ff3402444db47cfece96a577e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791984527775" calcext:value-type="float">
            <text:p>0.648</text:p>
          </table:table-cell>
          <table:table-cell office:value-type="float" office:value="1.13233527081125" calcext:value-type="float">
            <text:p>1.132</text:p>
          </table:table-cell>
          <table:table-cell office:value-type="float" office:value="0.639224137931034" calcext:value-type="float">
            <text:p>0.639</text:p>
          </table:table-cell>
          <table:table-cell office:value-type="float" office:value="1.16954229980387" calcext:value-type="float">
            <text:p>1.170</text:p>
          </table:table-cell>
          <table:table-cell office:value-type="float" office:value="0.527406454086304" calcext:value-type="float">
            <text:p>0.527</text:p>
          </table:table-cell>
          <table:table-cell table:formula="of:=([.AB8]+[.AD8])/2" office:value-type="float" office:value="0.643508061229405" calcext:value-type="float">
            <text:p>0.644</text:p>
          </table:table-cell>
          <table:table-cell table:formula="of:=&quot;https://public-mlflow.deepset.ai/#/experiments/8/runs/&quot; &amp; [.A8]" office:value-type="string" office:string-value="https://public-mlflow.deepset.ai/#/experiments/8/runs/16f480ff3402444db47cfece96a577e1" calcext:value-type="string">
            <text:p>https://public-mlflow.deepset.ai/#/experiments/8/runs/16f480ff3402444db47cfece96a577e1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f480ff3402444db47cfece96a577e1%22]&amp;experiment=8&amp;plot_metric_keys=[%22Dev_f1_macro_text_classification%22,%22Dev_loss_text_classification%22,%22Train_loss_total%22]" calcext:value-type="string">
            <text:p>https://public-mlflow.deepset.ai/#/metric/Dev_f1_macro_text_classification?runs=[%2216f480ff3402444db47cfece96a577e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f28f40982a4ac9bf37d265b944a52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465647465647" calcext:value-type="float">
            <text:p>0.647</text:p>
          </table:table-cell>
          <table:table-cell office:value-type="float" office:value="1.05314145952263" calcext:value-type="float">
            <text:p>1.053</text:p>
          </table:table-cell>
          <table:table-cell office:value-type="float" office:value="0.632176973353444" calcext:value-type="float">
            <text:p>0.632</text:p>
          </table:table-cell>
          <table:table-cell office:value-type="float" office:value="1.00800773661624" calcext:value-type="float">
            <text:p>1.008</text:p>
          </table:table-cell>
          <table:table-cell office:value-type="float" office:value="0.467959851026535" calcext:value-type="float">
            <text:p>0.468</text:p>
          </table:table-cell>
          <table:table-cell table:formula="of:=([.AB9]+[.AD9])/2" office:value-type="float" office:value="0.639821310409546" calcext:value-type="float">
            <text:p>0.640</text:p>
          </table:table-cell>
          <table:table-cell table:formula="of:=&quot;https://public-mlflow.deepset.ai/#/experiments/8/runs/&quot; &amp; [.A9]" office:value-type="string" office:string-value="https://public-mlflow.deepset.ai/#/experiments/8/runs/53f28f40982a4ac9bf37d265b944a52c" calcext:value-type="string">
            <text:p>https://public-mlflow.deepset.ai/#/experiments/8/runs/53f28f40982a4ac9bf37d265b944a52c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f28f40982a4ac9bf37d265b944a52c%22]&amp;experiment=8&amp;plot_metric_keys=[%22Dev_f1_macro_text_classification%22,%22Dev_loss_text_classification%22,%22Train_loss_total%22]" calcext:value-type="string">
            <text:p>https://public-mlflow.deepset.ai/#/metric/Dev_f1_macro_text_classification?runs=[%2253f28f40982a4ac9bf37d265b944a5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c12c7192e3f43fa82abc16d6ef1d57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4018099547511" calcext:value-type="float">
            <text:p>0.644</text:p>
          </table:table-cell>
          <table:table-cell office:value-type="float" office:value="1.20763043909265" calcext:value-type="float">
            <text:p>1.208</text:p>
          </table:table-cell>
          <table:table-cell office:value-type="float" office:value="0.635517452541335" calcext:value-type="float">
            <text:p>0.636</text:p>
          </table:table-cell>
          <table:table-cell office:value-type="float" office:value="1.15200465212586" calcext:value-type="float">
            <text:p>1.152</text:p>
          </table:table-cell>
          <table:table-cell office:value-type="float" office:value="0.00477762939408422" calcext:value-type="float">
            <text:p>0.005</text:p>
          </table:table-cell>
          <table:table-cell table:formula="of:=([.AB10]+[.AD10])/2" office:value-type="float" office:value="0.639767776044423" calcext:value-type="float">
            <text:p>0.640</text:p>
          </table:table-cell>
          <table:table-cell table:formula="of:=&quot;https://public-mlflow.deepset.ai/#/experiments/8/runs/&quot; &amp; [.A10]" office:value-type="string" office:string-value="https://public-mlflow.deepset.ai/#/experiments/8/runs/8c12c7192e3f43fa82abc16d6ef1d579" calcext:value-type="string">
            <text:p>https://public-mlflow.deepset.ai/#/experiments/8/runs/8c12c7192e3f43fa82abc16d6ef1d579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c12c7192e3f43fa82abc16d6ef1d579%22]&amp;experiment=8&amp;plot_metric_keys=[%22Dev_f1_macro_text_classification%22,%22Dev_loss_text_classification%22,%22Train_loss_total%22]" calcext:value-type="string">
            <text:p>https://public-mlflow.deepset.ai/#/metric/Dev_f1_macro_text_classification?runs=[%228c12c7192e3f43fa82abc16d6ef1d57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2a8163bde1c94f96b6913594bd31793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373713430229" calcext:value-type="float">
            <text:p>0.639</text:p>
          </table:table-cell>
          <table:table-cell office:value-type="float" office:value="0.842347980345656" calcext:value-type="float">
            <text:p>0.842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0.817355547540931" calcext:value-type="float">
            <text:p>0.817</text:p>
          </table:table-cell>
          <table:table-cell office:value-type="float" office:value="0.0874509960412979" calcext:value-type="float">
            <text:p>0.087</text:p>
          </table:table-cell>
          <table:table-cell table:formula="of:=([.AB11]+[.AD11])/2" office:value-type="float" office:value="0.637050893330996" calcext:value-type="float">
            <text:p>0.637</text:p>
          </table:table-cell>
          <table:table-cell table:formula="of:=&quot;https://public-mlflow.deepset.ai/#/experiments/8/runs/&quot; &amp; [.A11]" office:value-type="string" office:string-value="https://public-mlflow.deepset.ai/#/experiments/8/runs/2a8163bde1c94f96b6913594bd317935" calcext:value-type="string">
            <text:p>https://public-mlflow.deepset.ai/#/experiments/8/runs/2a8163bde1c94f96b6913594bd317935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a8163bde1c94f96b6913594bd317935%22]&amp;experiment=8&amp;plot_metric_keys=[%22Dev_f1_macro_text_classification%22,%22Dev_loss_text_classification%22,%22Train_loss_total%22]" calcext:value-type="string">
            <text:p>https://public-mlflow.deepset.ai/#/metric/Dev_f1_macro_text_classification?runs=[%222a8163bde1c94f96b6913594bd317935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955c52228aa4e21a5fb7d5bf0e31c7e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961887897411" calcext:value-type="float">
            <text:p>0.631</text:p>
          </table:table-cell>
          <table:table-cell office:value-type="float" office:value="0.713404236223874" calcext:value-type="float">
            <text:p>0.713</text:p>
          </table:table-cell>
          <table:table-cell office:value-type="float" office:value="0.636160402403242" calcext:value-type="float">
            <text:p>0.636</text:p>
          </table:table-cell>
          <table:table-cell office:value-type="float" office:value="0.714080172200357" calcext:value-type="float">
            <text:p>0.714</text:p>
          </table:table-cell>
          <table:table-cell office:value-type="float" office:value="0.35169118642807" calcext:value-type="float">
            <text:p>0.352</text:p>
          </table:table-cell>
          <table:table-cell table:formula="of:=([.AB12]+[.AD12])/2" office:value-type="float" office:value="0.633561145150326" calcext:value-type="float">
            <text:p>0.634</text:p>
          </table:table-cell>
          <table:table-cell table:formula="of:=&quot;https://public-mlflow.deepset.ai/#/experiments/8/runs/&quot; &amp; [.A12]" office:value-type="string" office:string-value="https://public-mlflow.deepset.ai/#/experiments/8/runs/d955c52228aa4e21a5fb7d5bf0e31c7e" calcext:value-type="string">
            <text:p>https://public-mlflow.deepset.ai/#/experiments/8/runs/d955c52228aa4e21a5fb7d5bf0e31c7e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955c52228aa4e21a5fb7d5bf0e31c7e%22]&amp;experiment=8&amp;plot_metric_keys=[%22Dev_f1_macro_text_classification%22,%22Dev_loss_text_classification%22,%22Train_loss_total%22]" calcext:value-type="string">
            <text:p>https://public-mlflow.deepset.ai/#/metric/Dev_f1_macro_text_classification?runs=[%22d955c52228aa4e21a5fb7d5bf0e31c7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51e5f420963448b9ff50c55b9f0387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9409674635805" calcext:value-type="float">
            <text:p>0.629</text:p>
          </table:table-cell>
          <table:table-cell office:value-type="float" office:value="1.24679311969936" calcext:value-type="float">
            <text:p>1.247</text:p>
          </table:table-cell>
          <table:table-cell office:value-type="float" office:value="0.619333190547583" calcext:value-type="float">
            <text:p>0.619</text:p>
          </table:table-cell>
          <table:table-cell office:value-type="float" office:value="1.18327236688265" calcext:value-type="float">
            <text:p>1.183</text:p>
          </table:table-cell>
          <table:table-cell office:value-type="float" office:value="0.00724466098472476" calcext:value-type="float">
            <text:p>0.007</text:p>
          </table:table-cell>
          <table:table-cell table:formula="of:=([.AB13]+[.AD13])/2" office:value-type="float" office:value="0.624371432591694" calcext:value-type="float">
            <text:p>0.624</text:p>
          </table:table-cell>
          <table:table-cell table:formula="of:=&quot;https://public-mlflow.deepset.ai/#/experiments/8/runs/&quot; &amp; [.A13]" office:value-type="string" office:string-value="https://public-mlflow.deepset.ai/#/experiments/8/runs/251e5f420963448b9ff50c55b9f0387c" calcext:value-type="string">
            <text:p>https://public-mlflow.deepset.ai/#/experiments/8/runs/251e5f420963448b9ff50c55b9f0387c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51e5f420963448b9ff50c55b9f0387c%22]&amp;experiment=8&amp;plot_metric_keys=[%22Dev_f1_macro_text_classification%22,%22Dev_loss_text_classification%22,%22Train_loss_total%22]" calcext:value-type="string">
            <text:p>https://public-mlflow.deepset.ai/#/metric/Dev_f1_macro_text_classification?runs=[%22251e5f420963448b9ff50c55b9f0387c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6d0c074dcaf249b29233a74af19abc4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157232704402" calcext:value-type="float">
            <text:p>0.625</text:p>
          </table:table-cell>
          <table:table-cell office:value-type="float" office:value="0.686580984384421" calcext:value-type="float">
            <text:p>0.687</text:p>
          </table:table-cell>
          <table:table-cell office:value-type="float" office:value="0.636030439509241" calcext:value-type="float">
            <text:p>0.636</text:p>
          </table:table-cell>
          <table:table-cell table:style-name="ce38" office:value-type="float" office:value="0.662320670261178" calcext:value-type="float">
            <text:p>0.662</text:p>
          </table:table-cell>
          <table:table-cell office:value-type="float" office:value="0.623447418212891" calcext:value-type="float">
            <text:p>0.623</text:p>
          </table:table-cell>
          <table:table-cell table:formula="of:=([.AB14]+[.AD14])/2" office:value-type="float" office:value="0.630593836106822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6d0c074dcaf249b29233a74af19abc45" calcext:value-type="string">
            <text:p>https://public-mlflow.deepset.ai/#/experiments/8/runs/6d0c074dcaf249b29233a74af19abc45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d0c074dcaf249b29233a74af19abc45%22]&amp;experiment=8&amp;plot_metric_keys=[%22Dev_f1_macro_text_classification%22,%22Dev_loss_text_classification%22,%22Train_loss_total%22]" calcext:value-type="string">
            <text:p>https://public-mlflow.deepset.ai/#/metric/Dev_f1_macro_text_classification?runs=[%226d0c074dcaf249b29233a74af19abc4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d669929073749689f994127269bddb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834407872413" calcext:value-type="float">
            <text:p>0.624</text:p>
          </table:table-cell>
          <table:table-cell office:value-type="float" office:value="1.49281623699521" calcext:value-type="float">
            <text:p>1.493</text:p>
          </table:table-cell>
          <table:table-cell office:value-type="float" office:value="0.634445629624652" calcext:value-type="float">
            <text:p>0.634</text:p>
          </table:table-cell>
          <table:table-cell office:value-type="float" office:value="1.26260640416094" calcext:value-type="float">
            <text:p>1.263</text:p>
          </table:table-cell>
          <table:table-cell table:style-name="ce38" office:value-type="float" office:value="0.00213763280771673" calcext:value-type="float">
            <text:p>0.002</text:p>
          </table:table-cell>
          <table:table-cell table:formula="of:=([.AB15]+[.AD15])/2" office:value-type="float" office:value="0.629140018748533" calcext:value-type="float">
            <text:p>0.629</text:p>
          </table:table-cell>
          <table:table-cell table:formula="of:=&quot;https://public-mlflow.deepset.ai/#/experiments/8/runs/&quot; &amp; [.A15]" office:value-type="string" office:string-value="https://public-mlflow.deepset.ai/#/experiments/8/runs/dd669929073749689f994127269bddb4" calcext:value-type="string">
            <text:p>https://public-mlflow.deepset.ai/#/experiments/8/runs/dd669929073749689f994127269bddb4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d669929073749689f994127269bddb4%22]&amp;experiment=8&amp;plot_metric_keys=[%22Dev_f1_macro_text_classification%22,%22Dev_loss_text_classification%22,%22Train_loss_total%22]" calcext:value-type="string">
            <text:p>https://public-mlflow.deepset.ai/#/metric/Dev_f1_macro_text_classification?runs=[%22dd669929073749689f994127269bddb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38ff32fd26714e968978b5a33e77d16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441822342133" calcext:value-type="float">
            <text:p>0.623</text:p>
          </table:table-cell>
          <table:table-cell office:value-type="float" office:value="0.705041030909391" calcext:value-type="float">
            <text:p>0.705</text:p>
          </table:table-cell>
          <table:table-cell office:value-type="float" office:value="0.606733790710052" calcext:value-type="float">
            <text:p>0.607</text:p>
          </table:table-cell>
          <table:table-cell office:value-type="float" office:value="0.685673813666067" calcext:value-type="float">
            <text:p>0.686</text:p>
          </table:table-cell>
          <table:table-cell office:value-type="float" office:value="0.320537865161896" calcext:value-type="float">
            <text:p>0.321</text:p>
          </table:table-cell>
          <table:table-cell table:formula="of:=([.AB16]+[.AD16])/2" office:value-type="float" office:value="0.615087806526093" calcext:value-type="float">
            <text:p>0.615</text:p>
          </table:table-cell>
          <table:table-cell table:formula="of:=&quot;https://public-mlflow.deepset.ai/#/experiments/8/runs/&quot; &amp; [.A16]" office:value-type="string" office:string-value="https://public-mlflow.deepset.ai/#/experiments/8/runs/38ff32fd26714e968978b5a33e77d16d" calcext:value-type="string">
            <text:p>https://public-mlflow.deepset.ai/#/experiments/8/runs/38ff32fd26714e968978b5a33e77d16d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ff32fd26714e968978b5a33e77d16d%22]&amp;experiment=8&amp;plot_metric_keys=[%22Dev_f1_macro_text_classification%22,%22Dev_loss_text_classification%22,%22Train_loss_total%22]" calcext:value-type="string">
            <text:p>https://public-mlflow.deepset.ai/#/metric/Dev_f1_macro_text_classification?runs=[%2238ff32fd26714e968978b5a33e77d16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e0e7926f8be47c7b0d617b230c66a0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897959183674" calcext:value-type="float">
            <text:p>0.620</text:p>
          </table:table-cell>
          <table:table-cell office:value-type="float" office:value="0.980722153746842" calcext:value-type="float">
            <text:p>0.981</text:p>
          </table:table-cell>
          <table:table-cell office:value-type="float" office:value="0.651254579115295" calcext:value-type="float">
            <text:p>0.651</text:p>
          </table:table-cell>
          <table:table-cell office:value-type="float" office:value="0.928433537483215" calcext:value-type="float">
            <text:p>0.928</text:p>
          </table:table-cell>
          <table:table-cell office:value-type="float" office:value="0.415142297744751" calcext:value-type="float">
            <text:p>0.415</text:p>
          </table:table-cell>
          <table:table-cell table:formula="of:=([.AB17]+[.AD17])/2" office:value-type="float" office:value="0.635576269149485" calcext:value-type="float">
            <text:p>0.636</text:p>
          </table:table-cell>
          <table:table-cell table:formula="of:=&quot;https://public-mlflow.deepset.ai/#/experiments/8/runs/&quot; &amp; [.A17]" office:value-type="string" office:string-value="https://public-mlflow.deepset.ai/#/experiments/8/runs/0e0e7926f8be47c7b0d617b230c66a06" calcext:value-type="string">
            <text:p>https://public-mlflow.deepset.ai/#/experiments/8/runs/0e0e7926f8be47c7b0d617b230c66a06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0e7926f8be47c7b0d617b230c66a06%22]&amp;experiment=8&amp;plot_metric_keys=[%22Dev_f1_macro_text_classification%22,%22Dev_loss_text_classification%22,%22Train_loss_total%22]" calcext:value-type="string">
            <text:p>https://public-mlflow.deepset.ai/#/metric/Dev_f1_macro_text_classification?runs=[%220e0e7926f8be47c7b0d617b230c66a0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164752c09c6446e871f357fcba4fb3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4164205870852" calcext:value-type="float">
            <text:p>0.594</text:p>
          </table:table-cell>
          <table:table-cell office:value-type="float" office:value="1.24412575664136" calcext:value-type="float">
            <text:p>1.244</text:p>
          </table:table-cell>
          <table:table-cell office:value-type="float" office:value="0.627627627627628" calcext:value-type="float">
            <text:p>0.628</text:p>
          </table:table-cell>
          <table:table-cell office:value-type="float" office:value="1.10174836266425" calcext:value-type="float">
            <text:p>1.102</text:p>
          </table:table-cell>
          <table:table-cell office:value-type="float" office:value="0.00615945179015398" calcext:value-type="float">
            <text:p>0.006</text:p>
          </table:table-cell>
          <table:table-cell table:formula="of:=([.AB18]+[.AD18])/2" office:value-type="float" office:value="0.61089591674924" calcext:value-type="float">
            <text:p>0.611</text:p>
          </table:table-cell>
          <table:table-cell table:formula="of:=&quot;https://public-mlflow.deepset.ai/#/experiments/8/runs/&quot; &amp; [.A18]" office:value-type="string" office:string-value="https://public-mlflow.deepset.ai/#/experiments/8/runs/a164752c09c6446e871f357fcba4fb37" calcext:value-type="string">
            <text:p>https://public-mlflow.deepset.ai/#/experiments/8/runs/a164752c09c6446e871f357fcba4fb37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164752c09c6446e871f357fcba4fb37%22]&amp;experiment=8&amp;plot_metric_keys=[%22Dev_f1_macro_text_classification%22,%22Dev_loss_text_classification%22,%22Train_loss_total%22]" calcext:value-type="string">
            <text:p>https://public-mlflow.deepset.ai/#/metric/Dev_f1_macro_text_classification?runs=[%22a164752c09c6446e871f357fcba4fb37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a0a919d3408445748d8d8f928324d8b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89758997221684" calcext:value-type="float">
            <text:p>0.490</text:p>
          </table:table-cell>
          <table:table-cell office:value-type="float" office:value="0.684150671798911" calcext:value-type="float">
            <text:p>0.684</text:p>
          </table:table-cell>
          <table:table-cell office:value-type="float" office:value="0.467752586396654" calcext:value-type="float">
            <text:p>0.468</text:p>
          </table:table-cell>
          <table:table-cell office:value-type="float" office:value="0.686065907119423" calcext:value-type="float">
            <text:p>0.686</text:p>
          </table:table-cell>
          <table:table-cell office:value-type="float" office:value="0.707478880882263" calcext:value-type="float">
            <text:p>0.707</text:p>
          </table:table-cell>
          <table:table-cell table:formula="of:=([.AB19]+[.AD19])/2" office:value-type="float" office:value="0.478755791809169" calcext:value-type="float">
            <text:p>0.479</text:p>
          </table:table-cell>
          <table:table-cell table:formula="of:=&quot;https://public-mlflow.deepset.ai/#/experiments/8/runs/&quot; &amp; [.A19]" office:value-type="string" office:string-value="https://public-mlflow.deepset.ai/#/experiments/8/runs/a0a919d3408445748d8d8f928324d8bb" calcext:value-type="string">
            <text:p>https://public-mlflow.deepset.ai/#/experiments/8/runs/a0a919d3408445748d8d8f928324d8bb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0a919d3408445748d8d8f928324d8bb%22]&amp;experiment=8&amp;plot_metric_keys=[%22Dev_f1_macro_text_classification%22,%22Dev_loss_text_classification%22,%22Train_loss_total%22]" calcext:value-type="string">
            <text:p>https://public-mlflow.deepset.ai/#/metric/Dev_f1_macro_text_classification?runs=[%22a0a919d3408445748d8d8f928324d8b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0e24ee4f54f4449f8dc06c9ed777e402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34849934754241" calcext:value-type="float">
            <text:p>0.435</text:p>
          </table:table-cell>
          <table:table-cell office:value-type="float" office:value="0.688018765225506" calcext:value-type="float">
            <text:p>0.688</text:p>
          </table:table-cell>
          <table:table-cell office:value-type="float" office:value="0.455769853589895" calcext:value-type="float">
            <text:p>0.456</text:p>
          </table:table-cell>
          <table:table-cell office:value-type="float" office:value="0.688119039740614" calcext:value-type="float">
            <text:p>0.688</text:p>
          </table:table-cell>
          <table:table-cell office:value-type="float" office:value="0.72765702009201" calcext:value-type="float">
            <text:p>0.728</text:p>
          </table:table-cell>
          <table:table-cell table:formula="of:=([.AB20]+[.AD20])/2" office:value-type="float" office:value="0.445309894172068" calcext:value-type="float">
            <text:p>0.445</text:p>
          </table:table-cell>
          <table:table-cell table:formula="of:=&quot;https://public-mlflow.deepset.ai/#/experiments/8/runs/&quot; &amp; [.A20]" office:value-type="string" office:string-value="https://public-mlflow.deepset.ai/#/experiments/8/runs/0e24ee4f54f4449f8dc06c9ed777e402" calcext:value-type="string">
            <text:p>https://public-mlflow.deepset.ai/#/experiments/8/runs/0e24ee4f54f4449f8dc06c9ed777e402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24ee4f54f4449f8dc06c9ed777e402%22]&amp;experiment=8&amp;plot_metric_keys=[%22Dev_f1_macro_text_classification%22,%22Dev_loss_text_classification%22,%22Train_loss_total%22]" calcext:value-type="string">
            <text:p>https://public-mlflow.deepset.ai/#/metric/Dev_f1_macro_text_classification?runs=[%220e24ee4f54f4449f8dc06c9ed777e402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b5ff70ee08ec477886435604dc749db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7119154450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6908647732068" calcext:value-type="float">
            <text:p>0.707</text:p>
          </table:table-cell>
          <table:table-cell office:value-type="float" office:value="0.682004451751709" calcext:value-type="float">
            <text:p>0.682</text:p>
          </table:table-cell>
          <table:table-cell table:formula="of:=([.AB21]+[.AD2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1]" office:value-type="string" office:string-value="https://public-mlflow.deepset.ai/#/experiments/8/runs/b5ff70ee08ec477886435604dc749db9" calcext:value-type="string">
            <text:p>https://public-mlflow.deepset.ai/#/experiments/8/runs/b5ff70ee08ec477886435604dc749db9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ff70ee08ec477886435604dc749db9%22]&amp;experiment=8&amp;plot_metric_keys=[%22Dev_f1_macro_text_classification%22,%22Dev_loss_text_classification%22,%22Train_loss_total%22]" calcext:value-type="string">
            <text:p>https://public-mlflow.deepset.ai/#/metric/Dev_f1_macro_text_classification?runs=[%22b5ff70ee08ec477886435604dc749db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8b76922a5a1947aa82c96c938e5a3d1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17603440252726" calcext:value-type="float">
            <text:p>0.718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7441012141525" calcext:value-type="float">
            <text:p>0.717</text:p>
          </table:table-cell>
          <table:table-cell office:value-type="float" office:value="0.68847119808197" calcext:value-type="float">
            <text:p>0.688</text:p>
          </table:table-cell>
          <table:table-cell table:formula="of:=([.AB22]+[.AD2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2]" office:value-type="string" office:string-value="https://public-mlflow.deepset.ai/#/experiments/8/runs/8b76922a5a1947aa82c96c938e5a3d1b" calcext:value-type="string">
            <text:p>https://public-mlflow.deepset.ai/#/experiments/8/runs/8b76922a5a1947aa82c96c938e5a3d1b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76922a5a1947aa82c96c938e5a3d1b%22]&amp;experiment=8&amp;plot_metric_keys=[%22Dev_f1_macro_text_classification%22,%22Dev_loss_text_classification%22,%22Train_loss_total%22]" calcext:value-type="string">
            <text:p>https://public-mlflow.deepset.ai/#/metric/Dev_f1_macro_text_classification?runs=[%228b76922a5a1947aa82c96c938e5a3d1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c3f6989c44614e36a30d5edb890f51e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081083240125" calcext:value-type="float">
            <text:p>0.691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90543743871873" calcext:value-type="float">
            <text:p>0.691</text:p>
          </table:table-cell>
          <table:table-cell office:value-type="float" office:value="0.695918560028076" calcext:value-type="float">
            <text:p>0.696</text:p>
          </table:table-cell>
          <table:table-cell table:formula="of:=([.AB23]+[.AD23])/2" office:value-type="float" office:value="0.392093491617317" calcext:value-type="float">
            <text:p>0.392</text:p>
          </table:table-cell>
          <table:table-cell table:formula="of:=&quot;https://public-mlflow.deepset.ai/#/experiments/8/runs/&quot; &amp; [.A23]" office:value-type="string" office:string-value="https://public-mlflow.deepset.ai/#/experiments/8/runs/c3f6989c44614e36a30d5edb890f51e4" calcext:value-type="string">
            <text:p>https://public-mlflow.deepset.ai/#/experiments/8/runs/c3f6989c44614e36a30d5edb890f51e4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f6989c44614e36a30d5edb890f51e4%22]&amp;experiment=8&amp;plot_metric_keys=[%22Dev_f1_macro_text_classification%22,%22Dev_loss_text_classification%22,%22Train_loss_total%22]" calcext:value-type="string">
            <text:p>https://public-mlflow.deepset.ai/#/metric/Dev_f1_macro_text_classification?runs=[%22c3f6989c44614e36a30d5edb890f51e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f3ab5c837656426ba8cfd2ce8363d250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5567010309278" calcext:value-type="float">
            <text:p>0.386</text:p>
          </table:table-cell>
          <table:table-cell office:value-type="float" office:value="0.684730539385904" calcext:value-type="float">
            <text:p>0.685</text:p>
          </table:table-cell>
          <table:table-cell office:value-type="float" office:value="0.411665378441049" calcext:value-type="float">
            <text:p>0.412</text:p>
          </table:table-cell>
          <table:table-cell office:value-type="float" office:value="0.686244600562639" calcext:value-type="float">
            <text:p>0.686</text:p>
          </table:table-cell>
          <table:table-cell office:value-type="float" office:value="0.722564220428467" calcext:value-type="float">
            <text:p>0.723</text:p>
          </table:table-cell>
          <table:table-cell table:formula="of:=([.AB24]+[.AD24])/2" office:value-type="float" office:value="0.398616194375163" calcext:value-type="float">
            <text:p>0.399</text:p>
          </table:table-cell>
          <table:table-cell table:formula="of:=&quot;https://public-mlflow.deepset.ai/#/experiments/8/runs/&quot; &amp; [.A24]" office:value-type="string" office:string-value="https://public-mlflow.deepset.ai/#/experiments/8/runs/f3ab5c837656426ba8cfd2ce8363d250" calcext:value-type="string">
            <text:p>https://public-mlflow.deepset.ai/#/experiments/8/runs/f3ab5c837656426ba8cfd2ce8363d250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ab5c837656426ba8cfd2ce8363d250%22]&amp;experiment=8&amp;plot_metric_keys=[%22Dev_f1_macro_text_classification%22,%22Dev_loss_text_classification%22,%22Train_loss_total%22]" calcext:value-type="string">
            <text:p>https://public-mlflow.deepset.ai/#/metric/Dev_f1_macro_text_classification?runs=[%22f3ab5c837656426ba8cfd2ce8363d250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9c7dba3985b6439d8cfe54afe39ba47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30154117457124" calcext:value-type="float">
            <text:p>0.330</text:p>
          </table:table-cell>
          <table:table-cell office:value-type="float" office:value="0.690678090857179" calcext:value-type="float">
            <text:p>0.691</text:p>
          </table:table-cell>
          <table:table-cell office:value-type="float" office:value="0.374111261872456" calcext:value-type="float">
            <text:p>0.374</text:p>
          </table:table-cell>
          <table:table-cell office:value-type="float" office:value="0.691374697992879" calcext:value-type="float">
            <text:p>0.691</text:p>
          </table:table-cell>
          <table:table-cell office:value-type="float" office:value="0.636810600757599" calcext:value-type="float">
            <text:p>0.637</text:p>
          </table:table-cell>
          <table:table-cell table:formula="of:=([.AB25]+[.AD25])/2" office:value-type="float" office:value="0.35213268966479" calcext:value-type="float">
            <text:p>0.352</text:p>
          </table:table-cell>
          <table:table-cell table:formula="of:=&quot;https://public-mlflow.deepset.ai/#/experiments/8/runs/&quot; &amp; [.A25]" office:value-type="string" office:string-value="https://public-mlflow.deepset.ai/#/experiments/8/runs/9c7dba3985b6439d8cfe54afe39ba477" calcext:value-type="string">
            <text:p>https://public-mlflow.deepset.ai/#/experiments/8/runs/9c7dba3985b6439d8cfe54afe39ba477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c7dba3985b6439d8cfe54afe39ba477%22]&amp;experiment=8&amp;plot_metric_keys=[%22Dev_f1_macro_text_classification%22,%22Dev_loss_text_classification%22,%22Train_loss_total%22]" calcext:value-type="string">
            <text:p>https://public-mlflow.deepset.ai/#/metric/Dev_f1_macro_text_classification?runs=[%229c7dba3985b6439d8cfe54afe39ba477%22]&amp;experiment=8&amp;plot_metric_keys=[%22Dev_f1_macro_text_classification%22,%22Dev_loss_text_classification%22,%22Train_loss_total%22]</text:p>
          </table:table-cell>
        </table:table-row>
        <table:table-row table:style-name="ro2" table:number-rows-repeated="20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</table:table>
      <table:table table:name="nohate14-lm" table:style-name="ta1">
        <office:forms form:automatic-focus="false" form:apply-design-mode="false"/>
        <table:table-column table:style-name="co24" table:default-cell-style-name="Default"/>
        <table:table-column table:style-name="co50" table:default-cell-style-name="Default"/>
        <table:table-column table:style-name="co24" table:visibility="collapse" table:number-columns-repeated="4" table:default-cell-style-name="Default"/>
        <table:table-column table:style-name="co47" table:number-columns-repeated="2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ce1"/>
        <table:table-column table:style-name="co47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Default"/>
        <table:table-column table:style-name="co47" table:number-columns-repeated="3" table:default-cell-style-name="Default"/>
        <table:table-column table:style-name="co48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5" table:default-cell-style-name="ce35"/>
        <table:table-column table:style-name="co48" table:visibility="collapse" table:number-columns-repeated="4" table:default-cell-style-name="Default"/>
        <table:table-column table:style-name="co49" table:default-cell-style-name="ce77"/>
        <table:table-column table:style-name="co24" table:number-columns-repeated="2" table:default-cell-style-name="Default"/>
        <table:table-row table:style-name="ro4">
          <table:table-cell table:style-name="ce45" office:value-type="string" calcext:value-type="string">
            <text:p>Run ID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Source Type</text:p>
          </table:table-cell>
          <table:table-cell table:style-name="ce45" office:value-type="string" calcext:value-type="string">
            <text:p>Source Name</text:p>
          </table:table-cell>
          <table:table-cell table:style-name="ce45" office:value-type="string" calcext:value-type="string">
            <text:p>User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ave_seq_len</text:p>
          </table:table-cell>
          <table:table-cell table:style-name="ce11" office:value-type="string" calcext:value-type="string">
            <text:p>batch_size</text:p>
          </table:table-cell>
          <table:table-cell table:style-name="ce45" office:value-type="string" calcext:value-type="string">
            <text:p>clipped</text:p>
          </table:table-cell>
          <table:table-cell table:style-name="ce11" office:value-type="string" calcext:value-type="string">
            <text:p>dev_split</text:p>
          </table:table-cell>
          <table:table-cell table:style-name="ce45" office:value-type="string" calcext:value-type="string">
            <text:p>device</text:p>
          </table:table-cell>
          <table:table-cell table:style-name="ce11" office:value-type="string" calcext:value-type="string">
            <text:p>epochs</text:p>
          </table:table-cell>
          <table:table-cell table:style-name="ce45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5" office:value-type="string" calcext:value-type="string">
            <text:p>lm_name</text:p>
          </table:table-cell>
          <table:table-cell table:style-name="ce45" office:value-type="string" calcext:value-type="string">
            <text:p>lm_output_types</text:p>
          </table:table-cell>
          <table:table-cell table:style-name="ce45" office:value-type="string" calcext:value-type="string">
            <text:p>lm_type</text:p>
          </table:table-cell>
          <table:table-cell table:style-name="ce45" office:value-type="string" calcext:value-type="string">
            <text:p>max_seq_len</text:p>
          </table:table-cell>
          <table:table-cell table:style-name="ce45" office:value-type="string" calcext:value-type="string">
            <text:p>n_gpu</text:p>
          </table:table-cell>
          <table:table-cell table:style-name="ce45" office:value-type="string" calcext:value-type="string">
            <text:p>n_samples_dev</text:p>
          </table:table-cell>
          <table:table-cell table:style-name="ce45" office:value-type="string" calcext:value-type="string">
            <text:p>n_samples_test</text:p>
          </table:table-cell>
          <table:table-cell table:style-name="ce45" office:value-type="string" calcext:value-type="string">
            <text:p>n_samples_train</text:p>
          </table:table-cell>
          <table:table-cell table:style-name="ce45" office:value-type="string" calcext:value-type="string">
            <text:p>num_train_optimization_steps</text:p>
          </table:table-cell>
          <table:table-cell table:style-name="ce45" office:value-type="string" calcext:value-type="string">
            <text:p>prediction_heads</text:p>
          </table:table-cell>
          <table:table-cell table:style-name="ce45" office:value-type="string" calcext:value-type="string">
            <text:p>processor</text:p>
          </table:table-cell>
          <table:table-cell table:style-name="ce45" office:value-type="string" calcext:value-type="string">
            <text:p>tokenizer</text:p>
          </table:table-cell>
          <table:table-cell table:style-name="ce45"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ce45" office:value-type="string" calcext:value-type="string">
            <text:p>Dev_loss_text_classification</text:p>
          </table:table-cell>
          <table:table-cell table:style-name="ce45" office:value-type="string" calcext:value-type="string">
            <text:p>Test_f1_macro_text_classification</text:p>
          </table:table-cell>
          <table:table-cell table:style-name="ce45" office:value-type="string" calcext:value-type="string">
            <text:p>Test_loss_text_classification</text:p>
          </table:table-cell>
          <table:table-cell table:style-name="ce45" office:value-type="string" calcext:value-type="string">
            <text:p>Train_loss_total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270347c3cccb48abbc75820db9a804b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1464646464647" calcext:value-type="float">
            <text:p>0.691</text:p>
          </table:table-cell>
          <table:table-cell office:value-type="float" office:value="1.16787178084354" calcext:value-type="float">
            <text:p>1.168</text:p>
          </table:table-cell>
          <table:table-cell office:value-type="float" office:value="0.624801587301587" calcext:value-type="float">
            <text:p>0.625</text:p>
          </table:table-cell>
          <table:table-cell office:value-type="float" office:value="1.20352381211455" calcext:value-type="float">
            <text:p>1.204</text:p>
          </table:table-cell>
          <table:table-cell office:value-type="float" office:value="0.127120763063431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9654966990153" calcext:value-type="float">
            <text:p>0.009654966990153</text:p>
          </table:table-cell>
          <table:table-cell office:value-type="float" office:value="0.000215307871500651" calcext:value-type="float">
            <text:p>0.000215307871501</text:p>
          </table:table-cell>
          <table:table-cell office:value-type="float" office:value="0.0177829543749491" calcext:value-type="float">
            <text:p>0.017782954374949</text:p>
          </table:table-cell>
          <table:table-cell table:formula="of:=([.AB2]+[.AD2])/2" office:value-type="float" office:value="0.658133116883117" calcext:value-type="float">
            <text:p>0.658</text:p>
          </table:table-cell>
          <table:table-cell table:formula="of:=&quot;https://public-mlflow.deepset.ai/#/experiments/8/runs/&quot; &amp; [.A2]" office:value-type="string" office:string-value="https://public-mlflow.deepset.ai/#/experiments/8/runs/270347c3cccb48abbc75820db9a804b7" calcext:value-type="string">
            <text:p>https://public-mlflow.deepset.ai/#/experiments/8/runs/270347c3cccb48abbc75820db9a804b7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70347c3cccb48abbc75820db9a804b7%22]&amp;experiment=8&amp;plot_metric_keys=[%22Dev_f1_macro_text_classification%22,%22Dev_loss_text_classification%22,%22Train_loss_total%22]" calcext:value-type="string">
            <text:p>https://public-mlflow.deepset.ai/#/metric/Dev_f1_macro_text_classification?runs=[%22270347c3cccb48abbc75820db9a804b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5f427680c14480e9c8f9fe3fbfb8b0b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5190644654088" calcext:value-type="float">
            <text:p>0.685</text:p>
          </table:table-cell>
          <table:table-cell office:value-type="float" office:value="1.17929918654013" calcext:value-type="float">
            <text:p>1.179</text:p>
          </table:table-cell>
          <table:table-cell office:value-type="float" office:value="0.633755274261603" calcext:value-type="float">
            <text:p>0.634</text:p>
          </table:table-cell>
          <table:table-cell office:value-type="float" office:value="1.27845317061229" calcext:value-type="float">
            <text:p>1.278</text:p>
          </table:table-cell>
          <table:table-cell office:value-type="float" office:value="0.00402634171769023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762258768081665" calcext:value-type="float">
            <text:p>0.007622587680817</text:p>
          </table:table-cell>
          <table:table-cell office:value-type="float" office:value="0.000329510370890299" calcext:value-type="float">
            <text:p>0.00032951037089</text:p>
          </table:table-cell>
          <table:table-cell office:value-type="float" office:value="0.0183730920155843" calcext:value-type="float">
            <text:p>0.018373092015584</text:p>
          </table:table-cell>
          <table:table-cell table:style-name="ce78" table:formula="of:=([.AB3]+[.AD3])/2" office:value-type="float" office:value="0.659472959457846" calcext:value-type="float">
            <text:p>0.659</text:p>
          </table:table-cell>
          <table:table-cell table:formula="of:=&quot;https://public-mlflow.deepset.ai/#/experiments/8/runs/&quot; &amp; [.A3]" office:value-type="string" office:string-value="https://public-mlflow.deepset.ai/#/experiments/8/runs/75f427680c14480e9c8f9fe3fbfb8b0b" calcext:value-type="string">
            <text:p>https://public-mlflow.deepset.ai/#/experiments/8/runs/75f427680c14480e9c8f9fe3fbfb8b0b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5f427680c14480e9c8f9fe3fbfb8b0b%22]&amp;experiment=8&amp;plot_metric_keys=[%22Dev_f1_macro_text_classification%22,%22Dev_loss_text_classification%22,%22Train_loss_total%22]" calcext:value-type="string">
            <text:p>https://public-mlflow.deepset.ai/#/metric/Dev_f1_macro_text_classification?runs=[%2275f427680c14480e9c8f9fe3fbfb8b0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da1c07d8ec244e19b30f9640050847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2197624388629" calcext:value-type="float">
            <text:p>0.682</text:p>
          </table:table-cell>
          <table:table-cell office:value-type="float" office:value="1.08633376767971" calcext:value-type="float">
            <text:p>1.086</text:p>
          </table:table-cell>
          <table:table-cell office:value-type="float" office:value="0.634890349327492" calcext:value-type="float">
            <text:p>0.635</text:p>
          </table:table-cell>
          <table:table-cell office:value-type="float" office:value="1.18270478197323" calcext:value-type="float">
            <text:p>1.183</text:p>
          </table:table-cell>
          <table:table-cell office:value-type="float" office:value="0.004081456456333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50417009989421" calcext:value-type="float">
            <text:p>0.006504170099894</text:p>
          </table:table-cell>
          <table:table-cell office:value-type="float" office:value="0.000230288505554199" calcext:value-type="float">
            <text:p>0.000230288505554</text:p>
          </table:table-cell>
          <table:table-cell office:value-type="float" office:value="0.0196047941843669" calcext:value-type="float">
            <text:p>0.019604794184367</text:p>
          </table:table-cell>
          <table:table-cell table:formula="of:=([.AB4]+[.AD4])/2" office:value-type="float" office:value="0.658543986858061" calcext:value-type="float">
            <text:p>0.659</text:p>
          </table:table-cell>
          <table:table-cell table:formula="of:=&quot;https://public-mlflow.deepset.ai/#/experiments/8/runs/&quot; &amp; [.A4]" office:value-type="string" office:string-value="https://public-mlflow.deepset.ai/#/experiments/8/runs/2da1c07d8ec244e19b30f96400508478" calcext:value-type="string">
            <text:p>https://public-mlflow.deepset.ai/#/experiments/8/runs/2da1c07d8ec244e19b30f96400508478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da1c07d8ec244e19b30f96400508478%22]&amp;experiment=8&amp;plot_metric_keys=[%22Dev_f1_macro_text_classification%22,%22Dev_loss_text_classification%22,%22Train_loss_total%22]" calcext:value-type="string">
            <text:p>https://public-mlflow.deepset.ai/#/metric/Dev_f1_macro_text_classification?runs=[%222da1c07d8ec244e19b30f9640050847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75bf08c386247ba9dca16425dfc7e8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946292793294" calcext:value-type="float">
            <text:p>0.679</text:p>
          </table:table-cell>
          <table:table-cell office:value-type="float" office:value="0.943889752330396" calcext:value-type="float">
            <text:p>0.944</text:p>
          </table:table-cell>
          <table:table-cell office:value-type="float" office:value="0.631136812546108" calcext:value-type="float">
            <text:p>0.631</text:p>
          </table:table-cell>
          <table:table-cell office:value-type="float" office:value="0.983146539298437" calcext:value-type="float">
            <text:p>0.983</text:p>
          </table:table-cell>
          <table:table-cell office:value-type="float" office:value="0.170627623796463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0.006740669409434" calcext:value-type="float">
            <text:p>0.006740669409434</text:p>
          </table:table-cell>
          <table:table-cell office:value-type="float" office:value="0.000188501675923665" calcext:value-type="float">
            <text:p>0.000188501675924</text:p>
          </table:table-cell>
          <table:table-cell office:value-type="float" office:value="0.0196895202000936" calcext:value-type="float">
            <text:p>0.019689520200094</text:p>
          </table:table-cell>
          <table:table-cell table:formula="of:=([.AB5]+[.AD5])/2" office:value-type="float" office:value="0.655299870239524" calcext:value-type="float">
            <text:p>0.655</text:p>
          </table:table-cell>
          <table:table-cell table:formula="of:=&quot;https://public-mlflow.deepset.ai/#/experiments/8/runs/&quot; &amp; [.A5]" office:value-type="string" office:string-value="https://public-mlflow.deepset.ai/#/experiments/8/runs/175bf08c386247ba9dca16425dfc7e82" calcext:value-type="string">
            <text:p>https://public-mlflow.deepset.ai/#/experiments/8/runs/175bf08c386247ba9dca16425dfc7e82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75bf08c386247ba9dca16425dfc7e82%22]&amp;experiment=8&amp;plot_metric_keys=[%22Dev_f1_macro_text_classification%22,%22Dev_loss_text_classification%22,%22Train_loss_total%22]" calcext:value-type="string">
            <text:p>https://public-mlflow.deepset.ai/#/metric/Dev_f1_macro_text_classification?runs=[%22175bf08c386247ba9dca16425dfc7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d0411837d9245bf9a46dec90f6f4914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225355551486" calcext:value-type="float">
            <text:p>0.676</text:p>
          </table:table-cell>
          <table:table-cell office:value-type="float" office:value="0.867690665609885" calcext:value-type="float">
            <text:p>0.868</text:p>
          </table:table-cell>
          <table:table-cell office:value-type="float" office:value="0.617975560243601" calcext:value-type="float">
            <text:p>0.618</text:p>
          </table:table-cell>
          <table:table-cell office:value-type="float" office:value="1.01288540132584" calcext:value-type="float">
            <text:p>1.013</text:p>
          </table:table-cell>
          <table:table-cell office:value-type="float" office:value="0.161828070878983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0618942578633626" calcext:value-type="float">
            <text:p>0.006189425786336</text:p>
          </table:table-cell>
          <table:table-cell office:value-type="float" office:value="0.000224955876668294" calcext:value-type="float">
            <text:p>0.000224955876668</text:p>
          </table:table-cell>
          <table:table-cell office:value-type="float" office:value="0.017734690507253" calcext:value-type="float">
            <text:p>0.017734690507253</text:p>
          </table:table-cell>
          <table:table-cell table:formula="of:=([.AB6]+[.AD6])/2" office:value-type="float" office:value="0.647100457897544" calcext:value-type="float">
            <text:p>0.647</text:p>
          </table:table-cell>
          <table:table-cell table:formula="of:=&quot;https://public-mlflow.deepset.ai/#/experiments/8/runs/&quot; &amp; [.A6]" office:value-type="string" office:string-value="https://public-mlflow.deepset.ai/#/experiments/8/runs/1d0411837d9245bf9a46dec90f6f4914" calcext:value-type="string">
            <text:p>https://public-mlflow.deepset.ai/#/experiments/8/runs/1d0411837d9245bf9a46dec90f6f4914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d0411837d9245bf9a46dec90f6f4914%22]&amp;experiment=8&amp;plot_metric_keys=[%22Dev_f1_macro_text_classification%22,%22Dev_loss_text_classification%22,%22Train_loss_total%22]" calcext:value-type="string">
            <text:p>https://public-mlflow.deepset.ai/#/metric/Dev_f1_macro_text_classification?runs=[%221d0411837d9245bf9a46dec90f6f49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91adb0177ad43ca9b9f0100b7d5cf4d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066244644798" calcext:value-type="float">
            <text:p>0.676</text:p>
          </table:table-cell>
          <table:table-cell office:value-type="float" office:value="1.34396580401683" calcext:value-type="float">
            <text:p>1.344</text:p>
          </table:table-cell>
          <table:table-cell office:value-type="float" office:value="0.615699251656686" calcext:value-type="float">
            <text:p>0.616</text:p>
          </table:table-cell>
          <table:table-cell office:value-type="float" office:value="1.48097835945827" calcext:value-type="float">
            <text:p>1.481</text:p>
          </table:table-cell>
          <table:table-cell office:value-type="float" office:value="0.00160500546917319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57014052073161" calcext:value-type="float">
            <text:p>0.006570140520732</text:p>
          </table:table-cell>
          <table:table-cell office:value-type="float" office:value="0.000220545132954915" calcext:value-type="float">
            <text:p>0.000220545132955</text:p>
          </table:table-cell>
          <table:table-cell office:value-type="float" office:value="0.0196516315142314" calcext:value-type="float">
            <text:p>0.019651631514231</text:p>
          </table:table-cell>
          <table:table-cell table:formula="of:=([.AB7]+[.AD7])/2" office:value-type="float" office:value="0.645882748150742" calcext:value-type="float">
            <text:p>0.646</text:p>
          </table:table-cell>
          <table:table-cell table:formula="of:=&quot;https://public-mlflow.deepset.ai/#/experiments/8/runs/&quot; &amp; [.A7]" office:value-type="string" office:string-value="https://public-mlflow.deepset.ai/#/experiments/8/runs/591adb0177ad43ca9b9f0100b7d5cf4d" calcext:value-type="string">
            <text:p>https://public-mlflow.deepset.ai/#/experiments/8/runs/591adb0177ad43ca9b9f0100b7d5cf4d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91adb0177ad43ca9b9f0100b7d5cf4d%22]&amp;experiment=8&amp;plot_metric_keys=[%22Dev_f1_macro_text_classification%22,%22Dev_loss_text_classification%22,%22Train_loss_total%22]" calcext:value-type="string">
            <text:p>https://public-mlflow.deepset.ai/#/metric/Dev_f1_macro_text_classification?runs=[%22591adb0177ad43ca9b9f0100b7d5cf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48c0a9fe9e74c54b0c3f12cd2aa9417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8750311177496" calcext:value-type="float">
            <text:p>0.659</text:p>
          </table:table-cell>
          <table:table-cell office:value-type="float" office:value="1.28233898806092" calcext:value-type="float">
            <text:p>1.282</text:p>
          </table:table-cell>
          <table:table-cell office:value-type="float" office:value="0.615803278688525" calcext:value-type="float">
            <text:p>0.616</text:p>
          </table:table-cell>
          <table:table-cell office:value-type="float" office:value="1.28750834926482" calcext:value-type="float">
            <text:p>1.288</text:p>
          </table:table-cell>
          <table:table-cell office:value-type="float" office:value="0.0029302348848432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8133099873861" calcext:value-type="float">
            <text:p>0.006681330998739</text:p>
          </table:table-cell>
          <table:table-cell office:value-type="float" office:value="0.000220334529876709" calcext:value-type="float">
            <text:p>0.000220334529877</text:p>
          </table:table-cell>
          <table:table-cell office:value-type="float" office:value="0.0183391253153483" calcext:value-type="float">
            <text:p>0.018339125315348</text:p>
          </table:table-cell>
          <table:table-cell table:formula="of:=([.AB8]+[.AD8])/2" office:value-type="float" office:value="0.637276794933011" calcext:value-type="float">
            <text:p>0.637</text:p>
          </table:table-cell>
          <table:table-cell table:formula="of:=&quot;https://public-mlflow.deepset.ai/#/experiments/8/runs/&quot; &amp; [.A8]" office:value-type="string" office:string-value="https://public-mlflow.deepset.ai/#/experiments/8/runs/348c0a9fe9e74c54b0c3f12cd2aa9417" calcext:value-type="string">
            <text:p>https://public-mlflow.deepset.ai/#/experiments/8/runs/348c0a9fe9e74c54b0c3f12cd2aa9417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48c0a9fe9e74c54b0c3f12cd2aa9417%22]&amp;experiment=8&amp;plot_metric_keys=[%22Dev_f1_macro_text_classification%22,%22Dev_loss_text_classification%22,%22Train_loss_total%22]" calcext:value-type="string">
            <text:p>https://public-mlflow.deepset.ai/#/metric/Dev_f1_macro_text_classification?runs=[%22348c0a9fe9e74c54b0c3f12cd2aa94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980322a0cd34c2b9439e00f6cad3c3b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057018431041" calcext:value-type="float">
            <text:p>0.656</text:p>
          </table:table-cell>
          <table:table-cell office:value-type="float" office:value="0.912950653357794" calcext:value-type="float">
            <text:p>0.913</text:p>
          </table:table-cell>
          <table:table-cell office:value-type="float" office:value="0.655293938933617" calcext:value-type="float">
            <text:p>0.655</text:p>
          </table:table-cell>
          <table:table-cell office:value-type="float" office:value="0.948191827343356" calcext:value-type="float">
            <text:p>0.948</text:p>
          </table:table-cell>
          <table:table-cell office:value-type="float" office:value="0.0204362031072378" calcext:value-type="float">
            <text:p>0.020</text:p>
          </table:table-cell>
          <table:table-cell office:value-type="float" office:value="0" calcext:value-type="float">
            <text:p>0</text:p>
          </table:table-cell>
          <table:table-cell office:value-type="float" office:value="0.00652499993642171" calcext:value-type="float">
            <text:p>0.006524999936422</text:p>
          </table:table-cell>
          <table:table-cell office:value-type="float" office:value="0.00024561882019043" calcext:value-type="float">
            <text:p>0.00024561882019</text:p>
          </table:table-cell>
          <table:table-cell office:value-type="float" office:value="0.0182804703712463" calcext:value-type="float">
            <text:p>0.018280470371246</text:p>
          </table:table-cell>
          <table:table-cell table:formula="of:=([.AB9]+[.AD9])/2" office:value-type="float" office:value="0.655675478682329" calcext:value-type="float">
            <text:p>0.656</text:p>
          </table:table-cell>
          <table:table-cell table:formula="of:=&quot;https://public-mlflow.deepset.ai/#/experiments/8/runs/&quot; &amp; [.A9]" office:value-type="string" office:string-value="https://public-mlflow.deepset.ai/#/experiments/8/runs/6980322a0cd34c2b9439e00f6cad3c3b" calcext:value-type="string">
            <text:p>https://public-mlflow.deepset.ai/#/experiments/8/runs/6980322a0cd34c2b9439e00f6cad3c3b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980322a0cd34c2b9439e00f6cad3c3b%22]&amp;experiment=8&amp;plot_metric_keys=[%22Dev_f1_macro_text_classification%22,%22Dev_loss_text_classification%22,%22Train_loss_total%22]" calcext:value-type="string">
            <text:p>https://public-mlflow.deepset.ai/#/metric/Dev_f1_macro_text_classification?runs=[%226980322a0cd34c2b9439e00f6cad3c3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948df42109b403e90f70df41290a158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3838383838384" calcext:value-type="float">
            <text:p>0.654</text:p>
          </table:table-cell>
          <table:table-cell office:value-type="float" office:value="0.904513447076682" calcext:value-type="float">
            <text:p>0.905</text:p>
          </table:table-cell>
          <table:table-cell office:value-type="float" office:value="0.649918652502632" calcext:value-type="float">
            <text:p>0.650</text:p>
          </table:table-cell>
          <table:table-cell office:value-type="float" office:value="0.85983117036922" calcext:value-type="float">
            <text:p>0.860</text:p>
          </table:table-cell>
          <table:table-cell office:value-type="float" office:value="0.190515160560608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00637146234512329" calcext:value-type="float">
            <text:p>0.006371462345123</text:p>
          </table:table-cell>
          <table:table-cell office:value-type="float" office:value="0.000203931331634521" calcext:value-type="float">
            <text:p>0.000203931331635</text:p>
          </table:table-cell>
          <table:table-cell office:value-type="float" office:value="0.0192038973172506" calcext:value-type="float">
            <text:p>0.019203897317251</text:p>
          </table:table-cell>
          <table:table-cell table:formula="of:=([.AB10]+[.AD10])/2" office:value-type="float" office:value="0.651878518170508" calcext:value-type="float">
            <text:p>0.652</text:p>
          </table:table-cell>
          <table:table-cell table:formula="of:=&quot;https://public-mlflow.deepset.ai/#/experiments/8/runs/&quot; &amp; [.A10]" office:value-type="string" office:string-value="https://public-mlflow.deepset.ai/#/experiments/8/runs/a948df42109b403e90f70df41290a158" calcext:value-type="string">
            <text:p>https://public-mlflow.deepset.ai/#/experiments/8/runs/a948df42109b403e90f70df41290a158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948df42109b403e90f70df41290a158%22]&amp;experiment=8&amp;plot_metric_keys=[%22Dev_f1_macro_text_classification%22,%22Dev_loss_text_classification%22,%22Train_loss_total%22]" calcext:value-type="string">
            <text:p>https://public-mlflow.deepset.ai/#/metric/Dev_f1_macro_text_classification?runs=[%22a948df42109b403e90f70df41290a15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6e8b4e24cd94894b97999e6fdfa611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2904440919905" calcext:value-type="float">
            <text:p>0.653</text:p>
          </table:table-cell>
          <table:table-cell office:value-type="float" office:value="1.0819359433731" calcext:value-type="float">
            <text:p>1.082</text:p>
          </table:table-cell>
          <table:table-cell office:value-type="float" office:value="0.627951993805652" calcext:value-type="float">
            <text:p>0.628</text:p>
          </table:table-cell>
          <table:table-cell office:value-type="float" office:value="1.09956277890872" calcext:value-type="float">
            <text:p>1.100</text:p>
          </table:table-cell>
          <table:table-cell office:value-type="float" office:value="0.00870906561613083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0167670249939" calcext:value-type="float">
            <text:p>0.010167670249939</text:p>
          </table:table-cell>
          <table:table-cell office:value-type="float" office:value="0.000195725758870443" calcext:value-type="float">
            <text:p>0.00019572575887</text:p>
          </table:table-cell>
          <table:table-cell office:value-type="float" office:value="0.018257462978363" calcext:value-type="float">
            <text:p>0.018257462978363</text:p>
          </table:table-cell>
          <table:table-cell table:formula="of:=([.AB11]+[.AD11])/2" office:value-type="float" office:value="0.640428217362779" calcext:value-type="float">
            <text:p>0.640</text:p>
          </table:table-cell>
          <table:table-cell table:formula="of:=&quot;https://public-mlflow.deepset.ai/#/experiments/8/runs/&quot; &amp; [.A11]" office:value-type="string" office:string-value="https://public-mlflow.deepset.ai/#/experiments/8/runs/26e8b4e24cd94894b97999e6fdfa6114" calcext:value-type="string">
            <text:p>https://public-mlflow.deepset.ai/#/experiments/8/runs/26e8b4e24cd94894b97999e6fdfa6114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6e8b4e24cd94894b97999e6fdfa6114%22]&amp;experiment=8&amp;plot_metric_keys=[%22Dev_f1_macro_text_classification%22,%22Dev_loss_text_classification%22,%22Train_loss_total%22]" calcext:value-type="string">
            <text:p>https://public-mlflow.deepset.ai/#/metric/Dev_f1_macro_text_classification?runs=[%2226e8b4e24cd94894b97999e6fdfa61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d6744adb6734666969dbad5cc980cba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28063973804448" calcext:value-type="float">
            <text:p>1.281</text:p>
          </table:table-cell>
          <table:table-cell office:value-type="float" office:value="0.648845790783489" calcext:value-type="float">
            <text:p>0.649</text:p>
          </table:table-cell>
          <table:table-cell office:value-type="float" office:value="1.18375334432048" calcext:value-type="float">
            <text:p>1.184</text:p>
          </table:table-cell>
          <table:table-cell office:value-type="float" office:value="0.00377298868261278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36773220698039" calcext:value-type="float">
            <text:p>0.00936773220698</text:p>
          </table:table-cell>
          <table:table-cell office:value-type="float" office:value="0.000283487637837728" calcext:value-type="float">
            <text:p>0.000283487637838</text:p>
          </table:table-cell>
          <table:table-cell office:value-type="float" office:value="0.0200737237930298" calcext:value-type="float">
            <text:p>0.02007372379303</text:p>
          </table:table-cell>
          <table:table-cell table:formula="of:=([.AB12]+[.AD12])/2" office:value-type="float" office:value="0.64855451364101" calcext:value-type="float">
            <text:p>0.649</text:p>
          </table:table-cell>
          <table:table-cell table:formula="of:=&quot;https://public-mlflow.deepset.ai/#/experiments/8/runs/&quot; &amp; [.A12]" office:value-type="string" office:string-value="https://public-mlflow.deepset.ai/#/experiments/8/runs/ad6744adb6734666969dbad5cc980cba" calcext:value-type="string">
            <text:p>https://public-mlflow.deepset.ai/#/experiments/8/runs/ad6744adb6734666969dbad5cc980cba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d6744adb6734666969dbad5cc980cba%22]&amp;experiment=8&amp;plot_metric_keys=[%22Dev_f1_macro_text_classification%22,%22Dev_loss_text_classification%22,%22Train_loss_total%22]" calcext:value-type="string">
            <text:p>https://public-mlflow.deepset.ai/#/metric/Dev_f1_macro_text_classification?runs=[%22ad6744adb6734666969dbad5cc980c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1ad82acd56a41e7895875aa17ac8f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089042493961" calcext:value-type="float">
            <text:p>1.089</text:p>
          </table:table-cell>
          <table:table-cell office:value-type="float" office:value="0.602412176341636" calcext:value-type="float">
            <text:p>0.602</text:p>
          </table:table-cell>
          <table:table-cell office:value-type="float" office:value="1.20919648037162" calcext:value-type="float">
            <text:p>1.209</text:p>
          </table:table-cell>
          <table:table-cell office:value-type="float" office:value="0.010658274404704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5309359232585" calcext:value-type="float">
            <text:p>0.006553093592326</text:p>
          </table:table-cell>
          <table:table-cell office:value-type="float" office:value="0.00023271640141805" calcext:value-type="float">
            <text:p>0.000232716401418</text:p>
          </table:table-cell>
          <table:table-cell office:value-type="float" office:value="0.0178093949953715" calcext:value-type="float">
            <text:p>0.017809394995372</text:p>
          </table:table-cell>
          <table:table-cell table:formula="of:=([.AB13]+[.AD13])/2" office:value-type="float" office:value="0.625337706420084" calcext:value-type="float">
            <text:p>0.625</text:p>
          </table:table-cell>
          <table:table-cell table:formula="of:=&quot;https://public-mlflow.deepset.ai/#/experiments/8/runs/&quot; &amp; [.A13]" office:value-type="string" office:string-value="https://public-mlflow.deepset.ai/#/experiments/8/runs/f1ad82acd56a41e7895875aa17ac8f17" calcext:value-type="string">
            <text:p>https://public-mlflow.deepset.ai/#/experiments/8/runs/f1ad82acd56a41e7895875aa17ac8f17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1ad82acd56a41e7895875aa17ac8f17%22]&amp;experiment=8&amp;plot_metric_keys=[%22Dev_f1_macro_text_classification%22,%22Dev_loss_text_classification%22,%22Train_loss_total%22]" calcext:value-type="string">
            <text:p>https://public-mlflow.deepset.ai/#/metric/Dev_f1_macro_text_classification?runs=[%22f1ad82acd56a41e7895875aa17ac8f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3f660da12054aae88a6c0a614139d3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122016724654" calcext:value-type="float">
            <text:p>0.647</text:p>
          </table:table-cell>
          <table:table-cell office:value-type="float" office:value="1.18846321746007" calcext:value-type="float">
            <text:p>1.188</text:p>
          </table:table-cell>
          <table:table-cell office:value-type="float" office:value="0.614083983649201" calcext:value-type="float">
            <text:p>0.614</text:p>
          </table:table-cell>
          <table:table-cell office:value-type="float" office:value="1.19508586904054" calcext:value-type="float">
            <text:p>1.195</text:p>
          </table:table-cell>
          <table:table-cell office:value-type="float" office:value="0.352831810712814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0620146989822388" calcext:value-type="float">
            <text:p>0.006201469898224</text:p>
          </table:table-cell>
          <table:table-cell office:value-type="float" office:value="0.000231420993804932" calcext:value-type="float">
            <text:p>0.000231420993805</text:p>
          </table:table-cell>
          <table:table-cell office:value-type="float" office:value="0.0174802700678507" calcext:value-type="float">
            <text:p>0.017480270067851</text:p>
          </table:table-cell>
          <table:table-cell table:formula="of:=([.AB14]+[.AD14])/2" office:value-type="float" office:value="0.630603000186928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f3f660da12054aae88a6c0a614139d39" calcext:value-type="string">
            <text:p>https://public-mlflow.deepset.ai/#/experiments/8/runs/f3f660da12054aae88a6c0a614139d39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f660da12054aae88a6c0a614139d39%22]&amp;experiment=8&amp;plot_metric_keys=[%22Dev_f1_macro_text_classification%22,%22Dev_loss_text_classification%22,%22Train_loss_total%22]" calcext:value-type="string">
            <text:p>https://public-mlflow.deepset.ai/#/metric/Dev_f1_macro_text_classification?runs=[%22f3f660da12054aae88a6c0a614139d3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05ba75d3de4d4db06943218125ce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5578361787838" calcext:value-type="float">
            <text:p>0.646</text:p>
          </table:table-cell>
          <table:table-cell office:value-type="float" office:value="0.806004346617116" calcext:value-type="float">
            <text:p>0.806</text:p>
          </table:table-cell>
          <table:table-cell office:value-type="float" office:value="0.622546876417841" calcext:value-type="float">
            <text:p>0.623</text:p>
          </table:table-cell>
          <table:table-cell office:value-type="float" office:value="0.841912100392003" calcext:value-type="float">
            <text:p>0.842</text:p>
          </table:table-cell>
          <table:table-cell office:value-type="float" office:value="0.217006504535675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00666783650716146" calcext:value-type="float">
            <text:p>0.006667836507161</text:p>
          </table:table-cell>
          <table:table-cell office:value-type="float" office:value="0.000230411688486735" calcext:value-type="float">
            <text:p>0.000230411688487</text:p>
          </table:table-cell>
          <table:table-cell office:value-type="float" office:value="0.0200990716616313" calcext:value-type="float">
            <text:p>0.020099071661631</text:p>
          </table:table-cell>
          <table:table-cell table:formula="of:=([.AB15]+[.AD15])/2" office:value-type="float" office:value="0.63406261910284" calcext:value-type="float">
            <text:p>0.634</text:p>
          </table:table-cell>
          <table:table-cell table:formula="of:=&quot;https://public-mlflow.deepset.ai/#/experiments/8/runs/&quot; &amp; [.A15]" office:value-type="string" office:string-value="https://public-mlflow.deepset.ai/#/experiments/8/runs/9405ba75d3de4d4db06943218125ce82" calcext:value-type="string">
            <text:p>https://public-mlflow.deepset.ai/#/experiments/8/runs/9405ba75d3de4d4db06943218125ce82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05ba75d3de4d4db06943218125ce82%22]&amp;experiment=8&amp;plot_metric_keys=[%22Dev_f1_macro_text_classification%22,%22Dev_loss_text_classification%22,%22Train_loss_total%22]" calcext:value-type="string">
            <text:p>https://public-mlflow.deepset.ai/#/metric/Dev_f1_macro_text_classification?runs=[%229405ba75d3de4d4db06943218125c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fb230673a464c36a9ea31dfa1d91ff1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835629683345" calcext:value-type="float">
            <text:p>0.640</text:p>
          </table:table-cell>
          <table:table-cell office:value-type="float" office:value="1.31874725162583" calcext:value-type="float">
            <text:p>1.319</text:p>
          </table:table-cell>
          <table:table-cell office:value-type="float" office:value="0.632518218623482" calcext:value-type="float">
            <text:p>0.633</text:p>
          </table:table-cell>
          <table:table-cell office:value-type="float" office:value="1.32121443620292" calcext:value-type="float">
            <text:p>1.321</text:p>
          </table:table-cell>
          <table:table-cell office:value-type="float" office:value="0.0048793694004416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682682355245" calcext:value-type="float">
            <text:p>0.006468268235525</text:p>
          </table:table-cell>
          <table:table-cell office:value-type="float" office:value="0.000222333272298177" calcext:value-type="float">
            <text:p>0.000222333272298</text:p>
          </table:table-cell>
          <table:table-cell office:value-type="float" office:value="0.0202548384666443" calcext:value-type="float">
            <text:p>0.020254838466644</text:p>
          </table:table-cell>
          <table:table-cell table:formula="of:=([.AB16]+[.AD16])/2" office:value-type="float" office:value="0.636176924153414" calcext:value-type="float">
            <text:p>0.636</text:p>
          </table:table-cell>
          <table:table-cell table:formula="of:=&quot;https://public-mlflow.deepset.ai/#/experiments/8/runs/&quot; &amp; [.A16]" office:value-type="string" office:string-value="https://public-mlflow.deepset.ai/#/experiments/8/runs/dfb230673a464c36a9ea31dfa1d91ff1" calcext:value-type="string">
            <text:p>https://public-mlflow.deepset.ai/#/experiments/8/runs/dfb230673a464c36a9ea31dfa1d91ff1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fb230673a464c36a9ea31dfa1d91ff1%22]&amp;experiment=8&amp;plot_metric_keys=[%22Dev_f1_macro_text_classification%22,%22Dev_loss_text_classification%22,%22Train_loss_total%22]" calcext:value-type="string">
            <text:p>https://public-mlflow.deepset.ai/#/metric/Dev_f1_macro_text_classification?runs=[%22dfb230673a464c36a9ea31dfa1d91ff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cbab2f357c4dd8ae44ef0dba9eb790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706955973" calcext:value-type="float">
            <text:p>0.638</text:p>
          </table:table-cell>
          <table:table-cell office:value-type="float" office:value="0.9672628185093" calcext:value-type="float">
            <text:p>0.967</text:p>
          </table:table-cell>
          <table:table-cell office:value-type="float" office:value="0.652293120638086" calcext:value-type="float">
            <text:p>0.652</text:p>
          </table:table-cell>
          <table:table-cell office:value-type="float" office:value="0.95765890870043" calcext:value-type="float">
            <text:p>0.958</text:p>
          </table:table-cell>
          <table:table-cell office:value-type="float" office:value="0.05351465195417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641063054402669" calcext:value-type="float">
            <text:p>0.006410630544027</text:p>
          </table:table-cell>
          <table:table-cell office:value-type="float" office:value="0.000290067990620931" calcext:value-type="float">
            <text:p>0.000290067990621</text:p>
          </table:table-cell>
          <table:table-cell office:value-type="float" office:value="0.018401296933492" calcext:value-type="float">
            <text:p>0.018401296933492</text:p>
          </table:table-cell>
          <table:table-cell table:formula="of:=([.AB17]+[.AD17])/2" office:value-type="float" office:value="0.645330095098908" calcext:value-type="float">
            <text:p>0.645</text:p>
          </table:table-cell>
          <table:table-cell table:formula="of:=&quot;https://public-mlflow.deepset.ai/#/experiments/8/runs/&quot; &amp; [.A17]" office:value-type="string" office:string-value="https://public-mlflow.deepset.ai/#/experiments/8/runs/decbab2f357c4dd8ae44ef0dba9eb790" calcext:value-type="string">
            <text:p>https://public-mlflow.deepset.ai/#/experiments/8/runs/decbab2f357c4dd8ae44ef0dba9eb790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cbab2f357c4dd8ae44ef0dba9eb790%22]&amp;experiment=8&amp;plot_metric_keys=[%22Dev_f1_macro_text_classification%22,%22Dev_loss_text_classification%22,%22Train_loss_total%22]" calcext:value-type="string">
            <text:p>https://public-mlflow.deepset.ai/#/metric/Dev_f1_macro_text_classification?runs=[%22decbab2f357c4dd8ae44ef0dba9eb79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653e5c45a0445068568a62021087ab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231311574917" calcext:value-type="float">
            <text:p>0.638</text:p>
          </table:table-cell>
          <table:table-cell office:value-type="float" office:value="0.728457281253482" calcext:value-type="float">
            <text:p>0.72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33091736352572" calcext:value-type="float">
            <text:p>0.733</text:p>
          </table:table-cell>
          <table:table-cell office:value-type="float" office:value="0.10157435387373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0.00679676135381063" calcext:value-type="float">
            <text:p>0.006796761353811</text:p>
          </table:table-cell>
          <table:table-cell office:value-type="float" office:value="0.000228774547576904" calcext:value-type="float">
            <text:p>0.000228774547577</text:p>
          </table:table-cell>
          <table:table-cell office:value-type="float" office:value="0.0198170145352681" calcext:value-type="float">
            <text:p>0.019817014535268</text:p>
          </table:table-cell>
          <table:table-cell table:formula="of:=([.AB18]+[.AD18])/2" office:value-type="float" office:value="0.631163194397497" calcext:value-type="float">
            <text:p>0.631</text:p>
          </table:table-cell>
          <table:table-cell table:formula="of:=&quot;https://public-mlflow.deepset.ai/#/experiments/8/runs/&quot; &amp; [.A18]" office:value-type="string" office:string-value="https://public-mlflow.deepset.ai/#/experiments/8/runs/3653e5c45a0445068568a62021087ab2" calcext:value-type="string">
            <text:p>https://public-mlflow.deepset.ai/#/experiments/8/runs/3653e5c45a0445068568a62021087ab2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653e5c45a0445068568a62021087ab2%22]&amp;experiment=8&amp;plot_metric_keys=[%22Dev_f1_macro_text_classification%22,%22Dev_loss_text_classification%22,%22Train_loss_total%22]" calcext:value-type="string">
            <text:p>https://public-mlflow.deepset.ai/#/metric/Dev_f1_macro_text_classification?runs=[%223653e5c45a0445068568a62021087ab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5d783da2b54b5795f2c56a304ef7e7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465087830895" calcext:value-type="float">
            <text:p>0.635</text:p>
          </table:table-cell>
          <table:table-cell office:value-type="float" office:value="1.286073731096" calcext:value-type="float">
            <text:p>1.286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1.23874190674033" calcext:value-type="float">
            <text:p>1.239</text:p>
          </table:table-cell>
          <table:table-cell office:value-type="float" office:value="0.0111690014600754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9919579823812" calcext:value-type="float">
            <text:p>0.006599195798238</text:p>
          </table:table-cell>
          <table:table-cell office:value-type="float" office:value="0.000223012765248617" calcext:value-type="float">
            <text:p>0.000223012765249</text:p>
          </table:table-cell>
          <table:table-cell office:value-type="float" office:value="0.0179650783538818" calcext:value-type="float">
            <text:p>0.017965078353882</text:p>
          </table:table-cell>
          <table:table-cell table:formula="of:=([.AB19]+[.AD19])/2" office:value-type="float" office:value="0.635096580531329" calcext:value-type="float">
            <text:p>0.635</text:p>
          </table:table-cell>
          <table:table-cell table:formula="of:=&quot;https://public-mlflow.deepset.ai/#/experiments/8/runs/&quot; &amp; [.A19]" office:value-type="string" office:string-value="https://public-mlflow.deepset.ai/#/experiments/8/runs/535d783da2b54b5795f2c56a304ef7e7" calcext:value-type="string">
            <text:p>https://public-mlflow.deepset.ai/#/experiments/8/runs/535d783da2b54b5795f2c56a304ef7e7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5d783da2b54b5795f2c56a304ef7e7%22]&amp;experiment=8&amp;plot_metric_keys=[%22Dev_f1_macro_text_classification%22,%22Dev_loss_text_classification%22,%22Train_loss_total%22]" calcext:value-type="string">
            <text:p>https://public-mlflow.deepset.ai/#/metric/Dev_f1_macro_text_classification?runs=[%22535d783da2b54b5795f2c56a304ef7e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e3b631c833a4195bb046a12eba3d0f4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97468583215803" calcext:value-type="float">
            <text:p>0.697</text:p>
          </table:table-cell>
          <table:table-cell office:value-type="float" office:value="0.631761695906433" calcext:value-type="float">
            <text:p>0.632</text:p>
          </table:table-cell>
          <table:table-cell office:value-type="float" office:value="0.684615044824539" calcext:value-type="float">
            <text:p>0.685</text:p>
          </table:table-cell>
          <table:table-cell office:value-type="float" office:value="0.574242830276489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00661670366923014" calcext:value-type="float">
            <text:p>0.00661670366923</text:p>
          </table:table-cell>
          <table:table-cell office:value-type="float" office:value="0.000205043951670329" calcext:value-type="float">
            <text:p>0.00020504395167</text:p>
          </table:table-cell>
          <table:table-cell office:value-type="float" office:value="0.017923367023468" calcext:value-type="float">
            <text:p>0.017923367023468</text:p>
          </table:table-cell>
          <table:table-cell table:formula="of:=([.AB20]+[.AD20])/2" office:value-type="float" office:value="0.633016024155659" calcext:value-type="float">
            <text:p>0.633</text:p>
          </table:table-cell>
          <table:table-cell table:formula="of:=&quot;https://public-mlflow.deepset.ai/#/experiments/8/runs/&quot; &amp; [.A20]" office:value-type="string" office:string-value="https://public-mlflow.deepset.ai/#/experiments/8/runs/fe3b631c833a4195bb046a12eba3d0f4" calcext:value-type="string">
            <text:p>https://public-mlflow.deepset.ai/#/experiments/8/runs/fe3b631c833a4195bb046a12eba3d0f4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e3b631c833a4195bb046a12eba3d0f4%22]&amp;experiment=8&amp;plot_metric_keys=[%22Dev_f1_macro_text_classification%22,%22Dev_loss_text_classification%22,%22Train_loss_total%22]" calcext:value-type="string">
            <text:p>https://public-mlflow.deepset.ai/#/metric/Dev_f1_macro_text_classification?runs=[%22fe3b631c833a4195bb046a12eba3d0f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818f4e30c87417395691f3dcd51ac86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3906633906634" calcext:value-type="float">
            <text:p>0.634</text:p>
          </table:table-cell>
          <table:table-cell office:value-type="float" office:value="1.0709179007767" calcext:value-type="float">
            <text:p>1.071</text:p>
          </table:table-cell>
          <table:table-cell office:value-type="float" office:value="0.644152026317631" calcext:value-type="float">
            <text:p>0.644</text:p>
          </table:table-cell>
          <table:table-cell office:value-type="float" office:value="0.993873751291665" calcext:value-type="float">
            <text:p>0.994</text:p>
          </table:table-cell>
          <table:table-cell office:value-type="float" office:value="0.315533638000488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09947137037913" calcext:value-type="float">
            <text:p>0.009947137037913</text:p>
          </table:table-cell>
          <table:table-cell office:value-type="float" office:value="0.000210928916931152" calcext:value-type="float">
            <text:p>0.000210928916931</text:p>
          </table:table-cell>
          <table:table-cell office:value-type="float" office:value="0.0179799914360046" calcext:value-type="float">
            <text:p>0.017979991436005</text:p>
          </table:table-cell>
          <table:table-cell table:formula="of:=([.AB21]+[.AD21])/2" office:value-type="float" office:value="0.639029330112133" calcext:value-type="float">
            <text:p>0.639</text:p>
          </table:table-cell>
          <table:table-cell table:formula="of:=&quot;https://public-mlflow.deepset.ai/#/experiments/8/runs/&quot; &amp; [.A21]" office:value-type="string" office:string-value="https://public-mlflow.deepset.ai/#/experiments/8/runs/3818f4e30c87417395691f3dcd51ac86" calcext:value-type="string">
            <text:p>https://public-mlflow.deepset.ai/#/experiments/8/runs/3818f4e30c87417395691f3dcd51ac86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18f4e30c87417395691f3dcd51ac86%22]&amp;experiment=8&amp;plot_metric_keys=[%22Dev_f1_macro_text_classification%22,%22Dev_loss_text_classification%22,%22Train_loss_total%22]" calcext:value-type="string">
            <text:p>https://public-mlflow.deepset.ai/#/metric/Dev_f1_macro_text_classification?runs=[%223818f4e30c87417395691f3dcd51ac8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49b37a8817744d391be653fb1301aaf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570347311237" calcext:value-type="float">
            <text:p>0.633</text:p>
          </table:table-cell>
          <table:table-cell office:value-type="float" office:value="1.18951988220215" calcext:value-type="float">
            <text:p>1.190</text:p>
          </table:table-cell>
          <table:table-cell office:value-type="float" office:value="0.640619555921574" calcext:value-type="float">
            <text:p>0.641</text:p>
          </table:table-cell>
          <table:table-cell office:value-type="float" office:value="1.09154219909381" calcext:value-type="float">
            <text:p>1.092</text:p>
          </table:table-cell>
          <table:table-cell office:value-type="float" office:value="0.00467270286753774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7278782526652" calcext:value-type="float">
            <text:p>0.006727878252665</text:p>
          </table:table-cell>
          <table:table-cell office:value-type="float" office:value="0.000224816799163818" calcext:value-type="float">
            <text:p>0.000224816799164</text:p>
          </table:table-cell>
          <table:table-cell office:value-type="float" office:value="0.0179911613464355" calcext:value-type="float">
            <text:p>0.017991161346436</text:p>
          </table:table-cell>
          <table:table-cell table:formula="of:=([.AB22]+[.AD22])/2" office:value-type="float" office:value="0.636594951616406" calcext:value-type="float">
            <text:p>0.637</text:p>
          </table:table-cell>
          <table:table-cell table:formula="of:=&quot;https://public-mlflow.deepset.ai/#/experiments/8/runs/&quot; &amp; [.A22]" office:value-type="string" office:string-value="https://public-mlflow.deepset.ai/#/experiments/8/runs/249b37a8817744d391be653fb1301aaf" calcext:value-type="string">
            <text:p>https://public-mlflow.deepset.ai/#/experiments/8/runs/249b37a8817744d391be653fb1301aaf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49b37a8817744d391be653fb1301aaf%22]&amp;experiment=8&amp;plot_metric_keys=[%22Dev_f1_macro_text_classification%22,%22Dev_loss_text_classification%22,%22Train_loss_total%22]" calcext:value-type="string">
            <text:p>https://public-mlflow.deepset.ai/#/metric/Dev_f1_macro_text_classification?runs=[%22249b37a8817744d391be653fb1301aa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4e2ac233b0c4d229dec8424f6151da6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262626262626" calcext:value-type="float">
            <text:p>0.631</text:p>
          </table:table-cell>
          <table:table-cell office:value-type="float" office:value="1.31189562650335" calcext:value-type="float">
            <text:p>1.312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28904136598751" calcext:value-type="float">
            <text:p>1.289</text:p>
          </table:table-cell>
          <table:table-cell office:value-type="float" office:value="0.00402151979506016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03571613629659" calcext:value-type="float">
            <text:p>0.010357161362966</text:p>
          </table:table-cell>
          <table:table-cell office:value-type="float" office:value="0.000294287999471029" calcext:value-type="float">
            <text:p>0.000294287999471</text:p>
          </table:table-cell>
          <table:table-cell office:value-type="float" office:value="0.0216994524002075" calcext:value-type="float">
            <text:p>0.021699452400208</text:p>
          </table:table-cell>
          <table:table-cell table:formula="of:=([.AB23]+[.AD23])/2" office:value-type="float" office:value="0.626087318269399" calcext:value-type="float">
            <text:p>0.626</text:p>
          </table:table-cell>
          <table:table-cell table:formula="of:=&quot;https://public-mlflow.deepset.ai/#/experiments/8/runs/&quot; &amp; [.A23]" office:value-type="string" office:string-value="https://public-mlflow.deepset.ai/#/experiments/8/runs/74e2ac233b0c4d229dec8424f6151da6" calcext:value-type="string">
            <text:p>https://public-mlflow.deepset.ai/#/experiments/8/runs/74e2ac233b0c4d229dec8424f6151da6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4e2ac233b0c4d229dec8424f6151da6%22]&amp;experiment=8&amp;plot_metric_keys=[%22Dev_f1_macro_text_classification%22,%22Dev_loss_text_classification%22,%22Train_loss_total%22]" calcext:value-type="string">
            <text:p>https://public-mlflow.deepset.ai/#/metric/Dev_f1_macro_text_classification?runs=[%2274e2ac233b0c4d229dec8424f6151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5dfc29856f497689174d0372f7143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045729880849" calcext:value-type="float">
            <text:p>0.631</text:p>
          </table:table-cell>
          <table:table-cell office:value-type="float" office:value="1.29998275897647" calcext:value-type="float">
            <text:p>1.300</text:p>
          </table:table-cell>
          <table:table-cell office:value-type="float" office:value="0.592592902227981" calcext:value-type="float">
            <text:p>0.593</text:p>
          </table:table-cell>
          <table:table-cell office:value-type="float" office:value="1.3169982176955" calcext:value-type="float">
            <text:p>1.317</text:p>
          </table:table-cell>
          <table:table-cell office:value-type="float" office:value="0.010627008043229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21505975723267" calcext:value-type="float">
            <text:p>0.006215059757233</text:p>
          </table:table-cell>
          <table:table-cell office:value-type="float" office:value="0.000223525365193685" calcext:value-type="float">
            <text:p>0.000223525365194</text:p>
          </table:table-cell>
          <table:table-cell office:value-type="float" office:value="0.0178069790204366" calcext:value-type="float">
            <text:p>0.017806979020437</text:p>
          </table:table-cell>
          <table:table-cell table:formula="of:=([.AB24]+[.AD24])/2" office:value-type="float" office:value="0.611819316054415" calcext:value-type="float">
            <text:p>0.612</text:p>
          </table:table-cell>
          <table:table-cell table:formula="of:=&quot;https://public-mlflow.deepset.ai/#/experiments/8/runs/&quot; &amp; [.A24]" office:value-type="string" office:string-value="https://public-mlflow.deepset.ai/#/experiments/8/runs/ed5dfc29856f497689174d0372f7143a" calcext:value-type="string">
            <text:p>https://public-mlflow.deepset.ai/#/experiments/8/runs/ed5dfc29856f497689174d0372f7143a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5dfc29856f497689174d0372f7143a%22]&amp;experiment=8&amp;plot_metric_keys=[%22Dev_f1_macro_text_classification%22,%22Dev_loss_text_classification%22,%22Train_loss_total%22]" calcext:value-type="string">
            <text:p>https://public-mlflow.deepset.ai/#/metric/Dev_f1_macro_text_classification?runs=[%22ed5dfc29856f497689174d0372f7143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ae2b653ead845888e6380b190fbb681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105680776771" calcext:value-type="float">
            <text:p>0.630</text:p>
          </table:table-cell>
          <table:table-cell office:value-type="float" office:value="0.824234768048229" calcext:value-type="float">
            <text:p>0.824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833608335064304" calcext:value-type="float">
            <text:p>0.834</text:p>
          </table:table-cell>
          <table:table-cell office:value-type="float" office:value="0.090656891465187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0677640040715535" calcext:value-type="float">
            <text:p>0.006776400407155</text:p>
          </table:table-cell>
          <table:table-cell office:value-type="float" office:value="0.00028916597366333" calcext:value-type="float">
            <text:p>0.000289165973663</text:p>
          </table:table-cell>
          <table:table-cell office:value-type="float" office:value="0.0200962980588277" calcext:value-type="float">
            <text:p>0.020096298058828</text:p>
          </table:table-cell>
          <table:table-cell table:formula="of:=([.AB25]+[.AD25])/2" office:value-type="float" office:value="0.619973280291295" calcext:value-type="float">
            <text:p>0.620</text:p>
          </table:table-cell>
          <table:table-cell table:formula="of:=&quot;https://public-mlflow.deepset.ai/#/experiments/8/runs/&quot; &amp; [.A25]" office:value-type="string" office:string-value="https://public-mlflow.deepset.ai/#/experiments/8/runs/1ae2b653ead845888e6380b190fbb681" calcext:value-type="string">
            <text:p>https://public-mlflow.deepset.ai/#/experiments/8/runs/1ae2b653ead845888e6380b190fbb681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ae2b653ead845888e6380b190fbb681%22]&amp;experiment=8&amp;plot_metric_keys=[%22Dev_f1_macro_text_classification%22,%22Dev_loss_text_classification%22,%22Train_loss_total%22]" calcext:value-type="string">
            <text:p>https://public-mlflow.deepset.ai/#/metric/Dev_f1_macro_text_classification?runs=[%221ae2b653ead845888e6380b190fbb68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55cc42966164fb4b87ed3badb26ab7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6788906046715" calcext:value-type="float">
            <text:p>0.627</text:p>
          </table:table-cell>
          <table:table-cell office:value-type="float" office:value="1.05341524725792" calcext:value-type="float">
            <text:p>1.053</text:p>
          </table:table-cell>
          <table:table-cell office:value-type="float" office:value="0.588743433542494" calcext:value-type="float">
            <text:p>0.589</text:p>
          </table:table-cell>
          <table:table-cell office:value-type="float" office:value="1.14747924189414" calcext:value-type="float">
            <text:p>1.147</text:p>
          </table:table-cell>
          <table:table-cell office:value-type="float" office:value="0.0254224892705679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0595478216807048" calcext:value-type="float">
            <text:p>0.00595478216807</text:p>
          </table:table-cell>
          <table:table-cell office:value-type="float" office:value="0.000226024786631266" calcext:value-type="float">
            <text:p>0.000226024786631</text:p>
          </table:table-cell>
          <table:table-cell office:value-type="float" office:value="0.0177082935969035" calcext:value-type="float">
            <text:p>0.017708293596904</text:p>
          </table:table-cell>
          <table:table-cell table:formula="of:=([.AB26]+[.AD26])/2" office:value-type="float" office:value="0.607766169794605" calcext:value-type="float">
            <text:p>0.608</text:p>
          </table:table-cell>
          <table:table-cell table:formula="of:=&quot;https://public-mlflow.deepset.ai/#/experiments/8/runs/&quot; &amp; [.A26]" office:value-type="string" office:string-value="https://public-mlflow.deepset.ai/#/experiments/8/runs/055cc42966164fb4b87ed3badb26ab7a" calcext:value-type="string">
            <text:p>https://public-mlflow.deepset.ai/#/experiments/8/runs/055cc42966164fb4b87ed3badb26ab7a</text:p>
          </table:table-cell>
          <table:table-cell table:formula="of:=&quot;https://public-mlflow.deepset.ai/#/metric/Dev_f1_macro_text_classification?runs=[%22&quot; &amp; [.A2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55cc42966164fb4b87ed3badb26ab7a%22]&amp;experiment=8&amp;plot_metric_keys=[%22Dev_f1_macro_text_classification%22,%22Dev_loss_text_classification%22,%22Train_loss_total%22]" calcext:value-type="string">
            <text:p>https://public-mlflow.deepset.ai/#/metric/Dev_f1_macro_text_classification?runs=[%22055cc42966164fb4b87ed3badb26ab7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cc7d4c455845c59f8570c27cd81fc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1.16014174486967" calcext:value-type="float">
            <text:p>1.160</text:p>
          </table:table-cell>
          <table:table-cell office:value-type="float" office:value="0.644236799197291" calcext:value-type="float">
            <text:p>0.644</text:p>
          </table:table-cell>
          <table:table-cell office:value-type="float" office:value="1.04610670702432" calcext:value-type="float">
            <text:p>1.046</text:p>
          </table:table-cell>
          <table:table-cell office:value-type="float" office:value="0.0145710809156299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633734464645386" calcext:value-type="float">
            <text:p>0.006337344646454</text:p>
          </table:table-cell>
          <table:table-cell office:value-type="float" office:value="0.000214119752248128" calcext:value-type="float">
            <text:p>0.000214119752248</text:p>
          </table:table-cell>
          <table:table-cell office:value-type="float" office:value="0.019652533531189" calcext:value-type="float">
            <text:p>0.019652533531189</text:p>
          </table:table-cell>
          <table:table-cell table:formula="of:=([.AB27]+[.AD27])/2" office:value-type="float" office:value="0.63476565590091" calcext:value-type="float">
            <text:p>0.635</text:p>
          </table:table-cell>
          <table:table-cell table:formula="of:=&quot;https://public-mlflow.deepset.ai/#/experiments/8/runs/&quot; &amp; [.A27]" office:value-type="string" office:string-value="https://public-mlflow.deepset.ai/#/experiments/8/runs/edcc7d4c455845c59f8570c27cd81fcb" calcext:value-type="string">
            <text:p>https://public-mlflow.deepset.ai/#/experiments/8/runs/edcc7d4c455845c59f8570c27cd81fcb</text:p>
          </table:table-cell>
          <table:table-cell table:formula="of:=&quot;https://public-mlflow.deepset.ai/#/metric/Dev_f1_macro_text_classification?runs=[%22&quot; &amp; [.A2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cc7d4c455845c59f8570c27cd81fcb%22]&amp;experiment=8&amp;plot_metric_keys=[%22Dev_f1_macro_text_classification%22,%22Dev_loss_text_classification%22,%22Train_loss_total%22]" calcext:value-type="string">
            <text:p>https://public-mlflow.deepset.ai/#/metric/Dev_f1_macro_text_classification?runs=[%22edcc7d4c455845c59f8570c27cd81fc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f81feb7f95d4325b8c83699bc7da7fc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215793684988" calcext:value-type="float">
            <text:p>0.622</text:p>
          </table:table-cell>
          <table:table-cell office:value-type="float" office:value="0.861338415401894" calcext:value-type="float">
            <text:p>0.861</text:p>
          </table:table-cell>
          <table:table-cell office:value-type="float" office:value="0.602101488029698" calcext:value-type="float">
            <text:p>0.602</text:p>
          </table:table-cell>
          <table:table-cell office:value-type="float" office:value="0.94868113404961" calcext:value-type="float">
            <text:p>0.949</text:p>
          </table:table-cell>
          <table:table-cell office:value-type="float" office:value="0.805583894252777" calcext:value-type="float">
            <text:p>0.806</text:p>
          </table:table-cell>
          <table:table-cell office:value-type="float" office:value="0" calcext:value-type="float">
            <text:p>0</text:p>
          </table:table-cell>
          <table:table-cell office:value-type="float" office:value="0.00597423315048218" calcext:value-type="float">
            <text:p>0.005974233150482</text:p>
          </table:table-cell>
          <table:table-cell office:value-type="float" office:value="0.000222845872243245" calcext:value-type="float">
            <text:p>0.000222845872243</text:p>
          </table:table-cell>
          <table:table-cell office:value-type="float" office:value="0.0174132664998372" calcext:value-type="float">
            <text:p>0.017413266499837</text:p>
          </table:table-cell>
          <table:table-cell table:formula="of:=([.AB28]+[.AD28])/2" office:value-type="float" office:value="0.612129712439789" calcext:value-type="float">
            <text:p>0.612</text:p>
          </table:table-cell>
          <table:table-cell table:formula="of:=&quot;https://public-mlflow.deepset.ai/#/experiments/8/runs/&quot; &amp; [.A28]" office:value-type="string" office:string-value="https://public-mlflow.deepset.ai/#/experiments/8/runs/0f81feb7f95d4325b8c83699bc7da7fc" calcext:value-type="string">
            <text:p>https://public-mlflow.deepset.ai/#/experiments/8/runs/0f81feb7f95d4325b8c83699bc7da7fc</text:p>
          </table:table-cell>
          <table:table-cell table:formula="of:=&quot;https://public-mlflow.deepset.ai/#/metric/Dev_f1_macro_text_classification?runs=[%22&quot; &amp; [.A2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f81feb7f95d4325b8c83699bc7da7fc%22]&amp;experiment=8&amp;plot_metric_keys=[%22Dev_f1_macro_text_classification%22,%22Dev_loss_text_classification%22,%22Train_loss_total%22]" calcext:value-type="string">
            <text:p>https://public-mlflow.deepset.ai/#/metric/Dev_f1_macro_text_classification?runs=[%220f81feb7f95d4325b8c83699bc7da7f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f30a1b8f21742f8a25ab203987e2d4b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542088688399" calcext:value-type="float">
            <text:p>0.620</text:p>
          </table:table-cell>
          <table:table-cell office:value-type="float" office:value="0.9690202434591" calcext:value-type="float">
            <text:p>0.969</text:p>
          </table:table-cell>
          <table:table-cell office:value-type="float" office:value="0.608216378146868" calcext:value-type="float">
            <text:p>0.608</text:p>
          </table:table-cell>
          <table:table-cell office:value-type="float" office:value="1.08573447504351" calcext:value-type="float">
            <text:p>1.086</text:p>
          </table:table-cell>
          <table:table-cell office:value-type="float" office:value="0.0166520308703184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0656411647796631" calcext:value-type="float">
            <text:p>0.006564116477966</text:p>
          </table:table-cell>
          <table:table-cell office:value-type="float" office:value="0.000216694672902425" calcext:value-type="float">
            <text:p>0.000216694672902</text:p>
          </table:table-cell>
          <table:table-cell office:value-type="float" office:value="0.0197743614514669" calcext:value-type="float">
            <text:p>0.019774361451467</text:p>
          </table:table-cell>
          <table:table-cell table:formula="of:=([.AB29]+[.AD29])/2" office:value-type="float" office:value="0.613879233417634" calcext:value-type="float">
            <text:p>0.614</text:p>
          </table:table-cell>
          <table:table-cell table:formula="of:=&quot;https://public-mlflow.deepset.ai/#/experiments/8/runs/&quot; &amp; [.A29]" office:value-type="string" office:string-value="https://public-mlflow.deepset.ai/#/experiments/8/runs/cf30a1b8f21742f8a25ab203987e2d4b" calcext:value-type="string">
            <text:p>https://public-mlflow.deepset.ai/#/experiments/8/runs/cf30a1b8f21742f8a25ab203987e2d4b</text:p>
          </table:table-cell>
          <table:table-cell table:formula="of:=&quot;https://public-mlflow.deepset.ai/#/metric/Dev_f1_macro_text_classification?runs=[%22&quot; &amp; [.A2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f30a1b8f21742f8a25ab203987e2d4b%22]&amp;experiment=8&amp;plot_metric_keys=[%22Dev_f1_macro_text_classification%22,%22Dev_loss_text_classification%22,%22Train_loss_total%22]" calcext:value-type="string">
            <text:p>https://public-mlflow.deepset.ai/#/metric/Dev_f1_macro_text_classification?runs=[%22cf30a1b8f21742f8a25ab203987e2d4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653523eba3f4aa8a982867f4ce1c5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018677897821" calcext:value-type="float">
            <text:p>0.618</text:p>
          </table:table-cell>
          <table:table-cell office:value-type="float" office:value="1.14883108747085" calcext:value-type="float">
            <text:p>1.149</text:p>
          </table:table-cell>
          <table:table-cell office:value-type="float" office:value="0.595319898258658" calcext:value-type="float">
            <text:p>0.595</text:p>
          </table:table-cell>
          <table:table-cell office:value-type="float" office:value="1.10942587673023" calcext:value-type="float">
            <text:p>1.109</text:p>
          </table:table-cell>
          <table:table-cell office:value-type="float" office:value="0.0858727842569351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00669184923171997" calcext:value-type="float">
            <text:p>0.00669184923172</text:p>
          </table:table-cell>
          <table:table-cell office:value-type="float" office:value="0.000231397151947021" calcext:value-type="float">
            <text:p>0.000231397151947</text:p>
          </table:table-cell>
          <table:table-cell office:value-type="float" office:value="0.0199250141779582" calcext:value-type="float">
            <text:p>0.019925014177958</text:p>
          </table:table-cell>
          <table:table-cell table:formula="of:=([.AB30]+[.AD30])/2" office:value-type="float" office:value="0.60666928807824" calcext:value-type="float">
            <text:p>0.607</text:p>
          </table:table-cell>
          <table:table-cell table:formula="of:=&quot;https://public-mlflow.deepset.ai/#/experiments/8/runs/&quot; &amp; [.A30]" office:value-type="string" office:string-value="https://public-mlflow.deepset.ai/#/experiments/8/runs/d653523eba3f4aa8a982867f4ce1c582" calcext:value-type="string">
            <text:p>https://public-mlflow.deepset.ai/#/experiments/8/runs/d653523eba3f4aa8a982867f4ce1c582</text:p>
          </table:table-cell>
          <table:table-cell table:formula="of:=&quot;https://public-mlflow.deepset.ai/#/metric/Dev_f1_macro_text_classification?runs=[%22&quot; &amp; [.A3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653523eba3f4aa8a982867f4ce1c582%22]&amp;experiment=8&amp;plot_metric_keys=[%22Dev_f1_macro_text_classification%22,%22Dev_loss_text_classification%22,%22Train_loss_total%22]" calcext:value-type="string">
            <text:p>https://public-mlflow.deepset.ai/#/metric/Dev_f1_macro_text_classification?runs=[%22d653523eba3f4aa8a982867f4ce1c5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74a281d2e1145cb825c527161b97087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7088406294925" calcext:value-type="float">
            <text:p>0.617</text:p>
          </table:table-cell>
          <table:table-cell office:value-type="float" office:value="1.33328626939914" calcext:value-type="float">
            <text:p>1.333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1.31959768520888" calcext:value-type="float">
            <text:p>1.320</text:p>
          </table:table-cell>
          <table:table-cell office:value-type="float" office:value="0.0743536800146103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0590348641077677" calcext:value-type="float">
            <text:p>0.005903486410777</text:p>
          </table:table-cell>
          <table:table-cell office:value-type="float" office:value="0.000209168593088786" calcext:value-type="float">
            <text:p>0.000209168593089</text:p>
          </table:table-cell>
          <table:table-cell office:value-type="float" office:value="0.0180529952049255" calcext:value-type="float">
            <text:p>0.018052995204926</text:p>
          </table:table-cell>
          <table:table-cell table:formula="of:=([.AB31]+[.AD31])/2" office:value-type="float" office:value="0.619518323760375" calcext:value-type="float">
            <text:p>0.620</text:p>
          </table:table-cell>
          <table:table-cell table:formula="of:=&quot;https://public-mlflow.deepset.ai/#/experiments/8/runs/&quot; &amp; [.A31]" office:value-type="string" office:string-value="https://public-mlflow.deepset.ai/#/experiments/8/runs/474a281d2e1145cb825c527161b97087" calcext:value-type="string">
            <text:p>https://public-mlflow.deepset.ai/#/experiments/8/runs/474a281d2e1145cb825c527161b97087</text:p>
          </table:table-cell>
          <table:table-cell table:formula="of:=&quot;https://public-mlflow.deepset.ai/#/metric/Dev_f1_macro_text_classification?runs=[%22&quot; &amp; [.A3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74a281d2e1145cb825c527161b97087%22]&amp;experiment=8&amp;plot_metric_keys=[%22Dev_f1_macro_text_classification%22,%22Dev_loss_text_classification%22,%22Train_loss_total%22]" calcext:value-type="string">
            <text:p>https://public-mlflow.deepset.ai/#/metric/Dev_f1_macro_text_classification?runs=[%22474a281d2e1145cb825c527161b9708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84905a5e4d343989fa3ee96f51c94d0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763613338962" calcext:value-type="float">
            <text:p>0.615</text:p>
          </table:table-cell>
          <table:table-cell office:value-type="float" office:value="1.45437095629289" calcext:value-type="float">
            <text:p>1.454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43082192123577" calcext:value-type="float">
            <text:p>1.431</text:p>
          </table:table-cell>
          <table:table-cell office:value-type="float" office:value="0.00251914607360959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95384343465169" calcext:value-type="float">
            <text:p>0.006953843434652</text:p>
          </table:table-cell>
          <table:table-cell office:value-type="float" office:value="0.000222659111022949" calcext:value-type="float">
            <text:p>0.000222659111023</text:p>
          </table:table-cell>
          <table:table-cell office:value-type="float" office:value="0.0179251551628113" calcext:value-type="float">
            <text:p>0.017925155162811</text:p>
          </table:table-cell>
          <table:table-cell table:formula="of:=([.AB32]+[.AD32])/2" office:value-type="float" office:value="0.617837811807567" calcext:value-type="float">
            <text:p>0.618</text:p>
          </table:table-cell>
          <table:table-cell table:formula="of:=&quot;https://public-mlflow.deepset.ai/#/experiments/8/runs/&quot; &amp; [.A32]" office:value-type="string" office:string-value="https://public-mlflow.deepset.ai/#/experiments/8/runs/484905a5e4d343989fa3ee96f51c94d0" calcext:value-type="string">
            <text:p>https://public-mlflow.deepset.ai/#/experiments/8/runs/484905a5e4d343989fa3ee96f51c94d0</text:p>
          </table:table-cell>
          <table:table-cell table:formula="of:=&quot;https://public-mlflow.deepset.ai/#/metric/Dev_f1_macro_text_classification?runs=[%22&quot; &amp; [.A3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84905a5e4d343989fa3ee96f51c94d0%22]&amp;experiment=8&amp;plot_metric_keys=[%22Dev_f1_macro_text_classification%22,%22Dev_loss_text_classification%22,%22Train_loss_total%22]" calcext:value-type="string">
            <text:p>https://public-mlflow.deepset.ai/#/metric/Dev_f1_macro_text_classification?runs=[%22484905a5e4d343989fa3ee96f51c94d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e99e25e9ec3414bbc22b91158771e50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150289017341" calcext:value-type="float">
            <text:p>0.614</text:p>
          </table:table-cell>
          <table:table-cell office:value-type="float" office:value="0.713380762394643" calcext:value-type="float">
            <text:p>0.713</text:p>
          </table:table-cell>
          <table:table-cell office:value-type="float" office:value="0.662434473500671" calcext:value-type="float">
            <text:p>0.662</text:p>
          </table:table-cell>
          <table:table-cell office:value-type="float" office:value="0.672893854879564" calcext:value-type="float">
            <text:p>0.673</text:p>
          </table:table-cell>
          <table:table-cell office:value-type="float" office:value="0.368827283382416" calcext:value-type="float">
            <text:p>0.369</text:p>
          </table:table-cell>
          <table:table-cell office:value-type="float" office:value="0" calcext:value-type="float">
            <text:p>0</text:p>
          </table:table-cell>
          <table:table-cell office:value-type="float" office:value="0.00689616203308105" calcext:value-type="float">
            <text:p>0.006896162033081</text:p>
          </table:table-cell>
          <table:table-cell office:value-type="float" office:value="0.000275790691375732" calcext:value-type="float">
            <text:p>0.000275790691376</text:p>
          </table:table-cell>
          <table:table-cell office:value-type="float" office:value="0.0196540355682373" calcext:value-type="float">
            <text:p>0.019654035568237</text:p>
          </table:table-cell>
          <table:table-cell table:formula="of:=([.AB33]+[.AD33])/2" office:value-type="float" office:value="0.638292381259006" calcext:value-type="float">
            <text:p>0.638</text:p>
          </table:table-cell>
          <table:table-cell table:formula="of:=&quot;https://public-mlflow.deepset.ai/#/experiments/8/runs/&quot; &amp; [.A33]" office:value-type="string" office:string-value="https://public-mlflow.deepset.ai/#/experiments/8/runs/6e99e25e9ec3414bbc22b91158771e50" calcext:value-type="string">
            <text:p>https://public-mlflow.deepset.ai/#/experiments/8/runs/6e99e25e9ec3414bbc22b91158771e50</text:p>
          </table:table-cell>
          <table:table-cell table:formula="of:=&quot;https://public-mlflow.deepset.ai/#/metric/Dev_f1_macro_text_classification?runs=[%22&quot; &amp; [.A3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e99e25e9ec3414bbc22b91158771e50%22]&amp;experiment=8&amp;plot_metric_keys=[%22Dev_f1_macro_text_classification%22,%22Dev_loss_text_classification%22,%22Train_loss_total%22]" calcext:value-type="string">
            <text:p>https://public-mlflow.deepset.ai/#/metric/Dev_f1_macro_text_classification?runs=[%226e99e25e9ec3414bbc22b91158771e5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78c36188f740c0a0731c3ee723b69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4913022514" calcext:value-type="float">
            <text:p>0.613</text:p>
          </table:table-cell>
          <table:table-cell office:value-type="float" office:value="1.27191639746596" calcext:value-type="float">
            <text:p>1.272</text:p>
          </table:table-cell>
          <table:table-cell office:value-type="float" office:value="0.632572431957858" calcext:value-type="float">
            <text:p>0.633</text:p>
          </table:table-cell>
          <table:table-cell office:value-type="float" office:value="1.22127726770216" calcext:value-type="float">
            <text:p>1.221</text:p>
          </table:table-cell>
          <table:table-cell office:value-type="float" office:value="0.010380775667727" calcext:value-type="float">
            <text:p>0.010</text:p>
          </table:table-cell>
          <table:table-cell office:value-type="float" office:value="0" calcext:value-type="float">
            <text:p>0</text:p>
          </table:table-cell>
          <table:table-cell office:value-type="float" office:value="0.00644864241282145" calcext:value-type="float">
            <text:p>0.006448642412821</text:p>
          </table:table-cell>
          <table:table-cell office:value-type="float" office:value="0.000224598248799642" calcext:value-type="float">
            <text:p>0.0002245982488</text:p>
          </table:table-cell>
          <table:table-cell office:value-type="float" office:value="0.017725666364034" calcext:value-type="float">
            <text:p>0.017725666364034</text:p>
          </table:table-cell>
          <table:table-cell table:formula="of:=([.AB34]+[.AD34])/2" office:value-type="float" office:value="0.622858672490186" calcext:value-type="float">
            <text:p>0.623</text:p>
          </table:table-cell>
          <table:table-cell table:formula="of:=&quot;https://public-mlflow.deepset.ai/#/experiments/8/runs/&quot; &amp; [.A34]" office:value-type="string" office:string-value="https://public-mlflow.deepset.ai/#/experiments/8/runs/c378c36188f740c0a0731c3ee723b699" calcext:value-type="string">
            <text:p>https://public-mlflow.deepset.ai/#/experiments/8/runs/c378c36188f740c0a0731c3ee723b699</text:p>
          </table:table-cell>
          <table:table-cell table:formula="of:=&quot;https://public-mlflow.deepset.ai/#/metric/Dev_f1_macro_text_classification?runs=[%22&quot; &amp; [.A3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78c36188f740c0a0731c3ee723b699%22]&amp;experiment=8&amp;plot_metric_keys=[%22Dev_f1_macro_text_classification%22,%22Dev_loss_text_classification%22,%22Train_loss_total%22]" calcext:value-type="string">
            <text:p>https://public-mlflow.deepset.ai/#/metric/Dev_f1_macro_text_classification?runs=[%22c378c36188f740c0a0731c3ee723b69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1c087c8246417c801dea321e0fdbb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031795214647" calcext:value-type="float">
            <text:p>0.613</text:p>
          </table:table-cell>
          <table:table-cell office:value-type="float" office:value="1.00237929821014" calcext:value-type="float">
            <text:p>1.002</text:p>
          </table:table-cell>
          <table:table-cell office:value-type="float" office:value="0.600206981650281" calcext:value-type="float">
            <text:p>0.600</text:p>
          </table:table-cell>
          <table:table-cell office:value-type="float" office:value="0.97425821006939" calcext:value-type="float">
            <text:p>0.974</text:p>
          </table:table-cell>
          <table:table-cell office:value-type="float" office:value="0.137176722288132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00652120113372803" calcext:value-type="float">
            <text:p>0.006521201133728</text:p>
          </table:table-cell>
          <table:table-cell office:value-type="float" office:value="0.000223743915557861" calcext:value-type="float">
            <text:p>0.000223743915558</text:p>
          </table:table-cell>
          <table:table-cell office:value-type="float" office:value="0.0201883872350057" calcext:value-type="float">
            <text:p>0.020188387235006</text:p>
          </table:table-cell>
          <table:table-cell table:formula="of:=([.AB35]+[.AD35])/2" office:value-type="float" office:value="0.606619388432464" calcext:value-type="float">
            <text:p>0.607</text:p>
          </table:table-cell>
          <table:table-cell table:formula="of:=&quot;https://public-mlflow.deepset.ai/#/experiments/8/runs/&quot; &amp; [.A35]" office:value-type="string" office:string-value="https://public-mlflow.deepset.ai/#/experiments/8/runs/941c087c8246417c801dea321e0fdbb4" calcext:value-type="string">
            <text:p>https://public-mlflow.deepset.ai/#/experiments/8/runs/941c087c8246417c801dea321e0fdbb4</text:p>
          </table:table-cell>
          <table:table-cell table:formula="of:=&quot;https://public-mlflow.deepset.ai/#/metric/Dev_f1_macro_text_classification?runs=[%22&quot; &amp; [.A3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1c087c8246417c801dea321e0fdbb4%22]&amp;experiment=8&amp;plot_metric_keys=[%22Dev_f1_macro_text_classification%22,%22Dev_loss_text_classification%22,%22Train_loss_total%22]" calcext:value-type="string">
            <text:p>https://public-mlflow.deepset.ai/#/metric/Dev_f1_macro_text_classification?runs=[%22941c087c8246417c801dea321e0fdbb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be71131c02d46188d193e4767a7294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877508235999" calcext:value-type="float">
            <text:p>0.611</text:p>
          </table:table-cell>
          <table:table-cell office:value-type="float" office:value="1.02492612320305" calcext:value-type="float">
            <text:p>1.025</text:p>
          </table:table-cell>
          <table:table-cell office:value-type="float" office:value="0.609360508343362" calcext:value-type="float">
            <text:p>0.609</text:p>
          </table:table-cell>
          <table:table-cell office:value-type="float" office:value="1.02342656607269" calcext:value-type="float">
            <text:p>1.023</text:p>
          </table:table-cell>
          <table:table-cell office:value-type="float" office:value="0.346155732870102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0.00614059368769328" calcext:value-type="float">
            <text:p>0.006140593687693</text:p>
          </table:table-cell>
          <table:table-cell office:value-type="float" office:value="0.000221693515777588" calcext:value-type="float">
            <text:p>0.000221693515778</text:p>
          </table:table-cell>
          <table:table-cell office:value-type="float" office:value="0.0175936937332153" calcext:value-type="float">
            <text:p>0.017593693733215</text:p>
          </table:table-cell>
          <table:table-cell table:formula="of:=([.AB36]+[.AD36])/2" office:value-type="float" office:value="0.610119008289681" calcext:value-type="float">
            <text:p>0.610</text:p>
          </table:table-cell>
          <table:table-cell table:formula="of:=&quot;https://public-mlflow.deepset.ai/#/experiments/8/runs/&quot; &amp; [.A36]" office:value-type="string" office:string-value="https://public-mlflow.deepset.ai/#/experiments/8/runs/0be71131c02d46188d193e4767a72946" calcext:value-type="string">
            <text:p>https://public-mlflow.deepset.ai/#/experiments/8/runs/0be71131c02d46188d193e4767a72946</text:p>
          </table:table-cell>
          <table:table-cell table:formula="of:=&quot;https://public-mlflow.deepset.ai/#/metric/Dev_f1_macro_text_classification?runs=[%22&quot; &amp; [.A3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be71131c02d46188d193e4767a72946%22]&amp;experiment=8&amp;plot_metric_keys=[%22Dev_f1_macro_text_classification%22,%22Dev_loss_text_classification%22,%22Train_loss_total%22]" calcext:value-type="string">
            <text:p>https://public-mlflow.deepset.ai/#/metric/Dev_f1_macro_text_classification?runs=[%220be71131c02d46188d193e4767a729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1da17ce379438bb37a5a1f2a62cfa5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7894736842105" calcext:value-type="float">
            <text:p>0.608</text:p>
          </table:table-cell>
          <table:table-cell office:value-type="float" office:value="0.80661358769308" calcext:value-type="float">
            <text:p>0.807</text:p>
          </table:table-cell>
          <table:table-cell office:value-type="float" office:value="0.602564102564103" calcext:value-type="float">
            <text:p>0.603</text:p>
          </table:table-cell>
          <table:table-cell office:value-type="float" office:value="0.852752236909764" calcext:value-type="float">
            <text:p>0.853</text:p>
          </table:table-cell>
          <table:table-cell office:value-type="float" office:value="0.316434323787689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112516800562541" calcext:value-type="float">
            <text:p>0.011251680056254</text:p>
          </table:table-cell>
          <table:table-cell office:value-type="float" office:value="0.000221641858418783" calcext:value-type="float">
            <text:p>0.000221641858419</text:p>
          </table:table-cell>
          <table:table-cell office:value-type="float" office:value="0.0188056031862895" calcext:value-type="float">
            <text:p>0.01880560318629</text:p>
          </table:table-cell>
          <table:table-cell table:formula="of:=([.AB37]+[.AD37])/2" office:value-type="float" office:value="0.605229419703104" calcext:value-type="float">
            <text:p>0.605</text:p>
          </table:table-cell>
          <table:table-cell table:formula="of:=&quot;https://public-mlflow.deepset.ai/#/experiments/8/runs/&quot; &amp; [.A37]" office:value-type="string" office:string-value="https://public-mlflow.deepset.ai/#/experiments/8/runs/db1da17ce379438bb37a5a1f2a62cfa5" calcext:value-type="string">
            <text:p>https://public-mlflow.deepset.ai/#/experiments/8/runs/db1da17ce379438bb37a5a1f2a62cfa5</text:p>
          </table:table-cell>
          <table:table-cell table:formula="of:=&quot;https://public-mlflow.deepset.ai/#/metric/Dev_f1_macro_text_classification?runs=[%22&quot; &amp; [.A3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1da17ce379438bb37a5a1f2a62cfa5%22]&amp;experiment=8&amp;plot_metric_keys=[%22Dev_f1_macro_text_classification%22,%22Dev_loss_text_classification%22,%22Train_loss_total%22]" calcext:value-type="string">
            <text:p>https://public-mlflow.deepset.ai/#/metric/Dev_f1_macro_text_classification?runs=[%22db1da17ce379438bb37a5a1f2a62cfa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8090fa57df64a2aadf6269a341e24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087326252519" calcext:value-type="float">
            <text:p>0.603</text:p>
          </table:table-cell>
          <table:table-cell office:value-type="float" office:value="0.653023122941088" calcext:value-type="float">
            <text:p>0.653</text:p>
          </table:table-cell>
          <table:table-cell office:value-type="float" office:value="0.611256660092432" calcext:value-type="float">
            <text:p>0.611</text:p>
          </table:table-cell>
          <table:table-cell office:value-type="float" office:value="0.660272303447929" calcext:value-type="float">
            <text:p>0.660</text:p>
          </table:table-cell>
          <table:table-cell office:value-type="float" office:value="0.658299922943115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0067911426226298" calcext:value-type="float">
            <text:p>0.00679114262263</text:p>
          </table:table-cell>
          <table:table-cell office:value-type="float" office:value="0.000206561883290609" calcext:value-type="float">
            <text:p>0.000206561883291</text:p>
          </table:table-cell>
          <table:table-cell office:value-type="float" office:value="0.0180728872617086" calcext:value-type="float">
            <text:p>0.018072887261709</text:p>
          </table:table-cell>
          <table:table-cell table:formula="of:=([.AB38]+[.AD38])/2" office:value-type="float" office:value="0.607171993172476" calcext:value-type="float">
            <text:p>0.607</text:p>
          </table:table-cell>
          <table:table-cell table:formula="of:=&quot;https://public-mlflow.deepset.ai/#/experiments/8/runs/&quot; &amp; [.A38]" office:value-type="string" office:string-value="https://public-mlflow.deepset.ai/#/experiments/8/runs/a8090fa57df64a2aadf6269a341e24a9" calcext:value-type="string">
            <text:p>https://public-mlflow.deepset.ai/#/experiments/8/runs/a8090fa57df64a2aadf6269a341e24a9</text:p>
          </table:table-cell>
          <table:table-cell table:formula="of:=&quot;https://public-mlflow.deepset.ai/#/metric/Dev_f1_macro_text_classification?runs=[%22&quot; &amp; [.A3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8090fa57df64a2aadf6269a341e24a9%22]&amp;experiment=8&amp;plot_metric_keys=[%22Dev_f1_macro_text_classification%22,%22Dev_loss_text_classification%22,%22Train_loss_total%22]" calcext:value-type="string">
            <text:p>https://public-mlflow.deepset.ai/#/metric/Dev_f1_macro_text_classification?runs=[%22a8090fa57df64a2aadf6269a341e24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2f65d98b50a4ef8b61914b9e979d98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9457921533393" calcext:value-type="float">
            <text:p>0.589</text:p>
          </table:table-cell>
          <table:table-cell office:value-type="float" office:value="0.865169953979902" calcext:value-type="float">
            <text:p>0.865</text:p>
          </table:table-cell>
          <table:table-cell office:value-type="float" office:value="0.6140205799521" calcext:value-type="float">
            <text:p>0.614</text:p>
          </table:table-cell>
          <table:table-cell office:value-type="float" office:value="0.831425623227191" calcext:value-type="float">
            <text:p>0.831</text:p>
          </table:table-cell>
          <table:table-cell office:value-type="float" office:value="0.387930452823639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00646912256876628" calcext:value-type="float">
            <text:p>0.006469122568766</text:p>
          </table:table-cell>
          <table:table-cell office:value-type="float" office:value="0.000224101543426514" calcext:value-type="float">
            <text:p>0.000224101543427</text:p>
          </table:table-cell>
          <table:table-cell office:value-type="float" office:value="0.0200059652328491" calcext:value-type="float">
            <text:p>0.020005965232849</text:p>
          </table:table-cell>
          <table:table-cell table:formula="of:=([.AB39]+[.AD39])/2" office:value-type="float" office:value="0.601739250742747" calcext:value-type="float">
            <text:p>0.602</text:p>
          </table:table-cell>
          <table:table-cell table:formula="of:=&quot;https://public-mlflow.deepset.ai/#/experiments/8/runs/&quot; &amp; [.A39]" office:value-type="string" office:string-value="https://public-mlflow.deepset.ai/#/experiments/8/runs/f2f65d98b50a4ef8b61914b9e979d98b" calcext:value-type="string">
            <text:p>https://public-mlflow.deepset.ai/#/experiments/8/runs/f2f65d98b50a4ef8b61914b9e979d98b</text:p>
          </table:table-cell>
          <table:table-cell table:formula="of:=&quot;https://public-mlflow.deepset.ai/#/metric/Dev_f1_macro_text_classification?runs=[%22&quot; &amp; [.A3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2f65d98b50a4ef8b61914b9e979d98b%22]&amp;experiment=8&amp;plot_metric_keys=[%22Dev_f1_macro_text_classification%22,%22Dev_loss_text_classification%22,%22Train_loss_total%22]" calcext:value-type="string">
            <text:p>https://public-mlflow.deepset.ai/#/metric/Dev_f1_macro_text_classification?runs=[%22f2f65d98b50a4ef8b61914b9e979d98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430712f3f46486aa0600ff8f3cf649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6884043857338" calcext:value-type="float">
            <text:p>0.587</text:p>
          </table:table-cell>
          <table:table-cell office:value-type="float" office:value="0.687706110461446" calcext:value-type="float">
            <text:p>0.688</text:p>
          </table:table-cell>
          <table:table-cell office:value-type="float" office:value="0.625217858114617" calcext:value-type="float">
            <text:p>0.625</text:p>
          </table:table-cell>
          <table:table-cell office:value-type="float" office:value="0.676569595131823" calcext:value-type="float">
            <text:p>0.677</text:p>
          </table:table-cell>
          <table:table-cell office:value-type="float" office:value="0.521059215068817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00684659878412882" calcext:value-type="float">
            <text:p>0.006846598784129</text:p>
          </table:table-cell>
          <table:table-cell office:value-type="float" office:value="0.000302668412526449" calcext:value-type="float">
            <text:p>0.000302668412526</text:p>
          </table:table-cell>
          <table:table-cell office:value-type="float" office:value="0.0180519064267476" calcext:value-type="float">
            <text:p>0.018051906426748</text:p>
          </table:table-cell>
          <table:table-cell table:formula="of:=([.AB40]+[.AD40])/2" office:value-type="float" office:value="0.606050950985977" calcext:value-type="float">
            <text:p>0.606</text:p>
          </table:table-cell>
          <table:table-cell table:formula="of:=&quot;https://public-mlflow.deepset.ai/#/experiments/8/runs/&quot; &amp; [.A40]" office:value-type="string" office:string-value="https://public-mlflow.deepset.ai/#/experiments/8/runs/0430712f3f46486aa0600ff8f3cf649c" calcext:value-type="string">
            <text:p>https://public-mlflow.deepset.ai/#/experiments/8/runs/0430712f3f46486aa0600ff8f3cf649c</text:p>
          </table:table-cell>
          <table:table-cell table:formula="of:=&quot;https://public-mlflow.deepset.ai/#/metric/Dev_f1_macro_text_classification?runs=[%22&quot; &amp; [.A4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430712f3f46486aa0600ff8f3cf649c%22]&amp;experiment=8&amp;plot_metric_keys=[%22Dev_f1_macro_text_classification%22,%22Dev_loss_text_classification%22,%22Train_loss_total%22]" calcext:value-type="string">
            <text:p>https://public-mlflow.deepset.ai/#/metric/Dev_f1_macro_text_classification?runs=[%220430712f3f46486aa0600ff8f3cf649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37a389bd3ba46e88e5eec5fac1a158e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3601743084502" calcext:value-type="float">
            <text:p>0.584</text:p>
          </table:table-cell>
          <table:table-cell office:value-type="float" office:value="0.891533965232388" calcext:value-type="float">
            <text:p>0.892</text:p>
          </table:table-cell>
          <table:table-cell office:value-type="float" office:value="0.63531611969112" calcext:value-type="float">
            <text:p>0.635</text:p>
          </table:table-cell>
          <table:table-cell office:value-type="float" office:value="0.760475002309328" calcext:value-type="float">
            <text:p>0.760</text:p>
          </table:table-cell>
          <table:table-cell office:value-type="float" office:value="0.36329984664917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00655651887257894" calcext:value-type="float">
            <text:p>0.006556518872579</text:p>
          </table:table-cell>
          <table:table-cell office:value-type="float" office:value="0.000220787525177002" calcext:value-type="float">
            <text:p>0.000220787525177</text:p>
          </table:table-cell>
          <table:table-cell office:value-type="float" office:value="0.0183015386263529" calcext:value-type="float">
            <text:p>0.018301538626353</text:p>
          </table:table-cell>
          <table:table-cell table:formula="of:=([.AB41]+[.AD41])/2" office:value-type="float" office:value="0.609458931387811" calcext:value-type="float">
            <text:p>0.609</text:p>
          </table:table-cell>
          <table:table-cell table:formula="of:=&quot;https://public-mlflow.deepset.ai/#/experiments/8/runs/&quot; &amp; [.A41]" office:value-type="string" office:string-value="https://public-mlflow.deepset.ai/#/experiments/8/runs/637a389bd3ba46e88e5eec5fac1a158e" calcext:value-type="string">
            <text:p>https://public-mlflow.deepset.ai/#/experiments/8/runs/637a389bd3ba46e88e5eec5fac1a158e</text:p>
          </table:table-cell>
          <table:table-cell table:formula="of:=&quot;https://public-mlflow.deepset.ai/#/metric/Dev_f1_macro_text_classification?runs=[%22&quot; &amp; [.A4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37a389bd3ba46e88e5eec5fac1a158e%22]&amp;experiment=8&amp;plot_metric_keys=[%22Dev_f1_macro_text_classification%22,%22Dev_loss_text_classification%22,%22Train_loss_total%22]" calcext:value-type="string">
            <text:p>https://public-mlflow.deepset.ai/#/metric/Dev_f1_macro_text_classification?runs=[%22637a389bd3ba46e88e5eec5fac1a158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55d589be82f4ff595dddcdf63507d56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718111572532" calcext:value-type="float">
            <text:p>0.575</text:p>
          </table:table-cell>
          <table:table-cell office:value-type="float" office:value="1.35174454298595" calcext:value-type="float">
            <text:p>1.352</text:p>
          </table:table-cell>
          <table:table-cell office:value-type="float" office:value="0.636246090687958" calcext:value-type="float">
            <text:p>0.636</text:p>
          </table:table-cell>
          <table:table-cell office:value-type="float" office:value="1.26500742922547" calcext:value-type="float">
            <text:p>1.265</text:p>
          </table:table-cell>
          <table:table-cell office:value-type="float" office:value="0.00297343358397484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7735735575358" calcext:value-type="float">
            <text:p>0.006677357355754</text:p>
          </table:table-cell>
          <table:table-cell office:value-type="float" office:value="0.000246055920918783" calcext:value-type="float">
            <text:p>0.000246055920919</text:p>
          </table:table-cell>
          <table:table-cell office:value-type="float" office:value="0.019611922899882" calcext:value-type="float">
            <text:p>0.019611922899882</text:p>
          </table:table-cell>
          <table:table-cell table:formula="of:=([.AB42]+[.AD42])/2" office:value-type="float" office:value="0.605482101130245" calcext:value-type="float">
            <text:p>0.605</text:p>
          </table:table-cell>
          <table:table-cell table:formula="of:=&quot;https://public-mlflow.deepset.ai/#/experiments/8/runs/&quot; &amp; [.A42]" office:value-type="string" office:string-value="https://public-mlflow.deepset.ai/#/experiments/8/runs/b55d589be82f4ff595dddcdf63507d56" calcext:value-type="string">
            <text:p>https://public-mlflow.deepset.ai/#/experiments/8/runs/b55d589be82f4ff595dddcdf63507d56</text:p>
          </table:table-cell>
          <table:table-cell table:formula="of:=&quot;https://public-mlflow.deepset.ai/#/metric/Dev_f1_macro_text_classification?runs=[%22&quot; &amp; [.A4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5d589be82f4ff595dddcdf63507d56%22]&amp;experiment=8&amp;plot_metric_keys=[%22Dev_f1_macro_text_classification%22,%22Dev_loss_text_classification%22,%22Train_loss_total%22]" calcext:value-type="string">
            <text:p>https://public-mlflow.deepset.ai/#/metric/Dev_f1_macro_text_classification?runs=[%22b55d589be82f4ff595dddcdf63507d5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11231b1cab84e518eedee5b42155da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285714285714" calcext:value-type="float">
            <text:p>0.574</text:p>
          </table:table-cell>
          <table:table-cell office:value-type="float" office:value="1.16790230162192" calcext:value-type="float">
            <text:p>1.168</text:p>
          </table:table-cell>
          <table:table-cell office:value-type="float" office:value="0.59887482419128" calcext:value-type="float">
            <text:p>0.599</text:p>
          </table:table-cell>
          <table:table-cell office:value-type="float" office:value="1.10544972650466" calcext:value-type="float">
            <text:p>1.105</text:p>
          </table:table-cell>
          <table:table-cell office:value-type="float" office:value="0.037350207567215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0380316178003947" calcext:value-type="float">
            <text:p>0.003803161780039</text:p>
          </table:table-cell>
          <table:table-cell office:value-type="float" office:value="0.000887684027353923" calcext:value-type="float">
            <text:p>0.000887684027354</text:p>
          </table:table-cell>
          <table:table-cell office:value-type="float" office:value="0.0137523372968038" calcext:value-type="float">
            <text:p>0.013752337296804</text:p>
          </table:table-cell>
          <table:table-cell table:formula="of:=([.AB43]+[.AD43])/2" office:value-type="float" office:value="0.586580269238497" calcext:value-type="float">
            <text:p>0.587</text:p>
          </table:table-cell>
          <table:table-cell table:formula="of:=&quot;https://public-mlflow.deepset.ai/#/experiments/8/runs/&quot; &amp; [.A43]" office:value-type="string" office:string-value="https://public-mlflow.deepset.ai/#/experiments/8/runs/111231b1cab84e518eedee5b42155da6" calcext:value-type="string">
            <text:p>https://public-mlflow.deepset.ai/#/experiments/8/runs/111231b1cab84e518eedee5b42155da6</text:p>
          </table:table-cell>
          <table:table-cell table:formula="of:=&quot;https://public-mlflow.deepset.ai/#/metric/Dev_f1_macro_text_classification?runs=[%22&quot; &amp; [.A4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11231b1cab84e518eedee5b42155da6%22]&amp;experiment=8&amp;plot_metric_keys=[%22Dev_f1_macro_text_classification%22,%22Dev_loss_text_classification%22,%22Train_loss_total%22]" calcext:value-type="string">
            <text:p>https://public-mlflow.deepset.ai/#/metric/Dev_f1_macro_text_classification?runs=[%22111231b1cab84e518eedee5b42155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ea34dfba294feaafb4a70898d2e17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809248554913" calcext:value-type="float">
            <text:p>0.573</text:p>
          </table:table-cell>
          <table:table-cell office:value-type="float" office:value="0.847381506990266" calcext:value-type="float">
            <text:p>0.847</text:p>
          </table:table-cell>
          <table:table-cell table:style-name="ce38" office:value-type="float" office:value="0.664999281081858" calcext:value-type="float">
            <text:p>0.665</text:p>
          </table:table-cell>
          <table:table-cell office:value-type="float" office:value="0.745368485809654" calcext:value-type="float">
            <text:p>0.745</text:p>
          </table:table-cell>
          <table:table-cell office:value-type="float" office:value="0.127007827162743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670289993286133" calcext:value-type="float">
            <text:p>0.006702899932861</text:p>
          </table:table-cell>
          <table:table-cell office:value-type="float" office:value="0.000222933292388916" calcext:value-type="float">
            <text:p>0.000222933292389</text:p>
          </table:table-cell>
          <table:table-cell office:value-type="float" office:value="0.0176792581876119" calcext:value-type="float">
            <text:p>0.017679258187612</text:p>
          </table:table-cell>
          <table:table-cell table:formula="of:=([.AB44]+[.AD44])/2" office:value-type="float" office:value="0.618904264818386" calcext:value-type="float">
            <text:p>0.619</text:p>
          </table:table-cell>
          <table:table-cell table:formula="of:=&quot;https://public-mlflow.deepset.ai/#/experiments/8/runs/&quot; &amp; [.A44]" office:value-type="string" office:string-value="https://public-mlflow.deepset.ai/#/experiments/8/runs/c3ea34dfba294feaafb4a70898d2e17b" calcext:value-type="string">
            <text:p>https://public-mlflow.deepset.ai/#/experiments/8/runs/c3ea34dfba294feaafb4a70898d2e17b</text:p>
          </table:table-cell>
          <table:table-cell table:formula="of:=&quot;https://public-mlflow.deepset.ai/#/metric/Dev_f1_macro_text_classification?runs=[%22&quot; &amp; [.A4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ea34dfba294feaafb4a70898d2e17b%22]&amp;experiment=8&amp;plot_metric_keys=[%22Dev_f1_macro_text_classification%22,%22Dev_loss_text_classification%22,%22Train_loss_total%22]" calcext:value-type="string">
            <text:p>https://public-mlflow.deepset.ai/#/metric/Dev_f1_macro_text_classification?runs=[%22c3ea34dfba294feaafb4a70898d2e17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925f27e27144d21a7826ce22696482c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17281582054309" calcext:value-type="float">
            <text:p>0.417</text:p>
          </table:table-cell>
          <table:table-cell office:value-type="float" office:value="0.689806723754678" calcext:value-type="float">
            <text:p>0.690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782267560241" calcext:value-type="float">
            <text:p>0.691</text:p>
          </table:table-cell>
          <table:table-cell office:value-type="float" office:value="0.677362442016602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0.00653005043665568" calcext:value-type="float">
            <text:p>0.006530050436656</text:p>
          </table:table-cell>
          <table:table-cell office:value-type="float" office:value="0.00021589994430542" calcext:value-type="float">
            <text:p>0.000215899944305</text:p>
          </table:table-cell>
          <table:table-cell office:value-type="float" office:value="0.0183341463406881" calcext:value-type="float">
            <text:p>0.018334146340688</text:p>
          </table:table-cell>
          <table:table-cell table:formula="of:=([.AB45]+[.AD45])/2" office:value-type="float" office:value="0.402719738395575" calcext:value-type="float">
            <text:p>0.403</text:p>
          </table:table-cell>
          <table:table-cell table:formula="of:=&quot;https://public-mlflow.deepset.ai/#/experiments/8/runs/&quot; &amp; [.A45]" office:value-type="string" office:string-value="https://public-mlflow.deepset.ai/#/experiments/8/runs/9925f27e27144d21a7826ce22696482c" calcext:value-type="string">
            <text:p>https://public-mlflow.deepset.ai/#/experiments/8/runs/9925f27e27144d21a7826ce22696482c</text:p>
          </table:table-cell>
          <table:table-cell table:formula="of:=&quot;https://public-mlflow.deepset.ai/#/metric/Dev_f1_macro_text_classification?runs=[%22&quot; &amp; [.A4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925f27e27144d21a7826ce22696482c%22]&amp;experiment=8&amp;plot_metric_keys=[%22Dev_f1_macro_text_classification%22,%22Dev_loss_text_classification%22,%22Train_loss_total%22]" calcext:value-type="string">
            <text:p>https://public-mlflow.deepset.ai/#/metric/Dev_f1_macro_text_classification?runs=[%229925f27e27144d21a7826ce2269648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8e2450799be481fb4022804e533345f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318550545097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3101244588052" calcext:value-type="float">
            <text:p>0.693</text:p>
          </table:table-cell>
          <table:table-cell office:value-type="float" office:value="0.678022980690002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23789628346761" calcext:value-type="float">
            <text:p>0.006237896283468</text:p>
          </table:table-cell>
          <table:table-cell office:value-type="float" office:value="0.000211501121520996" calcext:value-type="float">
            <text:p>0.000211501121521</text:p>
          </table:table-cell>
          <table:table-cell office:value-type="float" office:value="0.0179048538208008" calcext:value-type="float">
            <text:p>0.017904853820801</text:p>
          </table:table-cell>
          <table:table-cell table:formula="of:=([.AB46]+[.AD4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6]" office:value-type="string" office:string-value="https://public-mlflow.deepset.ai/#/experiments/8/runs/f8e2450799be481fb4022804e533345f" calcext:value-type="string">
            <text:p>https://public-mlflow.deepset.ai/#/experiments/8/runs/f8e2450799be481fb4022804e533345f</text:p>
          </table:table-cell>
          <table:table-cell table:formula="of:=&quot;https://public-mlflow.deepset.ai/#/metric/Dev_f1_macro_text_classification?runs=[%22&quot; &amp; [.A4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8e2450799be481fb4022804e533345f%22]&amp;experiment=8&amp;plot_metric_keys=[%22Dev_f1_macro_text_classification%22,%22Dev_loss_text_classification%22,%22Train_loss_total%22]" calcext:value-type="string">
            <text:p>https://public-mlflow.deepset.ai/#/metric/Dev_f1_macro_text_classification?runs=[%22f8e2450799be481fb4022804e533345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e079ed88654813914ebc14a9b6f50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4315376537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62509399332" calcext:value-type="float">
            <text:p>0.693</text:p>
          </table:table-cell>
          <table:table-cell office:value-type="float" office:value="0.6784588098526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79123799006144" calcext:value-type="float">
            <text:p>0.006791237990061</text:p>
          </table:table-cell>
          <table:table-cell office:value-type="float" office:value="0.00021368662516276" calcext:value-type="float">
            <text:p>0.000213686625163</text:p>
          </table:table-cell>
          <table:table-cell office:value-type="float" office:value="0.0180622935295105" calcext:value-type="float">
            <text:p>0.018062293529511</text:p>
          </table:table-cell>
          <table:table-cell table:formula="of:=([.AB47]+[.AD4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7]" office:value-type="string" office:string-value="https://public-mlflow.deepset.ai/#/experiments/8/runs/6ae079ed88654813914ebc14a9b6f509" calcext:value-type="string">
            <text:p>https://public-mlflow.deepset.ai/#/experiments/8/runs/6ae079ed88654813914ebc14a9b6f509</text:p>
          </table:table-cell>
          <table:table-cell table:formula="of:=&quot;https://public-mlflow.deepset.ai/#/metric/Dev_f1_macro_text_classification?runs=[%22&quot; &amp; [.A4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e079ed88654813914ebc14a9b6f509%22]&amp;experiment=8&amp;plot_metric_keys=[%22Dev_f1_macro_text_classification%22,%22Dev_loss_text_classification%22,%22Train_loss_total%22]" calcext:value-type="string">
            <text:p>https://public-mlflow.deepset.ai/#/metric/Dev_f1_macro_text_classification?runs=[%226ae079ed88654813914ebc14a9b6f50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551c2e22aa543c3808797873cfc60f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258814037246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275752303421" calcext:value-type="float">
            <text:p>0.692</text:p>
          </table:table-cell>
          <table:table-cell office:value-type="float" office:value="0.678156495094299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54615163803101" calcext:value-type="float">
            <text:p>0.006546151638031</text:p>
          </table:table-cell>
          <table:table-cell office:value-type="float" office:value="0.000172801812489827" calcext:value-type="float">
            <text:p>0.00017280181249</text:p>
          </table:table-cell>
          <table:table-cell office:value-type="float" office:value="0.0195519963900248" calcext:value-type="float">
            <text:p>0.019551996390025</text:p>
          </table:table-cell>
          <table:table-cell table:formula="of:=([.AB48]+[.AD48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8]" office:value-type="string" office:string-value="https://public-mlflow.deepset.ai/#/experiments/8/runs/4551c2e22aa543c3808797873cfc60f9" calcext:value-type="string">
            <text:p>https://public-mlflow.deepset.ai/#/experiments/8/runs/4551c2e22aa543c3808797873cfc60f9</text:p>
          </table:table-cell>
          <table:table-cell table:formula="of:=&quot;https://public-mlflow.deepset.ai/#/metric/Dev_f1_macro_text_classification?runs=[%22&quot; &amp; [.A4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551c2e22aa543c3808797873cfc60f9%22]&amp;experiment=8&amp;plot_metric_keys=[%22Dev_f1_macro_text_classification%22,%22Dev_loss_text_classification%22,%22Train_loss_total%22]" calcext:value-type="string">
            <text:p>https://public-mlflow.deepset.ai/#/metric/Dev_f1_macro_text_classification?runs=[%224551c2e22aa543c3808797873cfc60f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42ee75f8e84371950b9faef6966ece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1843618482551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114737726027" calcext:value-type="float">
            <text:p>0.692</text:p>
          </table:table-cell>
          <table:table-cell office:value-type="float" office:value="0.67791414260864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32284879684448" calcext:value-type="float">
            <text:p>0.006322848796844</text:p>
          </table:table-cell>
          <table:table-cell office:value-type="float" office:value="0.000207742055257161" calcext:value-type="float">
            <text:p>0.000207742055257</text:p>
          </table:table-cell>
          <table:table-cell office:value-type="float" office:value="0.0197375297546387" calcext:value-type="float">
            <text:p>0.019737529754639</text:p>
          </table:table-cell>
          <table:table-cell table:formula="of:=([.AB49]+[.AD49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9]" office:value-type="string" office:string-value="https://public-mlflow.deepset.ai/#/experiments/8/runs/d842ee75f8e84371950b9faef6966ece" calcext:value-type="string">
            <text:p>https://public-mlflow.deepset.ai/#/experiments/8/runs/d842ee75f8e84371950b9faef6966ece</text:p>
          </table:table-cell>
          <table:table-cell table:formula="of:=&quot;https://public-mlflow.deepset.ai/#/metric/Dev_f1_macro_text_classification?runs=[%22&quot; &amp; [.A4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42ee75f8e84371950b9faef6966ece%22]&amp;experiment=8&amp;plot_metric_keys=[%22Dev_f1_macro_text_classification%22,%22Dev_loss_text_classification%22,%22Train_loss_total%22]" calcext:value-type="string">
            <text:p>https://public-mlflow.deepset.ai/#/metric/Dev_f1_macro_text_classification?runs=[%22d842ee75f8e84371950b9faef6966ec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e1e099051e84d1f923de2a1162481a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8346090636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99760379586" calcext:value-type="float">
            <text:p>0.693</text:p>
          </table:table-cell>
          <table:table-cell office:value-type="float" office:value="0.67834663391113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41023715337118" calcext:value-type="float">
            <text:p>0.006410237153371</text:p>
          </table:table-cell>
          <table:table-cell office:value-type="float" office:value="0.00021519660949707" calcext:value-type="float">
            <text:p>0.000215196609497</text:p>
          </table:table-cell>
          <table:table-cell office:value-type="float" office:value="0.017708961168925" calcext:value-type="float">
            <text:p>0.017708961168925</text:p>
          </table:table-cell>
          <table:table-cell table:formula="of:=([.AB50]+[.AD50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0]" office:value-type="string" office:string-value="https://public-mlflow.deepset.ai/#/experiments/8/runs/be1e099051e84d1f923de2a1162481a2" calcext:value-type="string">
            <text:p>https://public-mlflow.deepset.ai/#/experiments/8/runs/be1e099051e84d1f923de2a1162481a2</text:p>
          </table:table-cell>
          <table:table-cell table:formula="of:=&quot;https://public-mlflow.deepset.ai/#/metric/Dev_f1_macro_text_classification?runs=[%22&quot; &amp; [.A5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e1e099051e84d1f923de2a1162481a2%22]&amp;experiment=8&amp;plot_metric_keys=[%22Dev_f1_macro_text_classification%22,%22Dev_loss_text_classification%22,%22Train_loss_total%22]" calcext:value-type="string">
            <text:p>https://public-mlflow.deepset.ai/#/metric/Dev_f1_macro_text_classification?runs=[%22be1e099051e84d1f923de2a1162481a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d3d0ddb89e34bb5a0c1f74b32f0a17d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87452446854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498610224775" calcext:value-type="float">
            <text:p>0.692</text:p>
          </table:table-cell>
          <table:table-cell office:value-type="float" office:value="0.67974317073822" calcext:value-type="float">
            <text:p>0.680</text:p>
          </table:table-cell>
          <table:table-cell office:value-type="float" office:value="0" calcext:value-type="float">
            <text:p>0</text:p>
          </table:table-cell>
          <table:table-cell office:value-type="float" office:value="0.00643843015034993" calcext:value-type="float">
            <text:p>0.00643843015035</text:p>
          </table:table-cell>
          <table:table-cell office:value-type="float" office:value="0.000202600161234538" calcext:value-type="float">
            <text:p>0.000202600161235</text:p>
          </table:table-cell>
          <table:table-cell office:value-type="float" office:value="0.0212807695070902" calcext:value-type="float">
            <text:p>0.02128076950709</text:p>
          </table:table-cell>
          <table:table-cell table:formula="of:=([.AB51]+[.AD5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1]" office:value-type="string" office:string-value="https://public-mlflow.deepset.ai/#/experiments/8/runs/fd3d0ddb89e34bb5a0c1f74b32f0a17d" calcext:value-type="string">
            <text:p>https://public-mlflow.deepset.ai/#/experiments/8/runs/fd3d0ddb89e34bb5a0c1f74b32f0a17d</text:p>
          </table:table-cell>
          <table:table-cell table:formula="of:=&quot;https://public-mlflow.deepset.ai/#/metric/Dev_f1_macro_text_classification?runs=[%22&quot; &amp; [.A5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d3d0ddb89e34bb5a0c1f74b32f0a17d%22]&amp;experiment=8&amp;plot_metric_keys=[%22Dev_f1_macro_text_classification%22,%22Dev_loss_text_classification%22,%22Train_loss_total%22]" calcext:value-type="string">
            <text:p>https://public-mlflow.deepset.ai/#/metric/Dev_f1_macro_text_classification?runs=[%22fd3d0ddb89e34bb5a0c1f74b32f0a1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b81df6aa24a4569b1c18b2ae16d0f21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853270665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7953914519" calcext:value-type="float">
            <text:p>0.693</text:p>
          </table:table-cell>
          <table:table-cell office:value-type="float" office:value="0.678997039794922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6887035369873" calcext:value-type="float">
            <text:p>0.006768870353699</text:p>
          </table:table-cell>
          <table:table-cell office:value-type="float" office:value="0.000243028004964193" calcext:value-type="float">
            <text:p>0.000243028004964</text:p>
          </table:table-cell>
          <table:table-cell office:value-type="float" office:value="0.0178427894910177" calcext:value-type="float">
            <text:p>0.017842789491018</text:p>
          </table:table-cell>
          <table:table-cell table:formula="of:=([.AB52]+[.AD5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2]" office:value-type="string" office:string-value="https://public-mlflow.deepset.ai/#/experiments/8/runs/4b81df6aa24a4569b1c18b2ae16d0f21" calcext:value-type="string">
            <text:p>https://public-mlflow.deepset.ai/#/experiments/8/runs/4b81df6aa24a4569b1c18b2ae16d0f21</text:p>
          </table:table-cell>
          <table:table-cell table:formula="of:=&quot;https://public-mlflow.deepset.ai/#/metric/Dev_f1_macro_text_classification?runs=[%22&quot; &amp; [.A5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b81df6aa24a4569b1c18b2ae16d0f21%22]&amp;experiment=8&amp;plot_metric_keys=[%22Dev_f1_macro_text_classification%22,%22Dev_loss_text_classification%22,%22Train_loss_total%22]" calcext:value-type="string">
            <text:p>https://public-mlflow.deepset.ai/#/metric/Dev_f1_macro_text_classification?runs=[%224b81df6aa24a4569b1c18b2ae16d0f2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7167a452bbc40d9a9a39d4e5c6031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21500878046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41689432821" calcext:value-type="float">
            <text:p>0.693</text:p>
          </table:table-cell>
          <table:table-cell office:value-type="float" office:value="0.678507447242737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8497155507406" calcext:value-type="float">
            <text:p>0.006784971555074</text:p>
          </table:table-cell>
          <table:table-cell office:value-type="float" office:value="0.000203804175059001" calcext:value-type="float">
            <text:p>0.000203804175059</text:p>
          </table:table-cell>
          <table:table-cell office:value-type="float" office:value="0.019580070177714" calcext:value-type="float">
            <text:p>0.019580070177714</text:p>
          </table:table-cell>
          <table:table-cell table:formula="of:=([.AB53]+[.AD53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3]" office:value-type="string" office:string-value="https://public-mlflow.deepset.ai/#/experiments/8/runs/57167a452bbc40d9a9a39d4e5c6031a9" calcext:value-type="string">
            <text:p>https://public-mlflow.deepset.ai/#/experiments/8/runs/57167a452bbc40d9a9a39d4e5c6031a9</text:p>
          </table:table-cell>
          <table:table-cell table:formula="of:=&quot;https://public-mlflow.deepset.ai/#/metric/Dev_f1_macro_text_classification?runs=[%22&quot; &amp; [.A5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7167a452bbc40d9a9a39d4e5c6031a9%22]&amp;experiment=8&amp;plot_metric_keys=[%22Dev_f1_macro_text_classification%22,%22Dev_loss_text_classification%22,%22Train_loss_total%22]" calcext:value-type="string">
            <text:p>https://public-mlflow.deepset.ai/#/metric/Dev_f1_macro_text_classification?runs=[%2257167a452bbc40d9a9a39d4e5c6031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445468f70984aa79ba8f9be377483d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8961020988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17890515891" calcext:value-type="float">
            <text:p>0.693</text:p>
          </table:table-cell>
          <table:table-cell office:value-type="float" office:value="0.67854374647140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56938950220744" calcext:value-type="float">
            <text:p>0.006569389502207</text:p>
          </table:table-cell>
          <table:table-cell office:value-type="float" office:value="0.000214163462320964" calcext:value-type="float">
            <text:p>0.000214163462321</text:p>
          </table:table-cell>
          <table:table-cell office:value-type="float" office:value="0.0197734951972961" calcext:value-type="float">
            <text:p>0.019773495197296</text:p>
          </table:table-cell>
          <table:table-cell table:formula="of:=([.AB54]+[.AD54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4]" office:value-type="string" office:string-value="https://public-mlflow.deepset.ai/#/experiments/8/runs/4445468f70984aa79ba8f9be377483dc" calcext:value-type="string">
            <text:p>https://public-mlflow.deepset.ai/#/experiments/8/runs/4445468f70984aa79ba8f9be377483dc</text:p>
          </table:table-cell>
          <table:table-cell table:formula="of:=&quot;https://public-mlflow.deepset.ai/#/metric/Dev_f1_macro_text_classification?runs=[%22&quot; &amp; [.A5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445468f70984aa79ba8f9be377483dc%22]&amp;experiment=8&amp;plot_metric_keys=[%22Dev_f1_macro_text_classification%22,%22Dev_loss_text_classification%22,%22Train_loss_total%22]" calcext:value-type="string">
            <text:p>https://public-mlflow.deepset.ai/#/metric/Dev_f1_macro_text_classification?runs=[%224445468f70984aa79ba8f9be377483d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fe8e5975c674019a454711095100aba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48633421827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76505804575" calcext:value-type="float">
            <text:p>0.693</text:p>
          </table:table-cell>
          <table:table-cell office:value-type="float" office:value="0.678830027580261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41940037409465" calcext:value-type="float">
            <text:p>0.006419400374095</text:p>
          </table:table-cell>
          <table:table-cell office:value-type="float" office:value="0.000227924187978109" calcext:value-type="float">
            <text:p>0.000227924187978</text:p>
          </table:table-cell>
          <table:table-cell office:value-type="float" office:value="0.0195439378420512" calcext:value-type="float">
            <text:p>0.019543937842051</text:p>
          </table:table-cell>
          <table:table-cell table:formula="of:=([.AB55]+[.AD55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5]" office:value-type="string" office:string-value="https://public-mlflow.deepset.ai/#/experiments/8/runs/8fe8e5975c674019a454711095100aba" calcext:value-type="string">
            <text:p>https://public-mlflow.deepset.ai/#/experiments/8/runs/8fe8e5975c674019a454711095100aba</text:p>
          </table:table-cell>
          <table:table-cell table:formula="of:=&quot;https://public-mlflow.deepset.ai/#/metric/Dev_f1_macro_text_classification?runs=[%22&quot; &amp; [.A5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fe8e5975c674019a454711095100aba%22]&amp;experiment=8&amp;plot_metric_keys=[%22Dev_f1_macro_text_classification%22,%22Dev_loss_text_classification%22,%22Train_loss_total%22]" calcext:value-type="string">
            <text:p>https://public-mlflow.deepset.ai/#/metric/Dev_f1_macro_text_classification?runs=[%228fe8e5975c674019a454711095100a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b6e24a6d5614ee7967cf21dce0743ac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67003008183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94798662329" calcext:value-type="float">
            <text:p>0.693</text:p>
          </table:table-cell>
          <table:table-cell office:value-type="float" office:value="0.67932677268981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28387928009033" calcext:value-type="float">
            <text:p>0.00628387928009</text:p>
          </table:table-cell>
          <table:table-cell office:value-type="float" office:value="0.000226978460947673" calcext:value-type="float">
            <text:p>0.000226978460948</text:p>
          </table:table-cell>
          <table:table-cell office:value-type="float" office:value="0.0181187550226847" calcext:value-type="float">
            <text:p>0.018118755022685</text:p>
          </table:table-cell>
          <table:table-cell table:formula="of:=([.AB56]+[.AD5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6]" office:value-type="string" office:string-value="https://public-mlflow.deepset.ai/#/experiments/8/runs/7b6e24a6d5614ee7967cf21dce0743ac" calcext:value-type="string">
            <text:p>https://public-mlflow.deepset.ai/#/experiments/8/runs/7b6e24a6d5614ee7967cf21dce0743ac</text:p>
          </table:table-cell>
          <table:table-cell table:formula="of:=&quot;https://public-mlflow.deepset.ai/#/metric/Dev_f1_macro_text_classification?runs=[%22&quot; &amp; [.A5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b6e24a6d5614ee7967cf21dce0743ac%22]&amp;experiment=8&amp;plot_metric_keys=[%22Dev_f1_macro_text_classification%22,%22Dev_loss_text_classification%22,%22Train_loss_total%22]" calcext:value-type="string">
            <text:p>https://public-mlflow.deepset.ai/#/metric/Dev_f1_macro_text_classification?runs=[%227b6e24a6d5614ee7967cf21dce0743a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02be2b589004319a8116f5f2884307d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76612787439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0518074856" calcext:value-type="float">
            <text:p>0.693</text:p>
          </table:table-cell>
          <table:table-cell office:value-type="float" office:value="0.67906510829925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14453554153442" calcext:value-type="float">
            <text:p>0.006144535541534</text:p>
          </table:table-cell>
          <table:table-cell office:value-type="float" office:value="0.000224947929382324" calcext:value-type="float">
            <text:p>0.000224947929382</text:p>
          </table:table-cell>
          <table:table-cell office:value-type="float" office:value="0.017642068862915" calcext:value-type="float">
            <text:p>0.017642068862915</text:p>
          </table:table-cell>
          <table:table-cell table:formula="of:=([.AB57]+[.AD5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7]" office:value-type="string" office:string-value="https://public-mlflow.deepset.ai/#/experiments/8/runs/b02be2b589004319a8116f5f2884307d" calcext:value-type="string">
            <text:p>https://public-mlflow.deepset.ai/#/experiments/8/runs/b02be2b589004319a8116f5f2884307d</text:p>
          </table:table-cell>
          <table:table-cell table:formula="of:=&quot;https://public-mlflow.deepset.ai/#/metric/Dev_f1_macro_text_classification?runs=[%22&quot; &amp; [.A5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02be2b589004319a8116f5f2884307d%22]&amp;experiment=8&amp;plot_metric_keys=[%22Dev_f1_macro_text_classification%22,%22Dev_loss_text_classification%22,%22Train_loss_total%22]" calcext:value-type="string">
            <text:p>https://public-mlflow.deepset.ai/#/metric/Dev_f1_macro_text_classification?runs=[%22b02be2b589004319a8116f5f288430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5d0c7339d684977b7184bf29fdf5ee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81755790454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772976757378" calcext:value-type="float">
            <text:p>0.694</text:p>
          </table:table-cell>
          <table:table-cell office:value-type="float" office:value="0.634167909622192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00670501788457235" calcext:value-type="float">
            <text:p>0.006705017884572</text:p>
          </table:table-cell>
          <table:table-cell office:value-type="float" office:value="0.000230916341145833" calcext:value-type="float">
            <text:p>0.000230916341146</text:p>
          </table:table-cell>
          <table:table-cell office:value-type="float" office:value="0.0182161966959635" calcext:value-type="float">
            <text:p>0.018216196695964</text:p>
          </table:table-cell>
          <table:table-cell table:formula="of:=([.AB58]+[.AD58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8]" office:value-type="string" office:string-value="https://public-mlflow.deepset.ai/#/experiments/8/runs/d5d0c7339d684977b7184bf29fdf5ee8" calcext:value-type="string">
            <text:p>https://public-mlflow.deepset.ai/#/experiments/8/runs/d5d0c7339d684977b7184bf29fdf5ee8</text:p>
          </table:table-cell>
          <table:table-cell table:formula="of:=&quot;https://public-mlflow.deepset.ai/#/metric/Dev_f1_macro_text_classification?runs=[%22&quot; &amp; [.A5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5d0c7339d684977b7184bf29fdf5ee8%22]&amp;experiment=8&amp;plot_metric_keys=[%22Dev_f1_macro_text_classification%22,%22Dev_loss_text_classification%22,%22Train_loss_total%22]" calcext:value-type="string">
            <text:p>https://public-mlflow.deepset.ai/#/metric/Dev_f1_macro_text_classification?runs=[%22d5d0c7339d684977b7184bf29fdf5ee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7d44ca3ae8f4a6ca9f1222f9d8848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157940038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25767537599" calcext:value-type="float">
            <text:p>0.693</text:p>
          </table:table-cell>
          <table:table-cell office:value-type="float" office:value="0.682636857032776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float" office:value="0.00660065809885661" calcext:value-type="float">
            <text:p>0.006600658098857</text:p>
          </table:table-cell>
          <table:table-cell office:value-type="float" office:value="0.000215065479278564" calcext:value-type="float">
            <text:p>0.000215065479279</text:p>
          </table:table-cell>
          <table:table-cell office:value-type="float" office:value="0.0182155132293701" calcext:value-type="float">
            <text:p>0.01821551322937</text:p>
          </table:table-cell>
          <table:table-cell table:formula="of:=([.AB59]+[.AD59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9]" office:value-type="string" office:string-value="https://public-mlflow.deepset.ai/#/experiments/8/runs/07d44ca3ae8f4a6ca9f1222f9d884817" calcext:value-type="string">
            <text:p>https://public-mlflow.deepset.ai/#/experiments/8/runs/07d44ca3ae8f4a6ca9f1222f9d884817</text:p>
          </table:table-cell>
          <table:table-cell table:formula="of:=&quot;https://public-mlflow.deepset.ai/#/metric/Dev_f1_macro_text_classification?runs=[%22&quot; &amp; [.A5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7d44ca3ae8f4a6ca9f1222f9d884817%22]&amp;experiment=8&amp;plot_metric_keys=[%22Dev_f1_macro_text_classification%22,%22Dev_loss_text_classification%22,%22Train_loss_total%22]" calcext:value-type="string">
            <text:p>https://public-mlflow.deepset.ai/#/metric/Dev_f1_macro_text_classification?runs=[%2207d44ca3ae8f4a6ca9f1222f9d8848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85146a789164135ba2a8d880ef462e4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95941855923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906017529067" calcext:value-type="float">
            <text:p>0.694</text:p>
          </table:table-cell>
          <table:table-cell office:value-type="float" office:value="0.634983956813812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0064315915107727" calcext:value-type="float">
            <text:p>0.006431591510773</text:p>
          </table:table-cell>
          <table:table-cell office:value-type="float" office:value="0.000221621990203857" calcext:value-type="float">
            <text:p>0.000221621990204</text:p>
          </table:table-cell>
          <table:table-cell office:value-type="float" office:value="0.0181426008542379" calcext:value-type="float">
            <text:p>0.018142600854238</text:p>
          </table:table-cell>
          <table:table-cell table:formula="of:=([.AB60]+[.AD60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0]" office:value-type="string" office:string-value="https://public-mlflow.deepset.ai/#/experiments/8/runs/b85146a789164135ba2a8d880ef462e4" calcext:value-type="string">
            <text:p>https://public-mlflow.deepset.ai/#/experiments/8/runs/b85146a789164135ba2a8d880ef462e4</text:p>
          </table:table-cell>
          <table:table-cell table:formula="of:=&quot;https://public-mlflow.deepset.ai/#/metric/Dev_f1_macro_text_classification?runs=[%22&quot; &amp; [.A6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85146a789164135ba2a8d880ef462e4%22]&amp;experiment=8&amp;plot_metric_keys=[%22Dev_f1_macro_text_classification%22,%22Dev_loss_text_classification%22,%22Train_loss_total%22]" calcext:value-type="string">
            <text:p>https://public-mlflow.deepset.ai/#/metric/Dev_f1_macro_text_classification?runs=[%22b85146a789164135ba2a8d880ef462e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a8784b155c43e4b5ef4c9ae6f8eef3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12713610245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065256200811" calcext:value-type="float">
            <text:p>0.693</text:p>
          </table:table-cell>
          <table:table-cell office:value-type="float" office:value="0.682035088539124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00640022357304891" calcext:value-type="float">
            <text:p>0.006400223573049</text:p>
          </table:table-cell>
          <table:table-cell office:value-type="float" office:value="0.000225830078125" calcext:value-type="float">
            <text:p>0.000225830078125</text:p>
          </table:table-cell>
          <table:table-cell office:value-type="float" office:value="0.0179471453030904" calcext:value-type="float">
            <text:p>0.01794714530309</text:p>
          </table:table-cell>
          <table:table-cell table:formula="of:=([.AB61]+[.AD61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1]" office:value-type="string" office:string-value="https://public-mlflow.deepset.ai/#/experiments/8/runs/16a8784b155c43e4b5ef4c9ae6f8eef3" calcext:value-type="string">
            <text:p>https://public-mlflow.deepset.ai/#/experiments/8/runs/16a8784b155c43e4b5ef4c9ae6f8eef3</text:p>
          </table:table-cell>
          <table:table-cell table:formula="of:=&quot;https://public-mlflow.deepset.ai/#/metric/Dev_f1_macro_text_classification?runs=[%22&quot; &amp; [.A6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a8784b155c43e4b5ef4c9ae6f8eef3%22]&amp;experiment=8&amp;plot_metric_keys=[%22Dev_f1_macro_text_classification%22,%22Dev_loss_text_classification%22,%22Train_loss_total%22]" calcext:value-type="string">
            <text:p>https://public-mlflow.deepset.ai/#/metric/Dev_f1_macro_text_classification?runs=[%2216a8784b155c43e4b5ef4c9ae6f8eef3%22]&amp;experiment=8&amp;plot_metric_keys=[%22Dev_f1_macro_text_classification%22,%22Dev_loss_text_classification%22,%22Train_loss_total%22]</text:p>
          </table:table-cell>
        </table:table-row>
      </table:table>
      <table:named-expressions/>
      <table:database-ranges>
        <table:database-range table:name="__Anonymous_Sheet_DB__0" table:target-range-address="nohate.A2:nohate.AG13" table:contains-header="false">
          <table:sort>
            <table:sort-by table:field-number="29" table:order="descending" table:data-type="automatic"/>
          </table:sort>
        </table:database-range>
        <table:database-range table:name="__Anonymous_Sheet_DB__1" table:target-range-address="germeval.A1:germeval.AK37" table:display-filter-buttons="true" table:orientation="column"/>
        <table:database-range table:name="__Anonymous_Sheet_DB__2" table:target-range-address="'germeval-nohate'.A1:'germeval-nohate'.AK53" table:display-filter-buttons="true" table:orientation="column">
          <table:filter>
            <table:filter-and>
              <table:filter-condition table:field-number="11" table:value="" table:operator="=">
                <table:filter-set-item table:value=""/>
                <table:filter-set-item table:value="3"/>
                <table:filter-set-item table:value="4"/>
              </table:filter-condition>
              <table:filter-condition table:field-number="7" table:value="" table:operator="=">
                <table:filter-set-item table:value=""/>
                <table:filter-set-item table:value="16"/>
                <table:filter-set-item table:value="32"/>
              </table:filter-condition>
            </table:filter-and>
          </table:filter>
        </table:database-range>
        <table:database-range table:name="__Anonymous_Sheet_DB__3" table:target-range-address="'germeval-merged'.A1:'germeval-merged'.AF49" table:display-filter-buttons="true" table:orientation="column">
          <table:filter>
            <table:filter-and>
              <table:filter-condition table:field-number="7" table:value="16" table:operator="=">
                <table:filter-set-item table:value="16"/>
                <table:filter-set-item table:value="32"/>
              </table:filter-condition>
            </table:filter-and>
          </table:filter>
        </table:database-range>
        <table:database-range table:name="__Anonymous_Sheet_DB__4" table:target-range-address="nohate12.A1:nohate12.AF25" table:display-filter-buttons="true">
          <table:filter>
            <table:filter-and>
              <table:filter-condition table:field-number="11" table:value="3" table:operator="=">
                <table:filter-set-item table:value="3"/>
                <table:filter-set-item table:value="4"/>
              </table:filter-condition>
            </table:filter-and>
          </table:filter>
          <table:sort>
            <table:sort-by table:field-number="27" table:order="descending" table:data-type="automatic"/>
          </table:sort>
        </table:database-range>
        <table:database-range table:name="__Anonymous_Sheet_DB__5" table:target-range-address="'nohate14-lm'.A1:'nohate14-lm'.AF24" table:display-filter-buttons="true">
          <table:sort>
            <table:sort-by table:field-number="2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15:51:50.34320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11T09:34:13.883063011</dc:date>
    <meta:editing-duration>P4DT15H22M32S</meta:editing-duration>
    <meta:editing-cycles>90</meta:editing-cycles>
    <meta:generator>LibreOffice/6.3.1.2$Linux_X86_64 LibreOffice_project/30$Build-2</meta:generator>
    <meta:document-statistic meta:table-count="6" meta:cell-count="8645" meta:object-count="0"/>
  </office:meta>
</office:document-meta>
</file>